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 manifest:full-path="Pictures/200000070000656A00002910AA96F61A.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650000003D0B94DB304C.svm"/>
  <manifest:file-entry manifest:media-type="" manifest:full-path="Pictures/2000000700004971000024EE88DE0DF2.svm"/>
  <manifest:file-entry manifest:media-type="image/png" manifest:full-path="Pictures/100000000000027A000000B2DB2094EC.png"/>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 manifest:full-path="Pictures/200000070000573900001F48DBA5BC49.svm"/>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image/png" manifest:full-path="Pictures/100000000000021C000001A06A875220.png"/>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 manifest:full-path="Pictures/20000007000057E900004BA6EE172ADF.svm"/>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style:font-name="Arial3" style:font-name-complex="Arial4"/>
    </style:style>
    <style:style style:name="P29" style:family="paragraph" style:parent-style-name="Standard">
      <style:text-properties style:use-window-font-color="true" fo:language="en" fo:country="GB" style:text-underline-style="none"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style:language-complex="ar" style:country-complex="SA"/>
    </style:style>
    <style:style style:name="P3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8"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Text_20_body">
      <style:paragraph-properties fo:margin-top="0cm" fo:margin-bottom="0.499cm"/>
    </style:style>
    <style:style style:name="P43"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4"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5" style:family="paragraph" style:parent-style-name="info">
      <style:text-properties fo:language="en" fo:country="GB" style:language-complex="ar" style:country-complex="SA"/>
    </style:style>
    <style:style style:name="P46" style:family="paragraph" style:parent-style-name="note">
      <style:text-properties fo:language="en" fo:country="GB" style:language-complex="ar" style:country-complex="SA"/>
    </style:style>
    <style:style style:name="P47" style:family="paragraph" style:parent-style-name="note">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7"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8"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3" style:family="paragraph" style:parent-style-name="Standard">
      <style:paragraph-properties fo:margin-left="3.029cm" fo:margin-right="0cm" fo:text-indent="0cm" style:auto-text-indent="false"/>
      <style:text-properties fo:language="en" fo:country="GB" style:language-complex="ar" style:country-complex="SA"/>
    </style:style>
    <style:style style:name="P64" style:family="paragraph" style:parent-style-name="Standard">
      <style:paragraph-properties fo:margin-left="3.057cm" fo:margin-right="0cm" fo:text-indent="0cm" style:auto-text-indent="false"/>
      <style:text-properties fo:language="en" fo:country="GB" style:language-complex="ar" style:country-complex="SA"/>
    </style:style>
    <style:style style:name="P65" style:family="paragraph" style:parent-style-name="Table_20_Contents">
      <style:text-properties fo:font-size="12pt" fo:language="en" fo:country="GB" style:font-size-asian="12pt" style:font-size-complex="12pt" style:language-complex="ar" style:country-complex="SA"/>
    </style:style>
    <style:style style:name="P66" style:family="paragraph" style:parent-style-name="Table_20_Contents">
      <style:text-properties fo:language="en" fo:country="GB" fo:font-weight="bold" style:font-weight-asian="bold" style:language-complex="ar" style:country-complex="SA" style:font-weight-complex="bold"/>
    </style:style>
    <style:style style:name="P67" style:family="paragraph" style:parent-style-name="Table_20_Contents">
      <style:text-properties fo:language="en" fo:country="GB" style:language-complex="ar" style:country-complex="SA"/>
    </style:style>
    <style:style style:name="P68" style:family="paragraph" style:parent-style-name="Table_20_Contents">
      <style:paragraph-properties fo:text-align="center" style:justify-single-word="false"/>
      <style:text-properties fo:language="en" fo:country="GB" style:language-complex="ar" style:country-complex="SA"/>
    </style:style>
    <style:style style:name="P69" style:family="paragraph" style:parent-style-name="Table_20_Contents">
      <style:text-properties fo:font-size="6pt" fo:language="en" fo:country="GB" style:font-size-asian="6pt" style:font-size-complex="6pt" style:language-complex="ar" style:country-complex="SA"/>
    </style:style>
    <style:style style:name="P70"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1"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2" style:family="paragraph" style:parent-style-name="Table_20_Contents">
      <style:text-properties fo:font-size="10pt" fo:language="en" fo:country="GB" style:font-size-asian="10pt" style:font-size-complex="10pt" style:language-complex="ar" style:country-complex="SA"/>
    </style:style>
    <style:style style:name="P73" style:family="paragraph" style:parent-style-name="Text_20_body">
      <style:text-properties fo:language="en" fo:country="GB" style:language-complex="ar" style:country-complex="SA"/>
    </style:style>
    <style:style style:name="P74" style:family="paragraph" style:parent-style-name="Text_20_body">
      <style:text-properties fo:language="en" fo:country="GB" fo:font-weight="normal" style:font-weight-asian="normal" style:language-complex="ar" style:country-complex="SA" style:font-weight-complex="normal"/>
    </style:style>
    <style:style style:name="P75" style:family="paragraph" style:parent-style-name="Text_20_body">
      <style:text-properties fo:language="en" fo:country="GB" fo:font-weight="bold" style:font-weight-asian="bold" style:language-complex="ar" style:country-complex="SA" style:font-weight-complex="bold"/>
    </style:style>
    <style:style style:name="P76" style:family="paragraph" style:parent-style-name="Standard">
      <style:paragraph-properties fo:margin-left="2cm" fo:margin-right="0cm" fo:text-indent="0cm" style:auto-text-indent="false"/>
      <style:text-properties fo:language="en" fo:country="GB" style:language-complex="ar" style:country-complex="SA"/>
    </style:style>
    <style:style style:name="P77"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80"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1"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2"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3" style:family="paragraph" style:parent-style-name="Standard">
      <style:paragraph-properties fo:margin-left="3.752cm" fo:margin-right="0cm" fo:text-indent="0cm" style:auto-text-indent="false"/>
      <style:text-properties fo:language="en" fo:country="GB" style:language-complex="ar" style:country-complex="SA"/>
    </style:style>
    <style:style style:name="P84" style:family="paragraph" style:parent-style-name="Contents_20_1">
      <style:paragraph-properties>
        <style:tab-stops>
          <style:tab-stop style:position="14.661cm" style:type="right" style:leader-style="dotted" style:leader-text="."/>
        </style:tab-stops>
      </style:paragraph-properties>
    </style:style>
    <style:style style:name="P85" style:family="paragraph" style:parent-style-name="Contents_20_2">
      <style:paragraph-properties>
        <style:tab-stops>
          <style:tab-stop style:position="14.661cm" style:type="right" style:leader-style="dotted" style:leader-text="."/>
        </style:tab-stops>
      </style:paragraph-properties>
    </style:style>
    <style:style style:name="P86" style:family="paragraph" style:parent-style-name="Contents_20_3">
      <style:paragraph-properties>
        <style:tab-stops>
          <style:tab-stop style:position="14.661cm" style:type="right" style:leader-style="dotted" style:leader-text="."/>
        </style:tab-stops>
      </style:paragraph-properties>
    </style:style>
    <style:style style:name="P87" style:family="paragraph" style:parent-style-name="Standard" style:master-page-name="First_20_Page">
      <style:paragraph-properties style:page-number="auto"/>
    </style:style>
    <style:style style:name="P88" style:family="paragraph" style:parent-style-name="Standard" style:master-page-name="LicensePage">
      <style:paragraph-properties style:page-number="auto"/>
    </style:style>
    <style:style style:name="P89" style:family="paragraph" style:parent-style-name="Standard" style:master-page-name="IndexPage">
      <style:paragraph-properties style:page-number="auto"/>
    </style:style>
    <style:style style:name="P90"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1"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92"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3"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4" style:family="paragraph" style:parent-style-name="Standard" style:list-style-name="L3">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5"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6"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7"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8" style:family="paragraph" style:parent-style-name="Standard" style:list-style-name="L3">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9" style:family="paragraph" style:parent-style-name="Standard" style:list-style-name="L5">
      <style:paragraph-properties fo:margin-left="3.752cm" fo:margin-right="0cm" fo:text-indent="-0.635cm" style:auto-text-indent="false"/>
      <style:text-properties fo:language="en" fo:country="GB" style:language-complex="ar" style:country-complex="SA"/>
    </style:style>
    <style:style style:name="P100" style:family="paragraph" style:parent-style-name="Standard" style:list-style-name="L15">
      <style:paragraph-properties fo:margin-left="3.752cm" fo:margin-right="0cm" fo:text-indent="-0.635cm" style:auto-text-indent="false"/>
      <style:text-properties fo:language="en" fo:country="GB" style:language-complex="ar" style:country-complex="SA"/>
    </style:style>
    <style:style style:name="P101" style:family="paragraph" style:parent-style-name="Standard" style:list-style-name="L5">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2" style:family="paragraph" style:parent-style-name="Standard" style:list-style-name="L13">
      <style:paragraph-properties fo:margin-left="3.752cm" fo:margin-right="0cm" fo:text-indent="-0.635cm" style:auto-text-indent="false"/>
      <style:text-properties style:font-name="Arial3" fo:language="en" fo:country="GB" style:font-name-complex="Arial4" style:language-complex="ar" style:country-complex="SA"/>
    </style:style>
    <style:style style:name="P103" style:family="paragraph" style:parent-style-name="Standard" style:list-style-name="L14">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4" style:family="paragraph" style:parent-style-name="Standard" style:list-style-name="L14">
      <style:paragraph-properties fo:margin-left="3.752cm" fo:margin-right="0cm" fo:text-indent="-0.635cm" style:auto-text-indent="false"/>
    </style:style>
    <style:style style:name="P105" style:family="paragraph" style:parent-style-name="Standard" style:list-style-name="L5">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6" style:family="paragraph" style:parent-style-name="Standard" style:list-style-name="L5">
      <style:paragraph-properties fo:margin-left="5.002cm" fo:margin-right="0cm" fo:text-indent="-0.635cm" style:auto-text-indent="false"/>
      <style:text-properties fo:language="en" fo:country="GB" style:language-complex="ar" style:country-complex="SA"/>
    </style:style>
    <style:style style:name="P107" style:family="paragraph" style:parent-style-name="Standard" style:list-style-name="L6">
      <style:paragraph-properties fo:margin-left="2.94cm" fo:margin-right="0cm" fo:text-indent="-0.824cm" style:auto-text-indent="false">
        <style:tab-stops/>
      </style:paragraph-properties>
      <style:text-properties fo:language="en" fo:country="GB" style:language-complex="ar" style:country-complex="SA"/>
    </style:style>
    <style:style style:name="P108" style:family="paragraph" style:parent-style-name="Standard" style:list-style-name="L6">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09" style:family="paragraph" style:parent-style-name="Standard" style:list-style-name="L6">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10" style:family="paragraph" style:parent-style-name="Standard" style:list-style-name="L6">
      <style:paragraph-properties fo:margin-left="2.94cm" fo:margin-right="0cm" fo:text-indent="-0.824cm" style:auto-text-indent="false">
        <style:tab-stops/>
      </style:paragraph-properties>
    </style:style>
    <style:style style:name="P111"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2" style:family="paragraph" style:parent-style-name="Standard" style:list-style-name="L11">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3"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4"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5"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6" style:family="paragraph" style:parent-style-name="Standard" style:list-style-name="L11">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7" style:family="paragraph" style:parent-style-name="Standard" style:list-style-name="L15">
      <style:paragraph-properties fo:margin-left="3.752cm" fo:margin-right="0cm" fo:text-indent="0cm" style:auto-text-indent="false"/>
      <style:text-properties fo:language="en" fo:country="GB" style:language-complex="ar" style:country-complex="SA"/>
    </style:style>
    <style:style style:name="P11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9" style:family="paragraph" style:parent-style-name="Text_20_body" style:list-style-name="L7">
      <style:text-properties fo:language="en" fo:country="GB" style:language-complex="ar" style:country-complex="SA"/>
    </style:style>
    <style:style style:name="P120" style:family="paragraph" style:parent-style-name="Text_20_body" style:list-style-name="L7">
      <style:paragraph-properties fo:margin-top="0cm" fo:margin-bottom="0.499cm"/>
      <style:text-properties fo:language="en" fo:country="GB" style:language-complex="ar" style:country-complex="SA"/>
    </style:style>
    <style:style style:name="P121" style:family="paragraph" style:parent-style-name="Text_20_body" style:list-style-name="L8">
      <style:paragraph-properties fo:margin-left="2.501cm" fo:margin-right="0cm" fo:text-indent="-0.635cm" style:auto-text-indent="false"/>
      <style:text-properties fo:language="en" fo:country="GB" style:language-complex="ar" style:country-complex="SA"/>
    </style:style>
    <style:style style:name="P122" style:family="paragraph" style:parent-style-name="Text_20_body" style:list-style-name="L9">
      <style:paragraph-properties fo:margin-left="2.501cm" fo:margin-right="0cm" fo:text-indent="-0.635cm" style:auto-text-indent="false"/>
      <style:text-properties fo:language="en" fo:country="GB" style:language-complex="ar" style:country-complex="SA"/>
    </style:style>
    <style:style style:name="P123" style:family="paragraph" style:parent-style-name="Heading_20_1">
      <style:text-properties fo:language="en" fo:country="GB" style:language-complex="ar" style:country-complex="SA"/>
    </style:style>
    <style:style style:name="P124" style:family="paragraph" style:parent-style-name="Heading_20_1">
      <style:paragraph-properties fo:break-before="page"/>
      <style:text-properties fo:language="en" fo:country="GB" style:language-complex="ar" style:country-complex="SA"/>
    </style:style>
    <style:style style:name="P125" style:family="paragraph" style:parent-style-name="Heading_20_2">
      <style:text-properties fo:language="en" fo:country="GB" style:language-complex="ar" style:country-complex="SA"/>
    </style:style>
    <style:style style:name="P126"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27" style:family="paragraph" style:parent-style-name="Heading_20_2">
      <style:text-properties style:font-name="Arial3" style:font-name-complex="Arial4"/>
    </style:style>
    <style:style style:name="P128" style:family="paragraph" style:parent-style-name="Heading_20_2">
      <style:text-properties style:font-name="Arial3" fo:language="en" fo:country="GB" style:font-name-complex="Arial4" style:language-complex="ar" style:country-complex="SA"/>
    </style:style>
    <style:style style:name="P129"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0"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31" style:family="paragraph" style:parent-style-name="Heading_20_2">
      <style:paragraph-properties fo:break-before="page"/>
      <style:text-properties fo:language="en" fo:country="GB" style:language-complex="ar" style:country-complex="SA"/>
    </style:style>
    <style:style style:name="P132" style:family="paragraph" style:parent-style-name="Heading_20_3">
      <style:text-properties fo:language="en" fo:country="GB" style:language-complex="ar" style:country-complex="SA"/>
    </style:style>
    <style:style style:name="P133"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34" style:family="paragraph" style:parent-style-name="Heading_20_3">
      <style:text-properties fo:language="en" fo:country="GB" fo:font-weight="normal" style:font-weight-asian="normal" style:language-complex="ar" style:country-complex="SA" style:font-weight-complex="normal"/>
    </style:style>
    <style:style style:name="P135" style:family="paragraph" style:parent-style-name="Heading_20_3">
      <style:text-properties style:use-window-font-color="true" fo:language="en" fo:country="GB" style:language-complex="ar" style:country-complex="SA"/>
    </style:style>
    <style:style style:name="P136" style:family="paragraph" style:parent-style-name="Heading_20_3">
      <style:text-properties style:font-name="Arial3" style:font-name-complex="Arial4"/>
    </style:style>
    <style:style style:name="P137"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8" style:family="paragraph" style:parent-style-name="Heading_20_4">
      <style:text-properties style:font-name="Arial3" fo:language="en" fo:country="GB" style:font-name-complex="Arial4" style:language-complex="ar" style:country-complex="SA"/>
    </style:style>
    <style:style style:name="P139" style:family="paragraph" style:parent-style-name="Heading_20_4">
      <style:text-properties fo:language="en" fo:country="GB" style:language-complex="ar" style:country-complex="SA"/>
    </style:style>
    <style:style style:name="P140" style:family="paragraph" style:parent-style-name="Heading_20_4">
      <style:paragraph-properties fo:text-align="justify" style:justify-single-word="fals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font-name-complex="Helvetica1" style:language-complex="ar" style:country-complex="SA"/>
    </style:style>
    <style:style style:name="T16" style:family="text">
      <style:text-properties fo:language="en" fo:country="GB" fo:font-weight="normal" style:font-weight-asian="normal" style:language-complex="ar" style:country-complex="SA" style:font-weight-complex="normal"/>
    </style:style>
    <style:style style:name="T17" style:family="text">
      <style:text-properties fo:color="#ff6633" fo:font-weight="bold" style:font-weight-asian="bold" style:font-weight-complex="bold"/>
    </style:style>
    <style:style style:name="T18" style:family="text">
      <style:text-properties fo:color="#ff6633" style:font-name="Arial3" fo:font-weight="bold" style:font-weight-asian="bold" style:font-name-complex="Arial4" style:font-weight-complex="bold"/>
    </style:style>
    <style:style style:name="T19" style:family="text">
      <style:text-properties fo:color="#ff6633" style:font-name="Arial3" style:font-name-complex="Arial4"/>
    </style:style>
    <style:style style:name="T20" style:family="text">
      <style:text-properties fo:color="#ff6633" style:font-name="Arial3" fo:language="en" fo:country="GB" fo:font-weight="bold" style:font-weight-asian="bold" style:font-name-complex="Arial4" style:language-complex="ar" style:country-complex="SA" style:font-weight-complex="bold"/>
    </style:style>
    <style:style style:name="T21" style:family="text">
      <style:text-properties fo:color="#ff6633" fo:font-size="12pt" fo:font-weight="bold" style:font-size-asian="12pt" style:font-weight-asian="bold" style:font-size-complex="12pt" style:font-weight-complex="bold"/>
    </style:style>
    <style:style style:name="T22" style:family="text">
      <style:text-properties fo:color="#ff6633" fo:language="en" fo:country="GB" fo:font-weight="bold" style:font-weight-asian="bold" style:language-complex="ar" style:country-complex="SA" style:font-weight-complex="bold"/>
    </style:style>
    <style:style style:name="T23" style:family="text">
      <style:text-properties fo:color="#ff6633" style:font-name="Arial" fo:language="en" fo:country="GB" fo:font-weight="bold" style:font-weight-asian="bold" style:font-name-complex="Arial4" style:language-complex="ar" style:country-complex="SA" style:font-weight-complex="bold"/>
    </style:style>
    <style:style style:name="T24" style:family="text">
      <style:text-properties style:font-name="Arial" fo:font-size="12pt" fo:language="en" fo:country="GB" style:font-size-asian="12pt" style:font-size-complex="12pt" style:language-complex="ar" style:country-complex="SA"/>
    </style:style>
    <style:style style:name="T25" style:family="text">
      <style:text-properties style:font-name="Arial" fo:language="en" fo:country="GB" style:font-name-complex="Arial4" style:language-complex="ar" style:country-complex="SA"/>
    </style:style>
    <style:style style:name="T26" style:family="text">
      <style:text-properties style:font-name="Arial" fo:language="en" fo:country="GB" fo:font-weight="bold" style:font-weight-asian="bold" style:font-name-complex="Arial4" style:language-complex="ar" style:country-complex="SA" style:font-weight-complex="bold"/>
    </style:style>
    <style:style style:name="T27" style:family="text">
      <style:text-properties style:font-name="Arial" fo:language="en" fo:country="GB" style:font-name-complex="Helvetica1" style:language-complex="ar" style:country-complex="SA"/>
    </style:style>
    <style:style style:name="T28" style:family="text">
      <style:text-properties style:font-name="Arial" style:font-name-complex="Helvetica1"/>
    </style:style>
    <style:style style:name="T2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0" style:family="text">
      <style:text-properties fo:color="#0047ff" fo:language="en" fo:country="GB" style:text-underline-style="solid" style:text-underline-width="auto" style:text-underline-color="font-color" style:language-complex="ar" style:country-complex="SA"/>
    </style:style>
    <style:style style:name="T31" style:family="text">
      <style:text-properties fo:color="#0047ff" fo:language="en" fo:country="GB" style:text-underline-style="none" style:language-complex="ar" style:country-complex="SA"/>
    </style:style>
    <style:style style:name="T32" style:family="text">
      <style:text-properties style:use-window-font-color="true"/>
    </style:style>
    <style:style style:name="T33" style:family="text">
      <style:text-properties style:use-window-font-color="true" fo:language="en" fo:country="GB" style:text-underline-style="none" style:language-complex="ar" style:country-complex="SA"/>
    </style:style>
    <style:style style:name="T34" style:family="text">
      <style:text-properties style:use-window-font-color="true" fo:language="en" fo:country="GB" style:language-complex="ar" style:country-complex="SA"/>
    </style:style>
    <style:style style:name="T35"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fo:font-weight="normal" style:font-weight-asian="normal" style:font-weight-complex="normal"/>
    </style:style>
    <style:style style:name="T38" style:family="text">
      <style:text-properties style:font-name="Arial3" style:font-name-complex="Arial4"/>
    </style:style>
    <style:style style:name="T39" style:family="text">
      <style:text-properties style:font-name="Arial3" style:font-name-complex="Arial4" style:font-weight-complex="bold"/>
    </style:style>
    <style:style style:name="T40" style:family="text">
      <style:text-properties style:font-name="Arial3" fo:font-weight="bold" style:font-weight-asian="bold" style:font-name-complex="Arial4"/>
    </style:style>
    <style:style style:name="T41" style:family="text">
      <style:text-properties style:font-name="Arial3" fo:font-weight="bold" style:font-weight-asian="bold" style:font-name-complex="Arial4" style:font-weight-complex="bold"/>
    </style:style>
    <style:style style:name="T42" style:family="text">
      <style:text-properties style:font-name="Arial3" fo:language="en" fo:country="GB" style:font-name-complex="Arial4" style:language-complex="ar" style:country-complex="SA"/>
    </style:style>
    <style:style style:name="T43" style:family="text">
      <style:text-properties style:font-name="Arial3" fo:language="en" fo:country="GB" fo:font-weight="bold" style:font-weight-asian="bold" style:font-name-complex="Arial4" style:language-complex="ar" style:country-complex="SA"/>
    </style:style>
    <style:style style:name="T44" style:family="text">
      <style:text-properties style:font-name="Arial3" fo:language="en" fo:country="GB" fo:font-weight="bold" style:font-weight-asian="bold" style:font-name-complex="Arial4" style:language-complex="ar" style:country-complex="SA" style:font-weight-complex="bold"/>
    </style:style>
    <style:style style:name="T45" style:family="text">
      <style:text-properties style:font-name="Arial3" fo:language="en" fo:country="GB" fo:font-weight="normal" style:font-weight-asian="normal" style:font-name-complex="Arial4" style:language-complex="ar" style:country-complex="SA" style:font-weight-complex="normal"/>
    </style:style>
    <style:style style:name="T46" style:family="text">
      <style:text-properties style:font-name="Arial3" fo:font-weight="normal" style:font-weight-asian="normal" style:font-name-complex="Arial4" style:font-weight-complex="normal"/>
    </style:style>
    <style:style style:name="T47" style:family="text">
      <style:text-properties style:font-name="Arial3" style:language-asian="de" style:country-asian="DE" style:font-name-complex="Arial4"/>
    </style:style>
    <style:style style:name="T48" style:family="text">
      <style:text-properties style:font-name="Arial3" fo:font-size="12pt" fo:language="en" fo:country="GB" style:font-name-asian="ArialMT" style:font-size-asian="12pt" style:font-name-complex="Arial4" style:font-size-complex="12pt" style:language-complex="ar" style:country-complex="SA"/>
    </style:style>
    <style:style style:name="T49"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50" style:family="text">
      <style:text-properties style:font-name="Arial3" style:font-name-complex="Helvetica1"/>
    </style:style>
    <style:style style:name="T51" style:family="text">
      <style:text-properties style:font-name="Helvetica" style:font-name-complex="Helvetica1"/>
    </style:style>
    <style:style style:name="T52" style:family="text">
      <style:text-properties style:font-name="Helvetica" fo:language="en" fo:country="GB" style:font-name-complex="Helvetica1" style:language-complex="ar" style:country-complex="SA"/>
    </style:style>
    <style:style style:name="T53" style:family="text">
      <style:text-properties style:font-name="Helvetica" fo:language="en" fo:country="GB" fo:font-weight="bold" style:font-weight-asian="bold" style:font-name-complex="Helvetica1" style:language-complex="ar" style:country-complex="SA" style:font-weight-complex="bold"/>
    </style:style>
    <style:style style:name="T54" style:family="text">
      <style:text-properties style:font-name="Helvetica" fo:font-weight="bold" style:font-weight-asian="bold" style:font-name-complex="Helvetica1" style:font-weight-complex="bold"/>
    </style:style>
    <style:style style:name="T55" style:family="text">
      <style:text-properties style:language-complex="ar" style:country-complex="SA"/>
    </style:style>
    <style:style style:name="T56" style:family="text">
      <style:text-properties style:text-underline-style="solid" style:text-underline-width="auto" style:text-underline-color="font-color"/>
    </style:style>
    <style:style style:name="T57" style:family="text">
      <style:text-properties style:font-name="Symbol1" style:font-name-complex="Symbol2"/>
    </style:style>
    <style:style style:name="T58" style:family="text">
      <style:text-properties style:font-name="Times New Roman" fo:font-size="9pt" style:font-size-asian="9pt" style:font-name-complex="Times New Roman1" style:font-size-complex="9pt"/>
    </style:style>
    <style:style style:name="T59" style:family="text">
      <style:text-properties fo:color="#000000" fo:font-size="12pt" fo:font-weight="normal" style:font-size-asian="12pt" style:font-weight-asian="normal" style:font-size-complex="12pt" style:font-weight-complex="normal"/>
    </style:style>
    <style:style style:name="T60" style:family="text">
      <style:text-properties style:font-name-complex="Arial4"/>
    </style:style>
    <style:style style:name="T61" style:family="text">
      <style:text-properties style:font-name-complex="Helvetica1"/>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88"/>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9"/>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84">1 General Information<text:tab/>5</text:p>
          <text:p text:style-name="P85">1.1 What is LogicalDOC<text:tab/>5</text:p>
          <text:p text:style-name="P85">1.2 Contacts<text:tab/>5</text:p>
          <text:p text:style-name="P85">1.3 Manual layout<text:tab/>5</text:p>
          <text:p text:style-name="P85">1.4 Acronyms and Abbreviations <text:tab/>5</text:p>
          <text:p text:style-name="P85">1.5 Table icons<text:tab/>5</text:p>
          <text:p text:style-name="P84">2 First access<text:tab/>8</text:p>
          <text:p text:style-name="P85">2.1 Login<text:tab/>8</text:p>
          <text:p text:style-name="P85">2.2 Home Page<text:tab/>9</text:p>
          <text:p text:style-name="P85">2.3 Document management<text:tab/>9</text:p>
          <text:p text:style-name="P85">2.4 Document search <text:tab/>12</text:p>
          <text:p text:style-name="P86">2.4.1 Quick search<text:tab/>13</text:p>
          <text:p text:style-name="P86">2.4.2 Advanced search<text:tab/>13</text:p>
          <text:p text:style-name="P86">2.4.3 Parametric search <text:tab/>14</text:p>
          <text:p text:style-name="P86">2.4.4 Tag search<text:tab/>15</text:p>
          <text:p text:style-name="P85">2.5 Folder deletion <text:tab/>15</text:p>
          <text:p text:style-name="P85">2.6 Program exit<text:tab/>15</text:p>
          <text:p text:style-name="P84">3 Documents<text:tab/>16</text:p>
          <text:p text:style-name="P85">3.1 Folders<text:tab/>16</text:p>
          <text:p text:style-name="P86">3.1.1 Folder Creation<text:tab/>17</text:p>
          <text:p text:style-name="P86">3.1.2 Editing Folder Name<text:tab/>17</text:p>
          <text:p text:style-name="P86">3.1.3 Permissions Setting<text:tab/>18</text:p>
          <text:p text:style-name="P86">3.1.4 Search Documents in a Folder<text:tab/>18</text:p>
          <text:p text:style-name="P86">3.1.5 Export a Folder in a Zip Archive<text:tab/>19</text:p>
          <text:p text:style-name="P86">3.1.6 Folder Deletion<text:tab/>19</text:p>
          <text:p text:style-name="P85">3.2 Document creation<text:tab/>20</text:p>
          <text:p text:style-name="P85">3.3 Operations on Document<text:tab/>20</text:p>
          <text:p text:style-name="P86">3.3.1 Import Documents from Zip Archive<text:tab/>21</text:p>
          <text:p text:style-name="P86">3.3.2 Insert a document into an export archive <text:tab/>22</text:p>
          <text:p text:style-name="P86">3.3.3 Insert a document into an archive for Paper Dematerialization <text:tab/>22</text:p>
          <text:p text:style-name="P86">3.3.4 Scanning of a document <text:tab/>22</text:p>
          <text:p text:style-name="P86">3.3.5 Sign documents <text:tab/>23</text:p>
          <text:p text:style-name="P86">3.3.6 Contextual menu<text:tab/>24</text:p>
          <text:p text:style-name="P86">3.3.7 Checkout/Checkin<text:tab/>24</text:p>
          <text:p text:style-name="P86">3.3.8 Lock/Unlock document<text:tab/>25</text:p>
          <text:p text:style-name="P86">3.3.9 Document Editing<text:tab/>25</text:p>
          <text:p text:style-name="P86">3.3.10 Paste as Link<text:tab/>25</text:p>
          <text:p text:style-name="P86">3.3.11 Versions<text:tab/>26</text:p>
          <text:p text:style-name="P86">3.3.12 Similar documents<text:tab/>27</text:p>
          <text:p text:style-name="P86">3.3.13 Discussion Forum<text:tab/>28</text:p>
          <text:p text:style-name="P86">3.3.14 Emailing Document<text:tab/>28</text:p>
          <text:p text:style-name="P86">3.3.15 Sign a document <text:tab/>29</text:p>
          <text:p text:style-name="P86">3.3.16 Convert a document into Pdf format <text:tab/>30</text:p>
          <text:p text:style-name="P84">4 Personal Data<text:tab/>32</text:p>
          <text:p text:style-name="P85"><text:soft-page-break/>4.1 Changing Password<text:tab/>32</text:p>
          <text:p text:style-name="P85">4.2 Editing Personal Data<text:tab/>32</text:p>
          <text:p text:style-name="P85">4.3 Sending and Receiving Messages<text:tab/>32</text:p>
          <text:p text:style-name="P86">4.3.1 Sending a message<text:tab/>32</text:p>
          <text:p text:style-name="P86">4.3.2 Reading Messages<text:tab/>33</text:p>
          <text:p text:style-name="P84">5 LogicalDOC as a Web Folder<text:tab/>34</text:p>
          <text:p text:style-name="P85">5.1 Web Folder on Windows<text:tab/>34</text:p>
          <text:p text:style-name="P85">5.2 Web Folder on Linux<text:tab/>37</text:p>
          <text:p text:style-name="P86">5.2.1 Nautilus<text:tab/>37</text:p>
          <text:p text:style-name="P86">5.2.2 Cadaver<text:tab/>37</text:p>
          <text:p text:style-name="P86">5.2.3 Mount as local folder <text:tab/>37</text:p>
          <text:p text:style-name="P86">17.1.1 Ubuntu<text:tab/>38</text:p>
          <text:p text:style-name="P84">18 Administration<text:tab/>39</text:p>
          <text:p text:style-name="P85">18.1 Database maintenance <text:tab/>39</text:p>
          <text:p text:style-name="P85">18.2 GUI<text:tab/>41</text:p>
          <text:p text:style-name="P85">18.3 Parameters<text:tab/>41</text:p>
          <text:p text:style-name="P85">18.4 User sessions<text:tab/>42</text:p>
          <text:p text:style-name="P85">18.5 System restart<text:tab/>42</text:p>
          <text:p text:style-name="P85">18.6 Web Service<text:tab/>43</text:p>
          <text:p text:style-name="P85">18.7 WebDAV<text:tab/>43</text:p>
          <text:p text:style-name="P85">18.8 Users<text:tab/>43</text:p>
          <text:p text:style-name="P86">18.8.1 Creating a New User<text:tab/>44</text:p>
          <text:p text:style-name="P86">18.8.2 Editing a User<text:tab/>46</text:p>
          <text:p text:style-name="P85">18.9 Groups<text:tab/>46</text:p>
          <text:p text:style-name="P86">18.9.1 Creation of a New Group<text:tab/>46</text:p>
          <text:p text:style-name="P86">18.9.2 Editing an Existing Group<text:tab/>47</text:p>
          <text:p text:style-name="P85">18.10 Security<text:tab/>48</text:p>
          <text:p text:style-name="P85">18.11 LDAP<text:tab/>48</text:p>
          <text:p text:style-name="P85">18.12 Active Directory<text:tab/>49</text:p>
          <text:p text:style-name="P85">18.13 Template<text:tab/>50</text:p>
          <text:p text:style-name="P85">18.14 E-Mail accounts<text:tab/>51</text:p>
          <text:p text:style-name="P86">18.14.1 Account Configuration<text:tab/>51</text:p>
          <text:p text:style-name="P85">18.15 Scheduled Tasks<text:tab/>52</text:p>
          <text:p text:style-name="P86">18.15.1 List of Scheduled Tasks<text:tab/>53</text:p>
          <text:p text:style-name="P86">18.15.2 Scheduling<text:tab/>53</text:p>
          <text:p text:style-name="P86">18.15.3 Progress Status and Log<text:tab/>55</text:p>
          <text:p text:style-name="P85">18.16 Branding <text:tab/>55</text:p>
          <text:p text:style-name="P85">18.17 Localization <text:tab/>55</text:p>
          <text:p text:style-name="P85">18.18 Import folders <text:tab/>56</text:p>
          <text:p text:style-name="P86">18.18.1 Configuring Remote folders<text:tab/>56</text:p>
          <text:p text:style-name="P85">18.19 Custom ID <text:tab/>58</text:p>
        </text:index-body>
      </text:table-of-content>
      <text:p text:style-name="Standard"/>
      <text:p text:style-name="Standard"/>
      <text:list xml:id="list32402772" text:style-name="Outline">
        <text:list-item>
          <text:h text:style-name="P124" text:outline-level="1" text:restart-numbering="true" text:start-value="-1">General Information</text:h>
        </text:list-item>
      </text:list>
      <text:p text:style-name="P3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2430178" text:continue-numbering="true" text:style-name="Outline">
        <text:list-item>
          <text:list>
            <text:list-item>
              <text:h text:style-name="P129"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4"><text:span text:style-name="T38">The features provided by the system include:</text:span><text:span text:style-name="T51"> </text:span></text:p>
      <text:list xml:id="list32411079" text:style-name="L1">
        <text:list-item>
          <text:p text:style-name="P90"><text:span text:style-name="T42">Organization of documents into folders</text:span><text:span text:style-name="T52"> </text:span></text:p>
        </text:list-item>
        <text:list-item>
          <text:p text:style-name="P91">Full-text indexing of documents in Office formats (PDF, Word ....) </text:p>
        </text:list-item>
        <text:list-item>
          <text:p text:style-name="P90"><text:span text:style-name="T42">Editing and Cancellation of documents already imported</text:span><text:span text:style-name="T52"> </text:span></text:p>
        </text:list-item>
        <text:list-item>
          <text:p text:style-name="P90"><text:span text:style-name="T42">Cancellation of folders already imported</text:span><text:span text:style-name="T52"> <text:tab/></text:span></text:p>
        </text:list-item>
        <text:list-item>
          <text:p text:style-name="P92">Acquisition of documents from e-mail boxes</text:p>
        </text:list-item>
        <text:list-item>
          <text:p text:style-name="P92">Handling of users and access privileges</text:p>
        </text:list-item>
        <text:list-item>
          <text:p text:style-name="P92">Document versioning after each change </text:p>
        </text:list-item>
        <text:list-item>
          <text:p text:style-name="P92">Setting a custom ID on a document</text:p>
        </text:list-item>
        <text:list-item>
          <text:p text:style-name="P92">Import documents from remote and local folders</text:p>
        </text:list-item>
        <text:list-item>
          <text:p text:style-name="P92">Import and export of documents archives</text:p>
        </text:list-item>
        <text:list-item>
          <text:p text:style-name="P92">Discussion forum on a document</text:p>
        </text:list-item>
        <text:list-item>
          <text:p text:style-name="P92">Authentication with LDAP and Active Directory</text:p>
        </text:list-item>
        <text:list-item>
          <text:p text:style-name="P92">User sessions management</text:p>
        </text:list-item>
        <text:list-item>
          <text:p text:style-name="P92">Web Service</text:p>
        </text:list-item>
        <text:list-item>
          <text:p text:style-name="P92">Documents managing and editing with WebDAV</text:p>
        </text:list-item>
      </text:list>
      <text:p text:style-name="P24">This program allows access to the document archive once it has been installed and connected to the network.</text:p>
      <text:list xml:id="list32421924" text:continue-list="list32430178" text:style-name="Outline">
        <text:list-item>
          <text:list>
            <text:list-item>
              <text:h text:style-name="P126" text:outline-level="2">Contacts</text:h>
            </text:list-item>
          </text:list>
        </text:list-item>
      </text:list>
      <text:p text:style-name="P22"><text:span text:style-name="T12">Support e-mail: <text:s/></text:span><text:a xlink:type="simple" xlink:href="mailto:support@logicaldoc.it"><text:span text:style-name="Internet_20_link"><text:span text:style-name="T12">support@logicaldoc.it</text:span></text:span></text:a></text:p>
      <text:p text:style-name="P22"><text:span text:style-name="T12">Bugs and feature requests: </text:span><text:a xlink:type="simple" xlink:href="http://bugs.logicaldoc.it/"><text:span text:style-name="Internet_20_link"><text:span text:style-name="T12">http://www.logicaldoc.info/mantis</text:span></text:span></text:a></text:p>
      <text:list xml:id="list32436006" text:continue-numbering="true" text:style-name="Outline">
        <text:list-item>
          <text:list>
            <text:list-item>
              <text:h text:style-name="P126" text:outline-level="2">Manual layout</text:h>
            </text:list-item>
          </text:list>
        </text:list-item>
      </text:list>
      <text:p text:style-name="P33">This guide is divided into 2 sections: the first three chapters provide a general description of the system and a guide for quick access, while the second part includes various chapters each devoted to a particular management area.</text:p>
      <text:list xml:id="list32413837" text:continue-numbering="true" text:style-name="Outline">
        <text:list-item>
          <text:list>
            <text:list-item>
              <text:h text:style-name="P125" text:outline-level="2">Acronyms and Abbreviations </text:h>
            </text:list-item>
          </text:list>
        </text:list-item>
      </text:list>
      <text:p text:style-name="P37">DMS – Document Management System</text:p>
      <text:p text:style-name="P33">A computer system (or set of computer programs) used to track and store electronic documents and/or images of paper documents.</text:p>
      <text:list xml:id="list32439695" text:continue-numbering="true" text:style-name="Outline">
        <text:list-item>
          <text:list>
            <text:list-item>
              <text:h text:style-name="P125" text:outline-level="2">Table icons</text:h>
            </text:list-item>
          </text:list>
        </text:list-item>
      </text:list>
      <text:p text:style-name="P24">The tables below list all the icons used in the system.</text:p>
      <text:list xml:id="list32441750" text:continue-numbering="true" text:style-name="Outline">
        <text:list-item>
          <text:list>
            <text:list-item>
              <text:list>
                <text:list-item>
                  <text:list>
                    <text:list-item>
                      <text:h text:style-name="P138" text:outline-level="4"><draw:frame draw:style-name="fr11" draw:name="immagini140" text:anchor-type="paragraph" svg:x="2.515cm" svg:y="1.388cm" svg:width="0.58cm" svg:height="0.58cm" draw:z-index="91"><draw:image xlink:href="Pictures/100000000000001800000018C8E71516.png" xlink:type="simple" xlink:show="embed" xlink:actuate="onLoad"/></draw:frame><text:soft-page-break/>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66">Icon</text:p>
          </table:table-cell>
          <table:table-cell table:style-name="Tabella5.A1" office:value-type="string">
            <text:p text:style-name="P66">Code</text:p>
          </table:table-cell>
          <table:table-cell table:style-name="Tabella5.C1" office:value-type="string">
            <text:p text:style-name="P66">Meaning</text:p>
          </table:table-cell>
        </table:table-row>
        <table:table-row table:style-name="Tabella5.2">
          <table:table-cell table:style-name="Tabella5.A2" office:value-type="string">
            <text:p text:style-name="P69"/>
          </table:table-cell>
          <table:table-cell table:style-name="Tabella5.B2" office:value-type="float" office:value="0.0423611111111111">
            <text:p text:style-name="P68">1.1</text:p>
          </table:table-cell>
          <table:table-cell table:style-name="Tabella5.C2" office:value-type="string">
            <text:p text:style-name="P67">Creation of a new folder</text:p>
          </table:table-cell>
        </table:table-row>
        <table:table-row table:style-name="Tabella5.2">
          <table:table-cell table:style-name="Tabella5.A2" office:value-type="string">
            <text:p text:style-name="P67"><draw:frame draw:style-name="fr12" draw:name="immagini141" text:anchor-type="paragraph" svg:width="0.58cm" svg:height="0.58cm" draw:z-index="92"><draw:image xlink:href="Pictures/100000000000001800000018B1F2F9DC.png" xlink:type="simple" xlink:show="embed" xlink:actuate="onLoad"/></draw:frame></text:p>
          </table:table-cell>
          <table:table-cell table:style-name="Tabella5.B2" office:value-type="float" office:value="0">
            <text:p text:style-name="P68">1.2</text:p>
          </table:table-cell>
          <table:table-cell table:style-name="Tabella5.C2" office:value-type="string">
            <text:p text:style-name="P67">Viewing the tree of folders </text:p>
          </table:table-cell>
        </table:table-row>
        <table:table-row table:style-name="Tabella5.2">
          <table:table-cell table:style-name="Tabella5.A2" office:value-type="string">
            <text:p text:style-name="P67"><draw:frame draw:style-name="fr13" draw:name="immagini142" text:anchor-type="paragraph" svg:width="0.58cm" svg:height="0.58cm" draw:z-index="93"><draw:image xlink:href="Pictures/100000000000001800000018E34BB992.png" xlink:type="simple" xlink:show="embed" xlink:actuate="onLoad"/></draw:frame></text:p>
          </table:table-cell>
          <table:table-cell table:style-name="Tabella5.B2" office:value-type="float" office:value="0">
            <text:p text:style-name="P68">1.3</text:p>
          </table:table-cell>
          <table:table-cell table:style-name="Tabella5.C2" office:value-type="string">
            <text:p text:style-name="P67">Edit the name of a folder</text:p>
          </table:table-cell>
        </table:table-row>
        <table:table-row table:style-name="Tabella5.2">
          <table:table-cell table:style-name="Tabella5.A2" office:value-type="string">
            <text:p text:style-name="P67"><draw:frame draw:style-name="fr13" draw:name="immagini143" text:anchor-type="paragraph" svg:width="0.58cm" svg:height="0.58cm" draw:z-index="94"><draw:image xlink:href="Pictures/100000000000001800000018D89F6877.png" xlink:type="simple" xlink:show="embed" xlink:actuate="onLoad"/></draw:frame></text:p>
          </table:table-cell>
          <table:table-cell table:style-name="Tabella5.B2" office:value-type="float" office:value="0">
            <text:p text:style-name="P68">1.4</text:p>
          </table:table-cell>
          <table:table-cell table:style-name="Tabella5.C2" office:value-type="string">
            <text:p text:style-name="P67">Viewing the permissions on a folder</text:p>
          </table:table-cell>
        </table:table-row>
        <table:table-row table:style-name="Tabella5.2">
          <table:table-cell table:style-name="Tabella5.A2" office:value-type="string">
            <text:p text:style-name="P67"><draw:frame draw:style-name="fr13" draw:name="immagini144" text:anchor-type="paragraph" svg:width="0.58cm" svg:height="0.58cm" draw:z-index="95"><draw:image xlink:href="Pictures/100000000000001800000018944462D6.png" xlink:type="simple" xlink:show="embed" xlink:actuate="onLoad"/></draw:frame></text:p>
          </table:table-cell>
          <table:table-cell table:style-name="Tabella5.B2" office:value-type="float" office:value="0">
            <text:p text:style-name="P68">1.5</text:p>
          </table:table-cell>
          <table:table-cell table:style-name="Tabella5.C2" office:value-type="string">
            <text:p text:style-name="P67">Search on documents in a folder </text:p>
          </table:table-cell>
        </table:table-row>
        <table:table-row table:style-name="Tabella5.2">
          <table:table-cell table:style-name="Tabella5.A2" office:value-type="string">
            <text:p text:style-name="P67"><draw:frame draw:style-name="fr13" draw:name="immagini145" text:anchor-type="paragraph" svg:width="0.58cm" svg:height="0.58cm" draw:z-index="96"><draw:image xlink:href="Pictures/100000000000001800000018F5B74E70.png" xlink:type="simple" xlink:show="embed" xlink:actuate="onLoad"/></draw:frame></text:p>
          </table:table-cell>
          <table:table-cell table:style-name="Tabella5.B2" office:value-type="float" office:value="0">
            <text:p text:style-name="P68">1.6</text:p>
          </table:table-cell>
          <table:table-cell table:style-name="Tabella5.C2" office:value-type="string">
            <text:p text:style-name="P67">Export of a folder in a file with .zip extension</text:p>
          </table:table-cell>
        </table:table-row>
        <table:table-row table:style-name="Tabella5.2">
          <table:table-cell table:style-name="Tabella5.A2" office:value-type="string">
            <text:p text:style-name="P67"><draw:frame draw:style-name="fr13" draw:name="immagini146" text:anchor-type="paragraph" svg:width="0.58cm" svg:height="0.58cm" draw:z-index="97"><draw:image xlink:href="Pictures/100000000000001800000018AF17D9FB.png" xlink:type="simple" xlink:show="embed" xlink:actuate="onLoad"/></draw:frame></text:p>
          </table:table-cell>
          <table:table-cell table:style-name="Tabella5.B2" office:value-type="float" office:value="0">
            <text:p text:style-name="P68">1.7</text:p>
          </table:table-cell>
          <table:table-cell table:style-name="Tabella5.C2" office:value-type="string">
            <text:p text:style-name="P67">Folder deletion</text:p>
          </table:table-cell>
        </table:table-row>
        <table:table-row table:style-name="Tabella5.2">
          <table:table-cell table:style-name="Tabella5.A2" office:value-type="string">
            <text:p text:style-name="P67"><draw:frame draw:style-name="fr13" draw:name="immagini147" text:anchor-type="paragraph" svg:width="0.58cm" svg:height="0.58cm" draw:z-index="98"><draw:image xlink:href="Pictures/100000000000001000000010C4F6AE3C.png" xlink:type="simple" xlink:show="embed" xlink:actuate="onLoad"/></draw:frame></text:p>
          </table:table-cell>
          <table:table-cell table:style-name="Tabella5.B2" office:value-type="float" office:value="0">
            <text:p text:style-name="P68">1.8</text:p>
          </table:table-cell>
          <table:table-cell table:style-name="Tabella5.C2" office:value-type="string">
            <text:p text:style-name="P67">Back to the top-level folder</text:p>
          </table:table-cell>
        </table:table-row>
      </table:table>
      <text:p text:style-name="P15"/>
      <text:list xml:id="list32438393" text:continue-numbering="true" text:style-name="Outline">
        <text:list-item>
          <text:list>
            <text:list-item>
              <text:list>
                <text:list-item>
                  <text:list>
                    <text:list-item>
                      <text:h text:style-name="P140"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6">Icon</text:p>
          </table:table-cell>
          <table:table-cell table:style-name="Tabella2.A1" office:value-type="string">
            <text:p text:style-name="P66">Code</text:p>
          </table:table-cell>
          <table:table-cell table:style-name="Tabella2.C1" office:value-type="string">
            <text:p text:style-name="P66">Meaning</text:p>
          </table:table-cell>
        </table:table-row>
        <table:table-row table:style-name="Tabella2.2">
          <table:table-cell table:style-name="Tabella2.A2" office:value-type="string">
            <text:p text:style-name="P65"><draw:frame draw:style-name="fr13" draw:name="immagini102" text:anchor-type="paragraph" svg:width="0.58cm" svg:height="0.58cm" draw:z-index="99"><draw:image xlink:href="Pictures/100000000000002000000020251534D4.png" xlink:type="simple" xlink:show="embed" xlink:actuate="onLoad"/></draw:frame></text:p>
          </table:table-cell>
          <table:table-cell table:style-name="Tabella2.B2" office:value-type="float" office:value="0.0840277777777778">
            <text:p text:style-name="P68">2.1</text:p>
          </table:table-cell>
          <table:table-cell table:style-name="Tabella2.C2" office:value-type="string">
            <text:p text:style-name="P67">Import of a new document</text:p>
          </table:table-cell>
        </table:table-row>
        <table:table-row table:style-name="Tabella2.2">
          <table:table-cell table:style-name="Tabella2.A2" office:value-type="string">
            <text:p text:style-name="P67"><draw:frame draw:style-name="fr13" draw:name="immagini104" text:anchor-type="paragraph" svg:width="0.58cm" svg:height="0.58cm" draw:z-index="100"><draw:image xlink:href="Pictures/100000000000002000000020FDBAABDA.png" xlink:type="simple" xlink:show="embed" xlink:actuate="onLoad"/></draw:frame></text:p>
          </table:table-cell>
          <table:table-cell table:style-name="Tabella2.B2" office:value-type="float" office:value="0">
            <text:p text:style-name="P68">2.2</text:p>
          </table:table-cell>
          <table:table-cell table:style-name="Tabella2.C2" office:value-type="string">
            <text:p text:style-name="P67">Import of documents from a file with .zip extension</text:p>
          </table:table-cell>
        </table:table-row>
        <table:table-row table:style-name="Tabella2.2">
          <table:table-cell table:style-name="Tabella2.A2" office:value-type="string">
            <text:p text:style-name="P67"><draw:frame draw:style-name="fr13" draw:name="immagini105" text:anchor-type="paragraph" svg:width="0.58cm" svg:height="0.58cm" draw:z-index="106"><draw:image xlink:href="Pictures/100000000000002000000020E8B78CCE.png" xlink:type="simple" xlink:show="embed" xlink:actuate="onLoad"/></draw:frame></text:p>
          </table:table-cell>
          <table:table-cell table:style-name="Tabella2.B2" office:value-type="float" office:value="0">
            <text:p text:style-name="P68">2.3</text:p>
          </table:table-cell>
          <table:table-cell table:style-name="Tabella2.C2" office:value-type="string">
            <text:p text:style-name="P67">Cut a document</text:p>
          </table:table-cell>
        </table:table-row>
        <table:table-row table:style-name="Tabella2.2">
          <table:table-cell table:style-name="Tabella2.A2" office:value-type="string">
            <text:p text:style-name="P67"><draw:frame draw:style-name="fr13" draw:name="immagini150" text:anchor-type="paragraph" svg:width="0.58cm" svg:height="0.58cm" draw:z-index="107"><draw:image xlink:href="Pictures/1000000000000020000000203DBFC283.png" xlink:type="simple" xlink:show="embed" xlink:actuate="onLoad"/></draw:frame></text:p>
          </table:table-cell>
          <table:table-cell table:style-name="Tabella2.B2" office:value-type="float" office:value="0">
            <text:p text:style-name="P68">2.4</text:p>
          </table:table-cell>
          <table:table-cell table:style-name="Tabella2.C2" office:value-type="string">
            <text:p text:style-name="P67">Copy a document</text:p>
          </table:table-cell>
        </table:table-row>
        <table:table-row table:style-name="Tabella2.2">
          <table:table-cell table:style-name="Tabella2.A2" office:value-type="string">
            <text:p text:style-name="P67"><draw:frame draw:style-name="fr13" draw:name="immagini106" text:anchor-type="paragraph" svg:width="0.58cm" svg:height="0.58cm" draw:z-index="101"><draw:image xlink:href="Pictures/100000000000002000000020986CC8B9.png" xlink:type="simple" xlink:show="embed" xlink:actuate="onLoad"/></draw:frame></text:p>
          </table:table-cell>
          <table:table-cell table:style-name="Tabella2.B2" office:value-type="float" office:value="0">
            <text:p text:style-name="P68">2.5</text:p>
          </table:table-cell>
          <table:table-cell table:style-name="Tabella2.C2" office:value-type="string">
            <text:p text:style-name="P67">Paste a document</text:p>
          </table:table-cell>
        </table:table-row>
        <table:table-row table:style-name="Tabella2.2">
          <table:table-cell table:style-name="Tabella2.A2" office:value-type="string">
            <text:p text:style-name="P67"><draw:frame draw:style-name="fr13" draw:name="immagini107" text:anchor-type="paragraph" svg:width="0.58cm" svg:height="0.58cm" draw:z-index="102"><draw:image xlink:href="Pictures/100000000000002000000020D0F372D8.png" xlink:type="simple" xlink:show="embed" xlink:actuate="onLoad"/></draw:frame></text:p>
          </table:table-cell>
          <table:table-cell table:style-name="Tabella2.B2" office:value-type="float" office:value="0">
            <text:p text:style-name="P68">2.6</text:p>
          </table:table-cell>
          <table:table-cell table:style-name="Tabella2.C2" office:value-type="string">
            <text:p text:style-name="P67">Set a document as immutable</text:p>
          </table:table-cell>
        </table:table-row>
        <table:table-row table:style-name="Tabella2.2">
          <table:table-cell table:style-name="Tabella2.A2" office:value-type="string">
            <text:p text:style-name="P67"><draw:frame draw:style-name="fr13" draw:name="immagini108" text:anchor-type="paragraph" svg:width="0.58cm" svg:height="0.58cm" draw:z-index="103"><draw:image xlink:href="Pictures/100000000000002000000020D4EAB168.png" xlink:type="simple" xlink:show="embed" xlink:actuate="onLoad"/></draw:frame></text:p>
          </table:table-cell>
          <table:table-cell table:style-name="Tabella2.B2" office:value-type="float" office:value="0">
            <text:p text:style-name="P68">2.7</text:p>
          </table:table-cell>
          <table:table-cell table:style-name="Tabella2.C2" office:value-type="string">
            <text:p text:style-name="P67">Document deletion</text:p>
          </table:table-cell>
        </table:table-row>
        <table:table-row table:style-name="Tabella2.2">
          <table:table-cell table:style-name="Tabella2.A2" office:value-type="string">
            <text:p text:style-name="P67"><draw:frame draw:style-name="fr13" draw:name="immagini109" text:anchor-type="paragraph" svg:width="0.58cm" svg:height="0.58cm" draw:z-index="104"><draw:image xlink:href="Pictures/1000000000000010000000102CC8FE2A.png" xlink:type="simple" xlink:show="embed" xlink:actuate="onLoad"/></draw:frame></text:p>
          </table:table-cell>
          <table:table-cell table:style-name="Tabella2.B2" office:value-type="float" office:value="0">
            <text:p text:style-name="P68">2.8</text:p>
          </table:table-cell>
          <table:table-cell table:style-name="Tabella2.C2" office:value-type="string">
            <text:p text:style-name="P67">The document is indexed</text:p>
          </table:table-cell>
        </table:table-row>
        <table:table-row table:style-name="Tabella2.2">
          <table:table-cell table:style-name="Tabella2.A2" office:value-type="string">
            <text:p text:style-name="P67"><draw:frame draw:style-name="fr13" draw:name="immagini148" text:anchor-type="paragraph" svg:width="0.58cm" svg:height="0.58cm" draw:z-index="105"><draw:image xlink:href="Pictures/10000000000000100000001074E83C7C.png" xlink:type="simple" xlink:show="embed" xlink:actuate="onLoad"/></draw:frame></text:p>
          </table:table-cell>
          <table:table-cell table:style-name="Tabella2.B2" office:value-type="float" office:value="0">
            <text:p text:style-name="P70">2.9</text:p>
          </table:table-cell>
          <table:table-cell table:style-name="Tabella2.C2" office:value-type="string">
            <text:p text:style-name="P67">Document obtained through checkout operation</text:p>
          </table:table-cell>
        </table:table-row>
        <table:table-row table:style-name="Tabella2.2">
          <table:table-cell table:style-name="Tabella2.A2" office:value-type="string">
            <text:p text:style-name="P67"><draw:frame draw:style-name="fr13" draw:name="immagini149" text:anchor-type="paragraph" svg:width="0.58cm" svg:height="0.58cm" draw:z-index="190"><draw:image xlink:href="Pictures/1000000000000010000000102C047079.png" xlink:type="simple" xlink:show="embed" xlink:actuate="onLoad"/></draw:frame></text:p>
          </table:table-cell>
          <table:table-cell table:style-name="Tabella2.B2" office:value-type="float" office:value="0">
            <text:p text:style-name="P68">2.10</text:p>
          </table:table-cell>
          <table:table-cell table:style-name="Tabella2.C2" office:value-type="string">
            <text:p text:style-name="P67">The document is linked to another document</text:p>
          </table:table-cell>
        </table:table-row>
        <table:table-row table:style-name="Tabella2.2">
          <table:table-cell table:style-name="Tabella2.A2" office:value-type="string">
            <text:p text:style-name="P67"><draw:frame draw:style-name="fr13" draw:name="immagini151" text:anchor-type="paragraph" svg:width="0.58cm" svg:height="0.58cm" draw:z-index="108"><draw:image xlink:href="Pictures/1000000000000020000000209EB75DA9.png" xlink:type="simple" xlink:show="embed" xlink:actuate="onLoad"/></draw:frame></text:p>
          </table:table-cell>
          <table:table-cell table:style-name="Tabella2.B2" office:value-type="float" office:value="0">
            <text:p text:style-name="P68">2.11</text:p>
          </table:table-cell>
          <table:table-cell table:style-name="Tabella2.C2" office:value-type="string">
            <text:p text:style-name="P67">Insert a document into an archive</text:p>
          </table:table-cell>
        </table:table-row>
        <table:table-row table:style-name="Tabella2.2">
          <table:table-cell table:style-name="Tabella2.A2" office:value-type="string">
            <text:p text:style-name="P67"><draw:frame draw:style-name="fr13" draw:name="immagini13" text:anchor-type="paragraph" svg:width="0.58cm" svg:height="0.58cm" draw:z-index="109"><draw:image xlink:href="Pictures/10000000000000200000002001B5F554.png" xlink:type="simple" xlink:show="embed" xlink:actuate="onLoad"/></draw:frame></text:p>
          </table:table-cell>
          <table:table-cell table:style-name="Tabella2.B2" office:value-type="float" office:value="0">
            <text:p text:style-name="P68">2.12</text:p>
          </table:table-cell>
          <table:table-cell table:style-name="Tabella2.C2" office:value-type="string">
            <text:p text:style-name="P67">Scanning a document</text:p>
          </table:table-cell>
        </table:table-row>
        <table:table-row table:style-name="Tabella2.2">
          <table:table-cell table:style-name="Tabella2.A2" office:value-type="string">
            <text:p text:style-name="P67"><draw:frame draw:style-name="fr14" draw:name="immagini31" text:anchor-type="paragraph" svg:width="0.58cm" svg:height="0.58cm" draw:z-index="119"><draw:image xlink:href="Pictures/100000000000002000000020FACDCF49.png" xlink:type="simple" xlink:show="embed" xlink:actuate="onLoad"/></draw:frame></text:p>
          </table:table-cell>
          <table:table-cell table:style-name="Tabella2.B2" office:value-type="float" office:value="0">
            <text:p text:style-name="P68">2.13</text:p>
          </table:table-cell>
          <table:table-cell table:style-name="Tabella2.C2" office:value-type="string">
            <text:p text:style-name="P67">Start the scanning operation</text:p>
          </table:table-cell>
        </table:table-row>
        <table:table-row table:style-name="Tabella2.2">
          <table:table-cell table:style-name="Tabella2.A2" office:value-type="string">
            <text:p text:style-name="P67"><draw:frame draw:style-name="fr13" draw:name="immagini33" text:anchor-type="paragraph" svg:width="0.58cm" svg:height="0.58cm" draw:z-index="110"><draw:image xlink:href="Pictures/100000000000002000000020D26954DD.png" xlink:type="simple" xlink:show="embed" xlink:actuate="onLoad"/></draw:frame></text:p>
          </table:table-cell>
          <table:table-cell table:style-name="Tabella2.B2" office:value-type="float" office:value="0">
            <text:p text:style-name="P68">2.14</text:p>
          </table:table-cell>
          <table:table-cell table:style-name="Tabella2.C2" office:value-type="string">
            <text:p text:style-name="P67">Rotate a scanned document 90° to the left</text:p>
          </table:table-cell>
        </table:table-row>
        <table:table-row table:style-name="Tabella2.2">
          <table:table-cell table:style-name="Tabella2.A2" office:value-type="string">
            <text:p text:style-name="P67"><draw:frame draw:style-name="fr13" draw:name="immagini103" text:anchor-type="paragraph" svg:width="0.58cm" svg:height="0.58cm" draw:z-index="112"><draw:image xlink:href="Pictures/1000000000000020000000205C056C9E.png" xlink:type="simple" xlink:show="embed" xlink:actuate="onLoad"/></draw:frame></text:p>
          </table:table-cell>
          <table:table-cell table:style-name="Tabella2.B2" office:value-type="float" office:value="0">
            <text:p text:style-name="P68">2.15</text:p>
          </table:table-cell>
          <table:table-cell table:style-name="Tabella2.C2" office:value-type="string">
            <text:p text:style-name="P67">Rotate a scanned document 90° to the right</text:p>
          </table:table-cell>
        </table:table-row>
        <table:table-row table:style-name="Tabella2.2">
          <table:table-cell table:style-name="Tabella2.A2" office:value-type="string">
            <text:p text:style-name="P67"><draw:frame draw:style-name="fr13" draw:name="immagini110" text:anchor-type="paragraph" svg:width="0.58cm" svg:height="0.58cm" draw:z-index="113"><draw:image xlink:href="Pictures/10000000000000200000001FE462B8F4.png" xlink:type="simple" xlink:show="embed" xlink:actuate="onLoad"/></draw:frame></text:p>
          </table:table-cell>
          <table:table-cell table:style-name="Tabella2.B2" office:value-type="float" office:value="0">
            <text:p text:style-name="P68">2.16</text:p>
          </table:table-cell>
          <table:table-cell table:style-name="Tabella2.C2" office:value-type="string">
            <text:p text:style-name="P67">Visualize the previous scanned image</text:p>
          </table:table-cell>
        </table:table-row>
        <table:table-row table:style-name="Tabella2.2">
          <table:table-cell table:style-name="Tabella2.A2" office:value-type="string">
            <text:p text:style-name="P67"><draw:frame draw:style-name="fr13" draw:name="immagini111" text:anchor-type="paragraph" svg:width="0.58cm" svg:height="0.58cm" draw:z-index="114"><draw:image xlink:href="Pictures/10000000000000200000001F6D57F73C.png" xlink:type="simple" xlink:show="embed" xlink:actuate="onLoad"/></draw:frame></text:p>
          </table:table-cell>
          <table:table-cell table:style-name="Tabella2.B2" office:value-type="float" office:value="0">
            <text:p text:style-name="P68">2.17</text:p>
          </table:table-cell>
          <table:table-cell table:style-name="Tabella2.C2" office:value-type="string">
            <text:p text:style-name="P67">Visualize the next scanned image</text:p>
          </table:table-cell>
        </table:table-row>
        <table:table-row table:style-name="Tabella2.2">
          <table:table-cell table:style-name="Tabella2.A2" office:value-type="string">
            <text:p text:style-name="P67"><draw:frame draw:style-name="fr13" draw:name="immagini112" text:anchor-type="paragraph" svg:width="0.58cm" svg:height="0.58cm" draw:z-index="183"><draw:image xlink:href="Pictures/100000000000001F000000205273DBFD.png" xlink:type="simple" xlink:show="embed" xlink:actuate="onLoad"/></draw:frame></text:p>
          </table:table-cell>
          <table:table-cell table:style-name="Tabella2.B2" office:value-type="float" office:value="0">
            <text:p text:style-name="P68">2.18</text:p>
          </table:table-cell>
          <table:table-cell table:style-name="Tabella2.C2" office:value-type="string">
            <text:p text:style-name="P67">Upload the scanned document to LogicalDOC</text:p>
          </table:table-cell>
        </table:table-row>
        <table:table-row table:style-name="Tabella2.2">
          <table:table-cell table:style-name="Tabella2.A2" office:value-type="string">
            <text:p text:style-name="P67"><draw:frame draw:style-name="fr13" draw:name="immagini97" text:anchor-type="paragraph" svg:width="0.58cm" svg:height="0.58cm" draw:z-index="185"><draw:image xlink:href="Pictures/10000000000000200000002014B07FA9.png" xlink:type="simple" xlink:show="embed" xlink:actuate="onLoad"/></draw:frame></text:p>
          </table:table-cell>
          <table:table-cell table:style-name="Tabella2.B2" office:value-type="float" office:value="0">
            <text:p text:style-name="P70">2.19</text:p>
          </table:table-cell>
          <table:table-cell table:style-name="Tabella2.C2" office:value-type="string">
            <text:p text:style-name="P67">Insert document in a Paper dematerialization archive</text:p>
          </table:table-cell>
        </table:table-row>
        <table:table-row table:style-name="Tabella2.2">
          <table:table-cell table:style-name="Tabella2.A2" office:value-type="string">
            <text:p text:style-name="P67"><draw:frame draw:style-name="fr13" draw:name="immagini101" text:anchor-type="paragraph" svg:width="0.58cm" svg:height="0.58cm" draw:z-index="186"><draw:image xlink:href="Pictures/10000000000000200000002077495BA0.png" xlink:type="simple" xlink:show="embed" xlink:actuate="onLoad"/></draw:frame></text:p>
          </table:table-cell>
          <table:table-cell table:style-name="Tabella2.B2" office:value-type="float" office:value="0">
            <text:p text:style-name="P70">2.20</text:p>
          </table:table-cell>
          <table:table-cell table:style-name="Tabella2.C2" office:value-type="string">
            <text:p text:style-name="P67">Sign one or more documents</text:p>
          </table:table-cell>
        </table:table-row>
      </table:table>
      <text:p text:style-name="P35"><text:soft-page-break/></text:p>
      <text:list xml:id="list32419956" text:continue-numbering="true" text:style-name="Outline">
        <text:list-item>
          <text:list>
            <text:list-item>
              <text:list>
                <text:list-item>
                  <text:list>
                    <text:list-item>
                      <text:h text:style-name="P139"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6">Icon</text:p>
          </table:table-cell>
          <table:table-cell table:style-name="Tabella4.A1" office:value-type="string">
            <text:p text:style-name="P66">Code</text:p>
          </table:table-cell>
          <table:table-cell table:style-name="Tabella4.C1" office:value-type="string">
            <text:p text:style-name="P66">Meaning</text:p>
          </table:table-cell>
        </table:table-row>
        <table:table-row table:style-name="Tabella4.2">
          <table:table-cell table:style-name="Tabella4.A2" office:value-type="string">
            <text:p text:style-name="P65"><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8">3.1</text:p>
          </table:table-cell>
          <table:table-cell table:style-name="Tabella4.C2" office:value-type="string">
            <text:p text:style-name="P67">Creation of <text:s/>a new message</text:p>
          </table:table-cell>
        </table:table-row>
        <table:table-row table:style-name="Tabella4.2">
          <table:table-cell table:style-name="Tabella4.A2" office:value-type="string">
            <text:p text:style-name="P67"><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8">3.2</text:p>
          </table:table-cell>
          <table:table-cell table:style-name="Tabella4.C2" office:value-type="string">
            <text:p text:style-name="P67">Search documents</text:p>
          </table:table-cell>
        </table:table-row>
        <table:table-row table:style-name="Tabella4.2">
          <table:table-cell table:style-name="Tabella4.A2" office:value-type="string">
            <text:p text:style-name="P67"><draw:frame draw:style-name="fr13" draw:name="immagini39" text:anchor-type="paragraph" svg:width="0.58cm" svg:height="0.58cm" draw:z-index="59"><draw:image xlink:href="Pictures/10000000000000100000001008E06FF4.png" xlink:type="simple" xlink:show="embed" xlink:actuate="onLoad"/></draw:frame></text:p>
          </table:table-cell>
          <table:table-cell table:style-name="Tabella4.B2" office:value-type="float" office:value="0">
            <text:p text:style-name="P68">3.3</text:p>
          </table:table-cell>
          <table:table-cell table:style-name="Tabella4.C2" office:value-type="string">
            <text:p text:style-name="P67">Creation of a new user</text:p>
          </table:table-cell>
        </table:table-row>
        <table:table-row table:style-name="Tabella4.2">
          <table:table-cell table:style-name="Tabella4.A2" office:value-type="string">
            <text:p text:style-name="P67"><draw:frame draw:style-name="fr13" draw:name="immagini51" text:anchor-type="paragraph" svg:width="0.58cm" svg:height="0.58cm" draw:z-index="60"><draw:image xlink:href="Pictures/1000000000000010000000102A18E208.png" xlink:type="simple" xlink:show="embed" xlink:actuate="onLoad"/></draw:frame></text:p>
          </table:table-cell>
          <table:table-cell table:style-name="Tabella4.B2" office:value-type="float" office:value="0">
            <text:p text:style-name="P68">3.4</text:p>
          </table:table-cell>
          <table:table-cell table:style-name="Tabella4.C2" office:value-type="string">
            <text:p text:style-name="P67">Edit user password</text:p>
          </table:table-cell>
        </table:table-row>
        <table:table-row table:style-name="Tabella4.2">
          <table:table-cell table:style-name="Tabella4.A2" office:value-type="string">
            <text:p text:style-name="P67"><draw:frame draw:style-name="fr13" draw:name="immagini53" text:anchor-type="paragraph" svg:width="0.58cm" svg:height="0.58cm" draw:z-index="61"><draw:image xlink:href="Pictures/100000000000001000000010C3596BF7.png" xlink:type="simple" xlink:show="embed" xlink:actuate="onLoad"/></draw:frame></text:p>
          </table:table-cell>
          <table:table-cell table:style-name="Tabella4.B2" office:value-type="float" office:value="0">
            <text:p text:style-name="P68">3.5</text:p>
          </table:table-cell>
          <table:table-cell table:style-name="Tabella4.C2" office:value-type="string">
            <text:p text:style-name="P67">Editing page</text:p>
          </table:table-cell>
        </table:table-row>
        <table:table-row table:style-name="Tabella4.2">
          <table:table-cell table:style-name="Tabella4.A2" office:value-type="string">
            <text:p text:style-name="P67"><draw:frame draw:style-name="fr13" draw:name="immagini54" text:anchor-type="paragraph" svg:width="0.58cm" svg:height="0.58cm" draw:z-index="62"><draw:image xlink:href="Pictures/1000000000000010000000104CFDA4CA.png" xlink:type="simple" xlink:show="embed" xlink:actuate="onLoad"/></draw:frame></text:p>
          </table:table-cell>
          <table:table-cell table:style-name="Tabella4.B2" office:value-type="float" office:value="0">
            <text:p text:style-name="P68">3.6</text:p>
          </table:table-cell>
          <table:table-cell table:style-name="Tabella4.C2" office:value-type="string">
            <text:p text:style-name="P67">An user or a group deletion</text:p>
          </table:table-cell>
        </table:table-row>
        <table:table-row table:style-name="Tabella4.2">
          <table:table-cell table:style-name="Tabella4.A2" office:value-type="string">
            <text:p text:style-name="P67"><draw:frame draw:style-name="fr13" draw:name="immagini55" text:anchor-type="paragraph" svg:width="0.58cm" svg:height="0.58cm" draw:z-index="63"><draw:image xlink:href="Pictures/1000000000000010000000102404A703.png" xlink:type="simple" xlink:show="embed" xlink:actuate="onLoad"/></draw:frame></text:p>
          </table:table-cell>
          <table:table-cell table:style-name="Tabella4.B2" office:value-type="float" office:value="0">
            <text:p text:style-name="P68">3.7</text:p>
          </table:table-cell>
          <table:table-cell table:style-name="Tabella4.C2" office:value-type="string">
            <text:p text:style-name="P67">Creation of a new group</text:p>
          </table:table-cell>
        </table:table-row>
        <table:table-row table:style-name="Tabella4.2">
          <table:table-cell table:style-name="Tabella4.A2" office:value-type="string">
            <text:p text:style-name="P67"><draw:frame draw:style-name="fr13"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68">3.8</text:p>
          </table:table-cell>
          <table:table-cell table:style-name="Tabella4.C2" office:value-type="string">
            <text:p text:style-name="P67">Creation of a new template</text:p>
          </table:table-cell>
        </table:table-row>
        <table:table-row table:style-name="Tabella4.2">
          <table:table-cell table:style-name="Tabella4.A2" office:value-type="string">
            <text:p text:style-name="P67"><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8">3.9</text:p>
          </table:table-cell>
          <table:table-cell table:style-name="Tabella4.C2" office:value-type="string">
            <text:p text:style-name="P67">Creation of a new e-mail account</text:p>
          </table:table-cell>
        </table:table-row>
        <table:table-row table:style-name="Tabella4.2">
          <table:table-cell table:style-name="Tabella4.A2" office:value-type="string">
            <text:p text:style-name="P67"><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8">3.10</text:p>
          </table:table-cell>
          <table:table-cell table:style-name="Tabella4.C2" office:value-type="string">
            <text:p text:style-name="P67">Enabled</text:p>
          </table:table-cell>
        </table:table-row>
        <table:table-row table:style-name="Tabella4.2">
          <table:table-cell table:style-name="Tabella4.A2" office:value-type="string">
            <text:p text:style-name="P67"><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8">3.11</text:p>
          </table:table-cell>
          <table:table-cell table:style-name="Tabella4.C2" office:value-type="string">
            <text:p text:style-name="P67">Disabled</text:p>
          </table:table-cell>
        </table:table-row>
        <table:table-row table:style-name="Tabella4.2">
          <table:table-cell table:style-name="Tabella4.A2" office:value-type="string">
            <text:p text:style-name="P67"><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8">3.12</text:p>
          </table:table-cell>
          <table:table-cell table:style-name="Tabella4.C2" office:value-type="string">
            <text:p text:style-name="P67">Creation of a new remote folder</text:p>
          </table:table-cell>
        </table:table-row>
        <table:table-row table:style-name="Tabella4.2">
          <table:table-cell table:style-name="Tabella4.A2" office:value-type="string">
            <text:p text:style-name="P67"><draw:frame draw:style-name="fr13"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68">3.13</text:p>
          </table:table-cell>
          <table:table-cell table:style-name="Tabella4.C2" office:value-type="string">
            <text:p text:style-name="P67">Checkout of a document</text:p>
          </table:table-cell>
        </table:table-row>
        <table:table-row table:style-name="Tabella4.2">
          <table:table-cell table:style-name="Tabella4.A2" office:value-type="string">
            <text:p text:style-name="P67"><draw:frame draw:style-name="fr13"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68">3.14</text:p>
          </table:table-cell>
          <table:table-cell table:style-name="Tabella4.C2" office:value-type="string">
            <text:p text:style-name="P67">Checkin of a document</text:p>
          </table:table-cell>
        </table:table-row>
        <table:table-row table:style-name="Tabella4.2">
          <table:table-cell table:style-name="Tabella4.A2" office:value-type="string">
            <text:p text:style-name="P67"><draw:frame draw:style-name="fr13" draw:name="immagini61" text:anchor-type="paragraph" svg:width="0.58cm" svg:height="0.58cm" draw:z-index="67"><draw:image xlink:href="Pictures/100000000000001000000010A81C9F5F.png" xlink:type="simple" xlink:show="embed" xlink:actuate="onLoad"/></draw:frame></text:p>
          </table:table-cell>
          <table:table-cell table:style-name="Tabella4.B2" office:value-type="float" office:value="0">
            <text:p text:style-name="P68">3.15</text:p>
          </table:table-cell>
          <table:table-cell table:style-name="Tabella4.C2" office:value-type="string">
            <text:p text:style-name="P67">Paste as link</text:p>
          </table:table-cell>
        </table:table-row>
        <table:table-row table:style-name="Tabella4.2">
          <table:table-cell table:style-name="Tabella4.A2" office:value-type="string">
            <text:p text:style-name="P67"><draw:frame draw:style-name="fr13" draw:name="immagini62" text:anchor-type="paragraph" svg:width="0.58cm" svg:height="0.58cm" draw:z-index="68"><draw:image xlink:href="Pictures/1000000000000010000000104D583F58.png" xlink:type="simple" xlink:show="embed" xlink:actuate="onLoad"/></draw:frame></text:p>
          </table:table-cell>
          <table:table-cell table:style-name="Tabella4.B2" office:value-type="float" office:value="0">
            <text:p text:style-name="P68">3.16</text:p>
          </table:table-cell>
          <table:table-cell table:style-name="Tabella4.C2" office:value-type="string">
            <text:p text:style-name="P67">Versions of a document</text:p>
          </table:table-cell>
        </table:table-row>
        <table:table-row table:style-name="Tabella4.2">
          <table:table-cell table:style-name="Tabella4.A2" office:value-type="string">
            <text:p text:style-name="P67"><draw:frame draw:style-name="fr13" draw:name="immagini63" text:anchor-type="paragraph" svg:width="0.58cm" svg:height="0.58cm" draw:z-index="69"><draw:image xlink:href="Pictures/1000000000000010000000107E541BED.png" xlink:type="simple" xlink:show="embed" xlink:actuate="onLoad"/></draw:frame></text:p>
          </table:table-cell>
          <table:table-cell table:style-name="Tabella4.B2" office:value-type="float" office:value="0">
            <text:p text:style-name="P68">3.17</text:p>
          </table:table-cell>
          <table:table-cell table:style-name="Tabella4.C2" office:value-type="string">
            <text:p text:style-name="P67">Documents similar to a document</text:p>
          </table:table-cell>
        </table:table-row>
        <table:table-row table:style-name="Tabella4.2">
          <table:table-cell table:style-name="Tabella4.A2" office:value-type="string">
            <text:p text:style-name="P67"><draw:frame draw:style-name="fr13" draw:name="immagini64" text:anchor-type="paragraph" svg:width="0.58cm" svg:height="0.58cm" draw:z-index="71"><draw:image xlink:href="Pictures/100000000000001000000010E29DDE6B.png" xlink:type="simple" xlink:show="embed" xlink:actuate="onLoad"/></draw:frame></text:p>
          </table:table-cell>
          <table:table-cell table:style-name="Tabella4.B2" office:value-type="float" office:value="0">
            <text:p text:style-name="P68">3.18</text:p>
          </table:table-cell>
          <table:table-cell table:style-name="Tabella4.C2" office:value-type="string">
            <text:p text:style-name="P67">Discussions on a document</text:p>
          </table:table-cell>
        </table:table-row>
        <table:table-row table:style-name="Tabella4.2">
          <table:table-cell table:style-name="Tabella4.A2" office:value-type="string">
            <text:p text:style-name="P67"><draw:frame draw:style-name="fr13" draw:name="immagini68" text:anchor-type="paragraph" svg:width="0.58cm" svg:height="0.58cm" draw:z-index="72"><draw:image xlink:href="Pictures/1000000000000010000000100E0403AE.png" xlink:type="simple" xlink:show="embed" xlink:actuate="onLoad"/></draw:frame></text:p>
          </table:table-cell>
          <table:table-cell table:style-name="Tabella4.B2" office:value-type="float" office:value="0">
            <text:p text:style-name="P68">3.19</text:p>
          </table:table-cell>
          <table:table-cell table:style-name="Tabella4.C2" office:value-type="string">
            <text:p text:style-name="P67">Sending a document in a e-mail</text:p>
          </table:table-cell>
        </table:table-row>
        <table:table-row table:style-name="Tabella4.2">
          <table:table-cell table:style-name="Tabella4.A2" office:value-type="string">
            <text:p text:style-name="P67"><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8">3.20</text:p>
          </table:table-cell>
          <table:table-cell table:style-name="Tabella4.C2" office:value-type="string">
            <text:p text:style-name="P67">Sending a downloading document ticket in an e-mail</text:p>
          </table:table-cell>
        </table:table-row>
        <table:table-row table:style-name="Tabella4.2">
          <table:table-cell table:style-name="Tabella4.A2" office:value-type="string">
            <text:p text:style-name="P67"><draw:frame draw:style-name="fr13" draw:name="immagini69" text:anchor-type="paragraph" svg:width="0.58cm" svg:height="0.58cm" draw:z-index="73"><draw:image xlink:href="Pictures/1000000000000010000000100AA90CC7.png" xlink:type="simple" xlink:show="embed" xlink:actuate="onLoad"/></draw:frame></text:p>
          </table:table-cell>
          <table:table-cell table:style-name="Tabella4.B2" office:value-type="float" office:value="0">
            <text:p text:style-name="P68">3.21</text:p>
          </table:table-cell>
          <table:table-cell table:style-name="Tabella4.C2" office:value-type="string">
            <text:p text:style-name="P67">Info of a document</text:p>
          </table:table-cell>
        </table:table-row>
        <table:table-row table:style-name="Tabella4.2">
          <table:table-cell table:style-name="Tabella4.A2" office:value-type="string">
            <text:p text:style-name="P67"><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8">3.22</text:p>
          </table:table-cell>
          <table:table-cell table:style-name="Tabella4.C2" office:value-type="string">
            <text:p text:style-name="P67">Viewing document history</text:p>
          </table:table-cell>
        </table:table-row>
        <table:table-row table:style-name="Tabella4.2">
          <table:table-cell table:style-name="Tabella4.A2" office:value-type="string">
            <text:p text:style-name="P67"><draw:frame draw:style-name="fr13" draw:name="immagini79" text:anchor-type="paragraph" svg:width="0.58cm" svg:height="0.58cm" draw:z-index="57"><draw:image xlink:href="Pictures/100002010000001000000010325B231E.png" xlink:type="simple" xlink:show="embed" xlink:actuate="onLoad"/></draw:frame></text:p>
          </table:table-cell>
          <table:table-cell table:style-name="Tabella4.B2" office:value-type="float" office:value="0">
            <text:p text:style-name="P68">3.23</text:p>
          </table:table-cell>
          <table:table-cell table:style-name="Tabella4.C2" office:value-type="string">
            <text:p text:style-name="P67">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8"><draw:image xlink:href="Pictures/100000000000001000000010C4939CC6.png" xlink:type="simple" xlink:show="embed" xlink:actuate="onLoad"/></draw:frame></text:p>
          </table:table-cell>
          <table:table-cell table:style-name="Tabella4.B2" office:value-type="float" office:value="0">
            <text:p text:style-name="P68">3.24</text:p>
          </table:table-cell>
          <table:table-cell table:style-name="Tabella4.C2" office:value-type="string">
            <text:p text:style-name="P67">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79"><draw:image xlink:href="Pictures/100000000000001000000010A7C5DB38.png" xlink:type="simple" xlink:show="embed" xlink:actuate="onLoad"/></draw:frame></text:p>
          </table:table-cell>
          <table:table-cell table:style-name="Tabella4.B2" office:value-type="float" office:value="0">
            <text:p text:style-name="P68">3.25</text:p>
          </table:table-cell>
          <table:table-cell table:style-name="Tabella4.C2" office:value-type="string">
            <text:p text:style-name="P67">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80"><draw:image xlink:href="Pictures/20000007000001CB000001EF9793ECFC.svm" xlink:type="simple" xlink:show="embed" xlink:actuate="onLoad"/></draw:frame></text:p>
          </table:table-cell>
          <table:table-cell table:style-name="Tabella4.B2" office:value-type="float" office:value="0">
            <text:p text:style-name="P68">3.26</text:p>
          </table:table-cell>
          <table:table-cell table:style-name="Tabella4.C2" office:value-type="string">
            <text:p text:style-name="P67">Lock a document</text:p>
          </table:table-cell>
        </table:table-row>
        <table:table-row table:style-name="Tabella4.2">
          <table:table-cell table:style-name="Tabella4.A2" office:value-type="string">
            <text:p text:style-name="Table_20_Contents"><draw:frame draw:style-name="fr13" draw:name="immagini19" text:anchor-type="paragraph" svg:width="0.58cm" svg:height="0.58cm" draw:z-index="181"><draw:image xlink:href="Pictures/20000007000001EF000001EF9D85A90B.svm" xlink:type="simple" xlink:show="embed" xlink:actuate="onLoad"/></draw:frame></text:p>
          </table:table-cell>
          <table:table-cell table:style-name="Tabella4.B2" office:value-type="float" office:value="0">
            <text:p text:style-name="P68">3.27</text:p>
          </table:table-cell>
          <table:table-cell table:style-name="Tabella4.C2" office:value-type="string">
            <text:p text:style-name="P67">Unlock a document</text:p>
          </table:table-cell>
        </table:table-row>
      </table:table>
      <text:p text:style-name="P33"/>
      <text:list xml:id="list32442962" text:continue-numbering="true" text:style-name="Outline">
        <text:list-item>
          <text:h text:style-name="P124"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2419737" text:continue-numbering="true" text:style-name="Outline">
        <text:list-item>
          <text:list>
            <text:list-item>
              <text:h text:style-name="P129" text:outline-level="2">Login</text:h>
            </text:list-item>
          </text:list>
        </text:list-item>
      </text:list>
      <text:p text:style-name="P33">In order to log into the system you must know your login details: </text:p>
      <text:p text:style-name="P33"><text:span text:style-name="T2">username</text:span> and <text:span text:style-name="T2">password</text:span>. Once you posses this information, you can access the page to enter the application by pointing your browser to the address configured during the program set-up, for example<text:span text:style-name="T56"> </text:span><text:a xlink:type="simple" xlink:href="http://localhost:8080/logicaldoc"><text:span text:style-name="T56">http://localhost:8080/logicaldoc</text:span></text:a>.</text:p>
      <text:p text:style-name="P14"><draw:frame draw:style-name="fr3" draw:name="Cornice3" text:anchor-type="char" svg:x="5.512cm" svg:y="0.402cm" svg:width="7.467cm" svg:height="5.33cm" draw:z-index="175"><draw:text-box><text:p text:style-name="P41"><draw:frame draw:style-name="fr15" draw:name="immagini5" text:anchor-type="as-char" svg:width="7.442cm" svg:height="4.771cm" draw:z-index="205"><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4"><text:span text:style-name="T38">The form asks for username and password, and an optional language other than The one provided for the user. Simply enter the required information and proceed </text:span><text:span text:style-name="T38">by pressing the </text:span><text:span text:style-name="T41">Login</text:span><text:span text:style-name="T38"> button.</text:span><text:span text:style-name="T51"> </text:span><text:span text:style-name="T38">If the authentication is successful then you will be taken to the main page; if the login fails you will see an error message and you will be directed to the </text:span><text:span text:style-name="T38">same form. </text:span></text:p>
      <text:p text:style-name="P35"/>
      <text:p text:style-name="P35"/>
      <text:p text:style-name="P45"><text:span text:style-name="T2">NOTE:</text:span> <text:span text:style-name="T38">Users of the system are responsible to keep their password safe and should change it regularly, eg. every 6 months. Communication of the password to others undermines the security of the system.</text:span></text:p>
      <text:list xml:id="list32429774" text:continue-numbering="true" text:style-name="Outline">
        <text:list-item>
          <text:list>
            <text:list-item>
              <text:h text:style-name="P131" text:outline-level="2">Home Page</text:h>
            </text:list-item>
          </text:list>
        </text:list-item>
      </text:list>
      <text:p text:style-name="P33"><draw:frame draw:style-name="fr4" draw:name="Cornice4" text:anchor-type="paragraph" svg:x="3.655cm" svg:y="0.351cm" svg:width="11.352cm" svg:height="6.084cm" draw:z-index="18"><draw:text-box><text:p text:style-name="P41"><draw:frame draw:style-name="fr16" draw:name="immagini24" text:anchor-type="as-char" svg:y="-4.374cm" svg:width="11.174cm" svg:height="5.233cm" draw:z-index="199"><draw:image xlink:href="Pictures/10000000000004EC0000018F8ED495A2.png" xlink:type="simple" xlink:show="embed" xlink:actuate="onLoad"/></draw:frame></text:p><text:p text:style-name="P41">Picture <text:sequence text:ref-name="refIllustration1" text:name="Illustration" text:formula="ooow:Illustration+1" style:num-format="1">2</text:sequence>: Main Page</text:p></draw:text-box></draw:frame></text:p>
      <text:p text:style-name="P33">In the home page there are some controls placed in drop-down boxes: </text:p>
      <text:p text:style-name="P33">welcome message, notification of messages from other users (messaging features will be described below), the list of recent documents accessed, the documents downloaded, the tag cloud (which contains the most used tags into the archive). </text:p>
      <text:p text:style-name="P33">At the top of the page the navigation menu is placed which lets you access the main areas of the program. You will find the document search-box above the menu.</text:p>
      <text:list xml:id="list32430948" text:continue-numbering="true" text:style-name="Outline">
        <text:list-item>
          <text:list>
            <text:list-item>
              <text:h text:style-name="P129" text:outline-level="2">Document management</text:h>
            </text:list-item>
          </text:list>
        </text:list-item>
      </text:list>
      <text:p text:style-name="P39"><text:span text:style-name="T42">Click on </text:span><text:span text:style-name="T44">Documents</text:span><text:span text:style-name="T42">, the fourth item in the navigation menu. The central part of the page is now occupied by the documents, which are organized into folders and sub-folders (similar organization in a normal disk of your PC).</text:span><text:span text:style-name="T52"> </text:span></text:p>
      <text:p text:style-name="P39"><text:span text:style-name="T42">Folder navigation is simply done by clicking on the name of the folder in the list of folders on the left side. </text:span><text:span text:style-name="T52">The </text:span><text:span text:style-name="T51">user </text:span><text:span text:style-name="T52">can scroll through the list of documents that are inside the selected folder in 4 possible views: </text:span></text:p>
      <text:list xml:id="list32407969" text:style-name="L2">
        <text:list-item>
          <text:p text:style-name="P95"><text:span text:style-name="T2">Simple</text:span>: for each document are displayed only the title and the last modified date. </text:p>
        </text:list-item>
      </text:list>
      <text:p text:style-name="P22"><draw:frame draw:style-name="fr5" draw:name="Cornice57" text:anchor-type="paragraph" svg:x="1.951cm" svg:y="0.646cm" svg:width="13.711cm" svg:height="5.211cm" draw:z-index="176"><draw:text-box><text:p text:style-name="P41"><draw:frame draw:style-name="fr16" draw:name="immagini70" text:anchor-type="as-char" svg:y="-2.566cm" svg:width="13.575cm" svg:height="4.678cm" draw:z-index="206"><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2432606" text:continue-numbering="true" text:style-name="L2">
        <text:list-item>
          <text:p text:style-name="P96"><text:soft-page-break/><text:span text:style-name="T2">Details</text:span>: for each document are displayed the protocol, the title, the last modified date, the author and size. </text:p>
        </text:list-item>
      </text:list>
      <text:p text:style-name="P79"><draw:frame draw:style-name="fr5" draw:name="Cornice18" text:anchor-type="paragraph" svg:x="1.951cm" svg:y="0.584cm" svg:width="13.711cm" svg:height="5.001cm" draw:z-index="115"><draw:text-box><text:p text:style-name="P41"><draw:frame draw:style-name="fr16" draw:name="immagini34" text:anchor-type="as-char" svg:y="-2.566cm" svg:width="13.575cm" svg:height="4.468cm" draw:z-index="207"><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32426739" text:continue-numbering="true" text:style-name="L2">
        <text:list-item>
          <text:p text:style-name="P96"><text:span text:style-name="T2">Medium icons </text:span>: for each document is displayed an image of medium size. </text:p>
        </text:list-item>
      </text:list>
      <text:p text:style-name="P16"><draw:frame draw:style-name="fr5" draw:name="Cornice58" text:anchor-type="paragraph" svg:x="1.951cm" svg:y="0.586cm" svg:width="13.711cm" svg:height="5.339cm" draw:z-index="116"><draw:text-box><text:p text:style-name="P41"><draw:frame draw:style-name="fr16" draw:name="immagini35" text:anchor-type="as-char" svg:y="-2.566cm" svg:width="13.575cm" svg:height="4.78cm" draw:z-index="208"><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32419953" text:continue-numbering="true" text:style-name="L2">
        <text:list-item>
          <text:p text:style-name="P97"><text:span text:style-name="T54">Large icons </text:span><text:span text:style-name="T51">: for each document is displayed an image of big size. </text:span></text:p>
        </text:list-item>
      </text:list>
      <text:p text:style-name="P32"/>
      <text:p text:style-name="P32"><text:span text:style-name="T42">Now click on the folder </text:span><text:span text:style-name="T44">Documents</text:span><text:span text:style-name="T42"> and then on the icon </text:span><text:span text:style-name="T20">1.1</text:span><text:span text:style-name="T42"> (placed on top of the panel containing the list of folders).</text:span><text:span text:style-name="T12"> </text:span></text:p>
      <text:p text:style-name="P34"><draw:frame draw:style-name="fr5" draw:name="Cornice6" text:anchor-type="paragraph" svg:x="2.709cm" svg:y="1.496cm" svg:width="13.079cm" svg:height="4.544cm" draw:z-index="202"><draw:text-box><text:p text:style-name="P41"><draw:frame draw:style-name="fr17" draw:name="immagini9" text:anchor-type="paragraph" svg:x="-0.012cm" svg:y="0cm" svg:width="13.092cm" svg:height="4.041cm" draw:z-index="203"><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38">Enter "test" as the name of the folder and press the </text:span><text:span text:style-name="T41">Save</text:span><text:span text:style-name="T38"> button. A message will warn you that a new folder has been created.</text:span></text:p>
      <text:p text:style-name="P34"><text:span text:style-name="T38">You should now see that the new folder has been created. Click on its name in order </text:span><text:span text:style-name="T38">to enter it. Note that at the top of the main area a so-called ‘breadcrumb’ keeps track of the route of the folder.</text:span><text:span text:style-name="T51"> </text:span></text:p>
      <text:p text:style-name="P34"><text:soft-page-break/><text:span text:style-name="T38">Now insert a new document by clicking on the icon </text:span><text:span text:style-name="T18">2.1</text:span><text:span text:style-name="T38">. Initially, you are asked for the file to upload and the language in which the document has been written in.</text:span><text:span text:style-name="T51"> </text:span></text:p>
      <text:p text:style-name="P34"><text:span text:style-name="T38">To upload a file, simply press the </text:span><text:span text:style-name="T41">Browse </text:span><text:span text:style-name="T39">button</text:span><text:span text:style-name="T41"> </text:span><text:span text:style-name="T39">then</text:span><text:span text:style-name="T38"> select a file from your PC and press the </text:span><text:span text:style-name="T41">Upload </text:span><text:span text:style-name="T39">button</text:span><text:span text:style-name="T38">. A progress bar will display the status of the upload process.</text:span></text:p>
      <text:p text:style-name="P77">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9"><text:span text:style-name="T42">Once the document has been uploaded, you can proceed to the next step by selecting the button </text:span><text:span text:style-name="T44">Next &gt;&gt;&gt;</text:span><text:span text:style-name="T42">. Some information are extracted, and a form for document editing is displayed for final assessment. At this stage you can change various parameters of the document, but only if you have the editing permission. The page is divided into 3 tabs: </text:span></text:p>
      <text:list xml:id="list32424710" text:style-name="L3">
        <text:list-item>
          <text:list>
            <text:list-item>
              <text:list>
                <text:list-item>
                  <text:p text:style-name="P94"><text:span text:style-name="T44">General</text:span><text:span text:style-name="T42">: includes all general information about the document and the most important parameter is </text:span><text:span text:style-name="T44">Tags</text:span><text:span text:style-name="T42">, as these can be used later for document research. Each tag (keyword), in fact, allows classify a document. </text:span></text:p>
                </text:list-item>
                <text:list-item>
                  <text:p text:style-name="P94"><text:span text:style-name="T44">Source</text:span><text:span text:style-name="T42">: displays number of fields, including author, source, object and recipient. </text:span></text:p>
                </text:list-item>
                <text:list-item>
                  <text:p text:style-name="P94"><text:span text:style-name="T44">Template</text:span><text:span text:style-name="T42">: shows the document template and document custom attributes</text:span></text:p>
                </text:list-item>
              </text:list>
            </text:list-item>
          </text:list>
        </text:list-item>
      </text:list>
      <text:p text:style-name="P26"><draw:frame draw:style-name="fr4" draw:name="Cornice5" text:anchor-type="paragraph" svg:x="2.284cm" svg:y="0.258cm" svg:width="13.998cm" svg:height="6.147cm" draw:z-index="75"><draw:text-box><text:p text:style-name="P41"><draw:frame draw:style-name="fr18" draw:name="immagini8" text:anchor-type="as-char" svg:y="-0.942cm" svg:width="13.998cm" svg:height="5.627cm" draw:z-index="209"><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list xml:id="list32414782" text:continue-numbering="true" text:style-name="L3">
        <text:list-header>
          <text:p text:style-name="P98"><text:span text:style-name="T38"><text:s/><text:tab/><text:tab/></text:span><text:span text:style-name="T38">By clicking on </text:span><text:span text:style-name="T41">Save</text:span><text:span text:style-name="T38">, the document will be stored and indexed. </text:span></text:p>
        </text:list-header>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lready exists a document named “doc”, the new document will be automatically renamed to "doc(1)".</text:p>
      <text:p text:style-name="P24"><draw:frame draw:style-name="fr3" draw:name="Cornice8" text:anchor-type="char" svg:x="2.727cm" svg:y="0.413cm" svg:width="12.374cm" svg:height="6.57cm" draw:z-index="74"><draw:text-box><text:p text:style-name="P41"><draw:frame draw:style-name="fr19" draw:name="immagini12" text:anchor-type="as-char" svg:y="-5.937cm" svg:width="12.238cm" svg:height="6.062cm" draw:z-index="210"><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5"/>
      <text:p text:style-name="P46"><text:span text:style-name="T2">Note:</text:span> <text:span text:style-name="T38">Users should be always very careful when erasing files and folders since the removal of them is not a reversible process and the data will be lost forever. However, in the Enterprise edition, users can recover deleted files.</text:span> </text:p>
      <text:list xml:id="list32426452" text:continue-list="list32430948" text:style-name="Outline">
        <text:list-item>
          <text:list>
            <text:list-item>
              <text:h text:style-name="P129" text:outline-level="2">Document search </text:h>
            </text:list-item>
          </text:list>
        </text:list-item>
      </text:list>
      <text:p text:style-name="P34"><text:span text:style-name="T38">In LogicalDOC you can search a document in four different ways:</text:span><text:span text:style-name="T51"> </text:span></text:p>
      <text:p text:style-name="P34"><text:span text:style-name="T38">1.</text:span><text:span text:style-name="T51"> </text:span><text:span text:style-name="T38">Quick search</text:span><text:span text:style-name="T51"> </text:span></text:p>
      <text:p text:style-name="P34"><text:span text:style-name="T38">2.</text:span><text:span text:style-name="T51"> </text:span><text:span text:style-name="T38">Advanced search</text:span><text:span text:style-name="T51"> </text:span></text:p>
      <text:p text:style-name="P34"><text:span text:style-name="T38">3.</text:span><text:span text:style-name="T51"> </text:span><text:span text:style-name="T38">Parametric search </text:span><text:span text:style-name="T51"><text:s/></text:span></text:p>
      <text:p text:style-name="P31">4. Tag search</text:p>
      <text:p text:style-name="P17"/>
      <text:list xml:id="list32431686" text:continue-numbering="true" text:style-name="Outline">
        <text:list-item>
          <text:list>
            <text:list-item>
              <text:list>
                <text:list-item>
                  <text:h text:style-name="P132" text:outline-level="3"><draw:frame draw:style-name="fr5" draw:name="Cornice9" text:anchor-type="paragraph" svg:x="1.734cm" svg:y="0.138cm" svg:width="14.36cm" svg:height="9.297cm" draw:z-index="6"><draw:text-box><text:p text:style-name="P41"><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4"><text:span text:style-name="T38">By pressing on icon </text:span><text:span text:style-name="T18">3.2</text:span><text:span text:style-name="T38">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2422518" text:continue-numbering="true" text:style-name="Outline">
        <text:list-item>
          <text:list>
            <text:list-item>
              <text:list>
                <text:list-item>
                  <text:h text:style-name="P132" text:outline-level="3"><draw:frame draw:style-name="fr5" draw:name="Cornice53" text:anchor-type="paragraph" svg:x="3.332cm" svg:y="0.437cm" svg:width="11.998cm" svg:height="2.48cm" draw:z-index="19"><draw:text-box><text:p text:style-name="P41"><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4"><text:span text:style-name="T38">In LogicalDOC, under </text:span><text:span text:style-name="T41">Searches</text:span><text:span text:style-name="T38">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1"><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32425698" text:continue-numbering="true" text:style-name="Outline">
        <text:list-item>
          <text:list>
            <text:list-item>
              <text:list>
                <text:list-item>
                  <text:h text:style-name="P132" text:outline-level="3">Parametric search </text:h>
                </text:list-item>
              </text:list>
            </text:list-item>
          </text:list>
        </text:list-item>
      </text:list>
      <text:p text:style-name="P50"><text:span text:style-name="T38">In LogicalDOC, under </text:span><text:span text:style-name="T41">Searches</text:span><text:span text:style-name="T38">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 <text:s/></text:span></text:p>
      <text:p text:style-name="Standard"><draw:frame draw:style-name="fr6" draw:name="Cornice55" text:anchor-type="paragraph" svg:x="3.332cm" svg:y="0.833cm" svg:width="11.998cm" svg:height="5.043cm" draw:z-index="23"><draw:text-box><text:p text:style-name="P41"><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42">To perform a parametric search the user simply add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cc.) and then the field value. In particular, if the user wants to search all documents with a specific template, the list of all </text:span><text:soft-page-break/><text:span text:style-name="T42">created templates </text:span><text:span text:style-name="T42">will be showed in the last scroll menu, so he can choose the template and then add the criterion. After that, all the template's attributes can be selectable into the field scroll menu for another criterion. If the user deletes the criterion over the template, all its attribute will be no longer on the field list. Si</text:span><text:span text:style-name="T38">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2421887" text:continue-numbering="true" text:style-name="Outline">
        <text:list-item>
          <text:list>
            <text:list-item>
              <text:list>
                <text:list-item>
                  <text:h text:style-name="P132" text:outline-level="3">Tag search</text:h>
                </text:list-item>
              </text:list>
            </text:list-item>
          </text:list>
        </text:list-item>
      </text:list>
      <text:p text:style-name="P50"><text:span text:style-name="T38">In LogicalDOC, under </text:span><text:span text:style-name="T40">Searches</text:span><text:span text:style-name="T38">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8">3.23</text:span><text:span text:style-name="T38">, you can view the selected document within its folder.</text:span><text:span text:style-name="T47"> </text:span></text:p>
      <text:list xml:id="list32438514" text:continue-numbering="true" text:style-name="Outline">
        <text:list-item>
          <text:list>
            <text:list-item>
              <text:h text:style-name="P129" text:outline-level="2"><draw:frame draw:style-name="fr6" draw:name="Cornice56" text:anchor-type="paragraph" svg:x="3.332cm" svg:y="0.674cm" svg:width="11.998cm" svg:height="4.787cm" draw:z-index="25"><draw:text-box><text:p text:style-name="P41"><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0"><text:span text:style-name="T38">Let us now become familiar with the operation </text:span><text:span text:style-name="T40">Delete</text:span><text:span text:style-name="T38">.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8">1.7</text:span><text:span text:style-name="T38"> which placed above the folders list.</text:span></text:p>
      <text:list xml:id="list32421207" text:continue-numbering="true" text:style-name="Outline">
        <text:list-item>
          <text:list>
            <text:list-item>
              <text:h text:style-name="P125" text:outline-level="2">Program exit</text:h>
            </text:list-item>
          </text:list>
        </text:list-item>
      </text:list>
      <text:p text:style-name="P50"><text:span text:style-name="T38">Once the working session is ended, you must click on the </text:span><text:span text:style-name="T41">Logout</text:span><text:span text:style-name="T38"> link at the right-</text:span><text:span text:style-name="T51"> </text:span><text:span text:style-name="T38">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48"/>
      <text:p text:style-name="P48"/>
      <text:p text:style-name="P33"/>
      <text:list xml:id="list32444113" text:continue-numbering="true" text:style-name="Outline">
        <text:list-item>
          <text:h text:style-name="P123" text:outline-level="1"><text:soft-page-break/>Documents</text:h>
        </text:list-item>
      </text:list>
      <text:p text:style-name="P50"><text:span text:style-name="T38">The document management is the main feature of LogicalDOC, it offers all the tools for creating organized archives. In LogicalDOC, metadata (author, </text:span><text:span text:style-name="T38">creation date, version, custom ID ,...) can be given to better describe the </text:span><text:span text:style-name="T38">document and also ease the search. By indexing, which can be made upon document-import or through the scheduled task </text:span><text:span text:style-name="T41">Documents indexing</text:span><text:span text:style-name="T38">,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3"/>
      <text:p text:style-name="P46"><text:span text:style-name="T2">Note:</text:span> <text:span text:style-name="T38">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2436771" text:continue-numbering="true" text:style-name="Outline">
        <text:list-item>
          <text:list>
            <text:list-item>
              <text:h text:style-name="P125" text:outline-level="2">Folders</text:h>
            </text:list-item>
          </text:list>
        </text:list-item>
      </text:list>
      <text:p text:style-name="P50"><text:span text:style-name="T38">LogicalDOC places documents in folders. The idea is similar to what is being done in a local hard drive.</text:span><text:span text:style-name="T51"> </text:span></text:p>
      <text:p text:style-name="P34"><text:span text:style-name="T38">Folders are logical collections of documents and are arranged in a </text:span><draw:frame draw:style-name="fr3" draw:name="Cornice22" text:anchor-type="char" svg:x="2.034cm" svg:y="0.577cm" svg:width="14.448cm" svg:height="5.974cm" draw:z-index="117"><draw:text-box><text:p text:style-name="P41"><draw:frame draw:style-name="fr21" draw:name="immagini52" text:anchor-type="as-char" svg:width="14.427cm" svg:height="5.415cm" draw:z-index="211"><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38">hierarchical tree from the </text:span><text:span text:style-name="T41">Documents</text:span><text:span text:style-name="T38"> folder. Organizing folders in an </text:span><text:span text:style-name="T38">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3"><draw:frame draw:style-name="fr4" draw:name="Cornice47" text:anchor-type="paragraph" svg:x="6.63cm" svg:y="0.318cm" svg:width="5.401cm" svg:height="4.186cm" draw:z-index="28"><draw:text-box><text:p text:style-name="P41"><draw:frame draw:style-name="fr20" draw:name="immagini88" text:anchor-type="as-char" svg:width="4.262cm" svg:height="3.147cm" draw:z-index="212"><draw:image xlink:href="Pictures/10000000000000B4000000860607AF5E.png" xlink:type="simple" xlink:show="embed" xlink:actuate="onLoad"/></draw:frame></text:p><text:p text:style-name="P41">Picture <text:sequence text:ref-name="refIllustration14" text:name="Illustration" text:formula="ooow:Illustration+1" style:num-format="1">15</text:sequence>: Folders navigation bar</text:p></draw:text-box></draw:frame></text:p>
      <text:p text:style-name="P34"><text:soft-page-break/><text:span text:style-name="T38">Notice that a so-called </text:span><text:span text:style-name="T40">breadcrumb</text:span><text:span text:style-name="T38"> (navigation path) is updated as you navigate through the folders and keeps track of your position. You can simply switch between folders using this path.</text:span></text:p>
      <text:p text:style-name="P33"><draw:frame draw:style-name="fr4" draw:name="Cornice48" text:anchor-type="paragraph" svg:x="5.632cm" svg:y="0.196cm" svg:width="7.398cm" svg:height="1.849cm" draw:z-index="29"><draw:text-box><text:p text:style-name="P41"><draw:frame draw:style-name="fr20" draw:name="immagini91" text:anchor-type="as-char" svg:width="6.832cm" svg:height="0.926cm" draw:z-index="213"><draw:image xlink:href="Pictures/10000000000000A90000001471D431BB.png" xlink:type="simple" xlink:show="embed" xlink:actuate="onLoad"/></draw:frame></text:p><text:p text:style-name="P41">Picture <text:sequence text:ref-name="refIllustration15" text:name="Illustration" text:formula="ooow:Illustration+1" style:num-format="1">16</text:sequence>: A folder's navigation path (<text:span text:style-name="T55">bread crumb)</text:span></text:p></draw:text-box></draw:frame></text:p>
      <text:p text:style-name="P34"><text:span text:style-name="T38">Moreover, you can visualize the entire folder-tree by clicking on icon </text:span><text:span text:style-name="T18">1.2</text:span><text:span text:style-name="T38">: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32433837" text:continue-numbering="true" text:style-name="Outline">
        <text:list-item>
          <text:list>
            <text:list-item>
              <text:list>
                <text:list-item>
                  <text:h text:style-name="P132" text:outline-level="3">Folder Creation</text:h>
                </text:list-item>
              </text:list>
            </text:list-item>
          </text:list>
        </text:list-item>
      </text:list>
      <text:p text:style-name="P50"><text:span text:style-name="T38">In LogicalDOC you can create a new folder by clicking on icon </text:span><text:span text:style-name="T18">1.1</text:span><text:span text:style-name="T38">. Next step is to give your folder a name and then click the </text:span><text:span text:style-name="T41">Save</text:span><text:span text:style-name="T38"> button to </text:span><text:span text:style-name="T38">complete the operation.</text:span></text:p>
      <text:p text:style-name="P33"><draw:frame draw:style-name="fr4" draw:name="Cornice50" text:anchor-type="paragraph" svg:x="2.538cm" svg:y="0.318cm" svg:width="12.91cm" svg:height="4.475cm" draw:z-index="30"><draw:text-box><text:p text:style-name="P41"><draw:frame draw:style-name="fr21" draw:name="immagini96" text:anchor-type="as-char" svg:width="12.905cm" svg:height="3.863cm" draw:z-index="214"><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32416998" text:continue-numbering="true" text:style-name="Outline">
        <text:list-item>
          <text:list>
            <text:list-item>
              <text:list>
                <text:list-item>
                  <text:h text:style-name="P132" text:outline-level="3">Editing Folder Name</text:h>
                </text:list-item>
              </text:list>
            </text:list-item>
          </text:list>
        </text:list-item>
      </text:list>
      <text:p text:style-name="P50"><draw:frame draw:style-name="fr4" draw:name="Cornice59" text:anchor-type="paragraph" svg:x="2.512cm" svg:y="0.256cm" svg:width="12.91cm" svg:height="4.475cm" draw:z-index="118"><draw:text-box><text:p text:style-name="P41"><draw:frame draw:style-name="fr21" draw:name="immagini71" text:anchor-type="as-char" svg:width="12.905cm" svg:height="3.863cm" draw:z-index="215"><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38">In LogicalDOC you can rename a folder by clicking on icon </text:span><text:span text:style-name="T18">1.3</text:span><text:span text:style-name="T38">. Then, you can change the name of the folder and click the </text:span><text:span text:style-name="T41">Save</text:span><text:span text:style-name="T38"> button to complete the operation.</text:span><text:span text:style-name="T51"> </text:span></text:p>
      <text:list xml:id="list32436908" text:continue-numbering="true" text:style-name="Outline">
        <text:list-item>
          <text:list>
            <text:list-item>
              <text:list>
                <text:list-item>
                  <text:h text:style-name="P132" text:outline-level="3"><text:soft-page-break/>Permissions Setting</text:h>
                </text:list-item>
              </text:list>
            </text:list-item>
          </text:list>
        </text:list-item>
      </text:list>
      <text:p text:style-name="P50"><text:span text:style-name="T38">You can give permissions on folders to users and groups, which have been created in the system. You need to click on icon </text:span><text:span text:style-name="T18">1.4</text:span><text:span text:style-name="T38">.</text:span></text:p>
      <text:p text:style-name="P48"><draw:frame draw:style-name="fr4" draw:name="Cornice78" text:anchor-type="paragraph" svg:x="2.512cm" svg:y="0.256cm" svg:width="12.91cm" svg:height="5.495cm" draw:z-index="197"><draw:text-box><text:p text:style-name="P41"><draw:frame draw:style-name="fr21" draw:name="immagini120" text:anchor-type="as-char" svg:width="12.905cm" svg:height="4.969cm" draw:z-index="216"><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4"><text:span text:style-name="T57"><text:tab/>•</text:span><text:span text:style-name="T51"> </text:span><text:span text:style-name="T38">Read</text:span><text:span text:style-name="T51"> </text:span></text:p>
      <text:p text:style-name="P34"><text:span text:style-name="T57"><text:tab/>•</text:span><text:span text:style-name="T51"> </text:span><text:span text:style-name="T38">Write</text:span><text:span text:style-name="T51"> </text:span></text:p>
      <text:p text:style-name="P34"><text:span text:style-name="T57"><text:tab/>•</text:span><text:span text:style-name="T51"> </text:span><text:span text:style-name="T38">Creation of a new folder</text:span><text:span text:style-name="T51"> </text:span></text:p>
      <text:p text:style-name="P34"><text:span text:style-name="T57"><text:tab/>•</text:span><text:span text:style-name="T51"> </text:span><text:span text:style-name="T38">Permissions setting</text:span><text:span text:style-name="T51"> </text:span></text:p>
      <text:p text:style-name="P34"><text:span text:style-name="T57"><text:tab/>•</text:span><text:span text:style-name="T51"> </text:span><text:span text:style-name="T38">Setting a document as immutable</text:span><text:span text:style-name="T51"> </text:span></text:p>
      <text:p text:style-name="P34"><text:span text:style-name="T57"><text:tab/>•</text:span><text:span text:style-name="T51"> </text:span><text:span text:style-name="T38">Deletion</text:span><text:span text:style-name="T51"> </text:span></text:p>
      <text:p text:style-name="P34"><text:span text:style-name="T57"><text:tab/>•</text:span><text:span text:style-name="T51"> </text:span><text:span text:style-name="T38">Editing folder name</text:span><text:span text:style-name="T51"> </text:span></text:p>
      <text:p text:style-name="P34"><text:span text:style-name="T57"><text:tab/>•</text:span><text:span text:style-name="T51"> </text:span><text:span text:style-name="T38">Document import</text:span></text:p>
      <text:p text:style-name="P34"><text:span text:style-name="T57"><text:tab/>•</text:span><text:span text:style-name="T51"> </text:span><text:span text:style-name="T38">Document export</text:span></text:p>
      <text:p text:style-name="P34"><text:span text:style-name="T57"><text:tab/>•</text:span><text:span text:style-name="T51"> Sign documents</text:span></text:p>
      <text:p text:style-name="P34"><text:span text:style-name="T57"><text:tab/>•</text:span><text:span text:style-name="T51"> </text:span><text:span text:style-name="T38">Add documents to an existing archive</text:span></text:p>
      <text:p text:style-name="P34"><text:span text:style-name="T57"><text:tab/>•</text:span><text:span text:style-name="T51"> Setting</text:span><text:span text:style-name="T38"> workflow <text:s/>operations</text:span></text:p>
      <text:list xml:id="list32421324" text:style-name="L4">
        <text:list-header>
          <text:p text:style-name="P93"/>
        </text:list-header>
      </text:list>
      <text:p text:style-name="P34"><text:span text:style-name="T38">The user administrator and the administrator group have all the permissions. By clicking on the bar ‘</text:span><text:span text:style-name="T41">Assign entities’</text:span><text:span text:style-name="T38"> you can assign permissions on selected folder to users and groups. Moreover, you can move an entity from the ‘available list’ to the ‘assigned’ list by clicking on </text:span><text:span text:style-name="T41">&gt;&gt;</text:span><text:span text:style-name="T38">. By clicking on </text:span><text:span text:style-name="T41">&lt;&lt;</text:span><text:span text:style-name="T38"> <text:s/>you can bring the entity back to the ‘available list’. In order to select multiple entities, hold down the SHIFT key and click on the items you wish to select.</text:span></text:p>
      <text:list xml:id="list32415430" text:continue-list="list32436908" text:style-name="Outline">
        <text:list-item>
          <text:list>
            <text:list-item>
              <text:list>
                <text:list-item>
                  <text:h text:style-name="P132" text:outline-level="3">Search Documents in a Folder</text:h>
                </text:list-item>
              </text:list>
            </text:list-item>
          </text:list>
        </text:list-item>
      </text:list>
      <text:p text:style-name="P50"><text:span text:style-name="T38">In LogicalDOC you can make an advanced search to look for documents inside a folder by clicking on the icon </text:span><text:span text:style-name="T18">1.5</text:span><text:span text:style-name="T38">. Then LogicalDOC displays the </text:span><text:span text:style-name="T38">advanced search page with the search already set on the current folder.</text:span></text:p>
      <text:p text:style-name="P33"><draw:frame draw:style-name="fr4" draw:name="Cornice51" text:anchor-type="paragraph" svg:x="3.681cm" svg:y="0.318cm" svg:width="11.301cm" svg:height="9.447cm" draw:z-index="31"><draw:text-box><text:p text:style-name="P41"><draw:frame draw:style-name="fr21" draw:name="immagini98" text:anchor-type="as-char" svg:width="11.298cm" svg:height="8.763cm" draw:z-index="217"><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2444178" text:continue-numbering="true" text:style-name="Outline">
        <text:list-item>
          <text:list>
            <text:list-item>
              <text:list>
                <text:list-item>
                  <text:h text:style-name="P132" text:outline-level="3">Export a Folder in a Zip Archive</text:h>
                </text:list-item>
              </text:list>
            </text:list-item>
          </text:list>
        </text:list-item>
      </text:list>
      <text:p text:style-name="P50"><text:span text:style-name="T38">In LogicalDOC you can export the content of a folder by clicking on icon </text:span><text:span text:style-name="T18">1.6</text:span><text:span text:style-name="T38">. Then LogicalDOC displays a window to save the entire content of the folder in </text:span><text:span text:style-name="T38">a file called </text:span><text:span text:style-name="T41">ZipExport.zip</text:span><text:span text:style-name="T38">. This operation can only be done by users that have </text:span><text:span text:style-name="T41">Bulk Export</text:span><text:span text:style-name="T38"> permission (see “Setting Permissions" paragraph).</text:span></text:p>
      <text:p text:style-name="P24"/>
      <text:p text:style-name="P33"><draw:frame draw:style-name="fr4" draw:name="Cornice52" text:anchor-type="paragraph" svg:x="2.298cm" svg:y="0.318cm" svg:width="13.019cm" svg:height="6.16cm" draw:z-index="32"><draw:text-box><text:p text:style-name="P41"><draw:frame draw:style-name="fr21" draw:name="immagini100" text:anchor-type="as-char" svg:width="13.016cm" svg:height="5.495cm" draw:z-index="218"><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2441034" text:continue-numbering="true" text:style-name="Outline">
        <text:list-item>
          <text:list>
            <text:list-item>
              <text:list>
                <text:list-item>
                  <text:h text:style-name="P132" text:outline-level="3">Folder Deletion</text:h>
                </text:list-item>
              </text:list>
            </text:list-item>
          </text:list>
        </text:list-item>
      </text:list>
      <text:p text:style-name="P50"><text:span text:style-name="T38">In LogicalDOC, you can delete a folder by clicking on icon </text:span><text:span text:style-name="T18">1.7</text:span><text:span text:style-name="T38">. Then a warning message appears to get your conformation for deletion. However, if the folder contains immutable documents, LogicalDOC deletes all documents except immutable ones.</text:span></text:p>
      <text:list xml:id="list32421013" text:continue-numbering="true" text:style-name="Outline">
        <text:list-item>
          <text:list>
            <text:list-item>
              <text:h text:style-name="P125" text:outline-level="2"><text:soft-page-break/>Document creation</text:h>
            </text:list-item>
          </text:list>
        </text:list-item>
      </text:list>
      <text:p text:style-name="P50"><text:span text:style-name="T38">To add a new document, the first thing to do is to upload a file by clicking on the icon </text:span><text:span text:style-name="T18">2.1</text:span><text:span text:style-name="T38">. </text:span></text:p>
      <text:p text:style-name="Standard"><text:span text:style-name="T42">The upload process requires the specification of the language. In addition, you can request the immediate tags extraction and the indexing of the document. If the document does not specify a title, then the file name itself is used.</text:span><text:span text:style-name="T52"> Pressing button </text:span><text:span text:style-name="T53">Next&gt;&gt;</text:span><text:span text:style-name="T52">, opens the importing document info page. This page is divided into two tabs: the first one, </text:span><text:span text:style-name="T53">Core</text:span><text:span text:style-name="T52">, allows the user to view and edit all the main informations on the document; the other one, </text:span><text:span text:style-name="T53">Template</text:span><text:span text:style-name="T52">, allows the user to associate the document to a template (a drop-down menu lists the templates currently available in LogicalDOC). Pressing the </text:span><text:span text:style-name="T53">Save</text:span><text:span text:style-name="T52"> button, if no error occurred, the document is inserted within the current folder. </text:span></text:p>
      <text:p text:style-name="P33"><text:span text:style-name="T38">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41">Tags</text:span><text:span text:style-name="T38"> menu under the menu </text:span><text:span text:style-name="T41">Searches</text:span><text:span text:style-name="T38"> shows </text:span><text:span text:style-name="T38">documents grouped by those keywords. You can also create a description of </text:span><text:span text:style-name="T38">all versions of a document. When you add a document, a version 1.0 is created automatically.</text:span></text:p>
      <text:p text:style-name="P33">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1"><draw:frame draw:style-name="fr16" draw:name="immagini81" text:anchor-type="as-char" svg:y="-0.088cm" svg:width="12.06cm" svg:height="6.131cm" draw:z-index="219"><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6"><text:span text:style-name="T2">Important:</text:span> <text:span text:style-name="T38">Usually when a document is inserted, it is immediately indexed </text:span><text:span text:style-name="T38">and so that it will be searchable. <text:s/>The scheduled task ‘</text:span><text:span text:style-name="T41">Documents indexing’ </text:span><text:span text:style-name="T38">scans the documents periodically to make them searchable.</text:span><text:span text:style-name="T51"> </text:span><text:span text:style-name="T38">You can also force LogicalDOC indexing by checking the box "Immediate </text:span><text:span text:style-name="T38">indexing" upon uploading a document.</text:span></text:p>
      <text:list xml:id="list32418320" text:continue-numbering="true" text:style-name="Outline">
        <text:list-item>
          <text:list>
            <text:list-item>
              <text:h text:style-name="P125" text:outline-level="2">Operations on Document</text:h>
            </text:list-item>
          </text:list>
        </text:list-item>
      </text:list>
      <text:p text:style-name="P50"><text:span text:style-name="T38">To access the documents you must select the menu </text:span><text:span text:style-name="T40">'Documents'</text:span><text:span text:style-name="T38">. Next, you will see the tools for navigation and management of the archived documents.</text:span><text:span text:style-name="T51"> </text:span></text:p>
      <text:p text:style-name="P50"><text:soft-page-break/><text:span text:style-name="T38">On the left side, the list of all sub-folders of the currently selected folder is displayed. By clicking on a folder, you will see all the documents contained in it in the right panel. Every document is clickable for download.</text:span><text:span text:style-name="T51"> </text:span></text:p>
      <text:p text:style-name="P54"><text:span text:style-name="T42">In some cases you may wish to move a document from one folder to another: in LogicalDOC you can do this by selecting the document and then clicking on icon </text:span><text:span text:style-name="T20">2.3</text:span><text:span text:style-name="T42">. The document will be cut from its location and then you can paste it into the same folder or into another folder by clicking on icon </text:span><text:span text:style-name="T20">2.5</text:span><text:span text:style-name="T42">.</text:span><text:span text:style-name="T52"> Instead, to copy a document and insert it in another folder, the user must click on </text:span><text:span text:style-name="T20">2.4</text:span><text:span text:style-name="T52"> and, after he has moved on the destination folder, click on </text:span><text:span text:style-name="T20">2.5</text:span><text:span text:style-name="T52">. </text:span></text:p>
      <text:p text:style-name="P50"><text:span text:style-name="T38">If the current user has the immutability permission (see “Setting Permissions” paragraph), he can set a document as immutable. This can be done by selecting the document and clicking on icon </text:span><text:span text:style-name="T18">2.6</text:span><text:span text:style-name="T38">. After specifying the reasons for which you want to do this operation and also after a confirmation message, the document becomes immutable. It can not be modified or cancelled by anyone anymore.</text:span><text:span text:style-name="T51"> </text:span></text:p>
      <text:list xml:id="list32429269" text:continue-numbering="true" text:style-name="Outline">
        <text:list-item>
          <text:list>
            <text:list-item>
              <text:list>
                <text:list-item>
                  <text:h text:style-name="P132" text:outline-level="3">Import Documents from Zip Archive</text:h>
                </text:list-item>
              </text:list>
            </text:list-item>
          </text:list>
        </text:list-item>
      </text:list>
      <text:p text:style-name="P50"><text:span text:style-name="T38">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38">on icon </text:span><text:span text:style-name="T18">2.2</text:span><text:span text:style-name="T38">.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41">Bulk Import </text:span><text:span text:style-name="T38">permission (see "Setting permissions" paragraph).</text:span></text:p>
      <text:p text:style-name="P48"><draw:frame draw:style-name="fr4" draw:name="Cornice12" text:anchor-type="paragraph" svg:x="2.298cm" svg:y="0.318cm" svg:width="13.019cm" svg:height="6.419cm" draw:z-index="198"><draw:text-box><text:p text:style-name="P41"><draw:frame draw:style-name="fr21" draw:name="immagini94" text:anchor-type="as-char" svg:width="13.016cm" svg:height="5.777cm" draw:z-index="220"><draw:image xlink:href="Pictures/20000007000069AF0000331FAEE0A12C.svm" xlink:type="simple" xlink:show="embed" xlink:actuate="onLoad"/></draw:frame><text:span text:style-name="T32">Picture </text:span><text:span text:style-name="T32"><text:sequence text:ref-name="refIllustration22" text:name="Illustration" text:formula="ooow:Illustration+1" style:num-format="1">23</text:sequence></text:span><text:span text:style-name="T32">: Import from zip archive</text:span></text:p></draw:text-box></draw:frame></text:p>
      <text:p text:style-name="P20"/>
      <text:list xml:id="list32436222" text:continue-numbering="true" text:style-name="Outline">
        <text:list-item>
          <text:list>
            <text:list-item>
              <text:list>
                <text:list-item>
                  <text:h text:style-name="P132" text:outline-level="3"><text:soft-page-break/>Insert a document into an export archive </text:h>
                </text:list-item>
              </text:list>
            </text:list-item>
          </text:list>
        </text:list-item>
      </text:list>
      <text:p text:style-name="P33">If a user wants to add one or more documents into an export archive (Default or Paper dematerialization), he must select the documents and click on icon <text:span text:style-name="T17">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6"><draw:text-box><text:p text:style-name="P41"><draw:frame draw:style-name="fr16" draw:name="immagini92" text:anchor-type="as-char" svg:y="-0.25cm" svg:width="12.259cm" svg:height="3.468cm" draw:z-index="221"><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32429427" text:continue-numbering="true" text:style-name="Outline">
        <text:list-item>
          <text:list>
            <text:list-item>
              <text:list>
                <text:list-item>
                  <text:h text:style-name="P135" text:outline-level="3">Insert a document into an archive for Paper Dematerialization </text:h>
                </text:list-item>
              </text:list>
            </text:list-item>
          </text:list>
        </text:list-item>
      </text:list>
      <text:p text:style-name="Standard"><text:span text:style-name="T12">If a user wants to add one or more documents only into an export archive of Paper dematerialization type, he must select the documents and click on icon </text:span><text:span text:style-name="T22">2.19</text:span><text:span text:style-name="T12">: it opens a page where the user must select a Paper dematerialization archive from those displayed in the drop-down menu and then click on OK button. fter that, LogicalDOC shows the documents list page and, if there aren't errors, it shows a green message with the number of documents added to the selected archive; instead, if one or more documents was already into the archive, it shows an appropriate warning message.</text:span></text:p>
      <text:list xml:id="list32417009" text:continue-numbering="true" text:style-name="Outline">
        <text:list-item>
          <text:list>
            <text:list-item>
              <text:list>
                <text:list-item>
                  <text:h text:style-name="P132" text:outline-level="3"><draw:frame draw:style-name="fr5" draw:name="Cornice40" text:anchor-type="paragraph" svg:x="3.493cm" svg:y="0.429cm" svg:width="12.284cm" svg:height="4.027cm" draw:z-index="182"><draw:text-box><text:p text:style-name="P41"><draw:frame draw:style-name="fr16" draw:name="immagini95" text:anchor-type="as-char" svg:y="-0.25cm" svg:width="12.259cm" svg:height="3.468cm" draw:z-index="222"><draw:image xlink:href="Pictures/2000000700006EEC000019C5385197B4.svm" xlink:type="simple" xlink:show="embed" xlink:actuate="onLoad"/></draw:frame><text:span text:style-name="T32">Picture </text:span><text:span text:style-name="T32"><text:sequence text:ref-name="refIllustration24" text:name="Illustration" text:formula="ooow:Illustration+1" style:num-format="1">25</text:sequence></text:span><text:span text:style-name="T32">: Insert into a 'Paper dematerialization' archive</text:span></text:p></draw:text-box></draw:frame>Scanning of a document </text:h>
                </text:list-item>
              </text:list>
            </text:list-item>
          </text:list>
        </text:list-item>
      </text:list>
      <text:p text:style-name="P33"><text:span text:style-name="T59">The user can upload into LogicalDOC a scanning made by a scanner connected to the computer. </text:span>By clicking on the icon <text:span text:style-name="T21">2.12</text:span>, the user visualizes the page to scan a document. <text:span text:style-name="T59">The operations to be performed are as follows: </text:span></text:p>
      <text:list xml:id="list32428339" text:style-name="L5">
        <text:list-item>
          <text:p text:style-name="P99"><text:span text:style-name="T59">click the button in the upper left <text:s/>(icon </text:span><text:span text:style-name="T21">2.13</text:span><text:span text:style-name="T59">)</text:span></text:p>
        </text:list-item>
        <text:list-item>
          <text:p text:style-name="P101">choose, through the drop-down menu, one of the two scanning options: <text:s/></text:p>
          <text:list>
            <text:list-item>
              <text:list>
                <text:list-item>
                  <text:list>
                    <text:list-item>
                      <text:p text:style-name="P105">delete the previous scans, and consider only the following ones</text:p>
                    </text:list-item>
                    <text:list-item>
                      <text:p text:style-name="P106"><text:soft-page-break/><text:span text:style-name="T59">append the following scan to those performed previously <text:s/>(</text:span>recommended if the user wants to create a single document consisting of several scans<text:span text:style-name="T59">)</text:span></text:p>
                    </text:list-item>
                  </text:list>
                </text:list-item>
              </text:list>
            </text:list-item>
          </text:list>
        </text:list-item>
        <text:list-item>
          <text:p text:style-name="P101">click OK</text:p>
        </text:list-item>
        <text:list-item>
          <text:p text:style-name="P101">LogicalDOC shows the list of the scanners connected to your computer, so you can choose one and click Select</text:p>
        </text:list-item>
        <text:list-item>
          <text:p text:style-name="P99"><text:span text:style-name="T59">now <text:s/></text:span>the software, that you usually use to communicate and perform operations with your scanner, starts and you can launch the scan </text:p>
        </text:list-item>
        <text:list-item>
          <text:p text:style-name="P99"><text:span text:style-name="T59">LogicalDOC shows the scanned images; you can rotate them through buttons </text:span><text:span text:style-name="T21">2.14 </text:span><text:span text:style-name="T59">and </text:span><text:span text:style-name="T21">2.15</text:span><text:span text:style-name="T59">, and, if you made more that one scanning for a single document, </text:span>you can scroll through the <text:tab/>images with the appropriate buttons <text:span text:style-name="T21">2.16</text:span> and <text:span text:style-name="T21">2.17</text:span>.</text:p>
        </text:list-item>
        <text:list-item>
          <text:p text:style-name="P99"><text:span text:style-name="T59">if the scanning is correct, click on button </text:span><text:span text:style-name="T21">2.18 </text:span><text:span text:style-name="T59">to upload the <text:s/>document in LogicalDOC</text:span></text:p>
        </text:list-item>
        <text:list-item>
          <text:p text:style-name="P101">choose the document name and its extension (JPG or TIFF).</text:p>
        </text:list-item>
        <text:list-item>
          <text:p text:style-name="P101">if there aren't errors, click on button <text:span text:style-name="T2">Next&gt;&gt;</text:span> and insert the document informations (for example, author, receiver, tags, template) and click on Save button.</text:p>
        </text:list-item>
        <text:list-item>
          <text:p text:style-name="P101">the document is inserted in the current folder and you can see it into the documents list page.</text:p>
        </text:list-item>
      </text:list>
      <text:p text:style-name="P40"/>
      <text:p text:style-name="P40"><draw:frame draw:style-name="fr4" draw:name="Cornice7" text:anchor-type="paragraph" svg:x="3.681cm" svg:y="0cm" svg:width="11.301cm" svg:height="7.759cm" draw:z-index="77"><draw:text-box><text:p text:style-name="P41"><draw:frame draw:style-name="fr21" draw:name="immagini11" text:anchor-type="as-char" svg:width="11.298cm" svg:height="7.186cm" draw:z-index="223"><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32442802" text:continue-list="list32417009" text:style-name="Outline">
        <text:list-item>
          <text:list>
            <text:list-item>
              <text:list>
                <text:list-item>
                  <text:h text:style-name="P136" text:outline-level="3">Sign documents </text:h>
                </text:list-item>
              </text:list>
            </text:list-item>
          </text:list>
        </text:list-item>
      </text:list>
      <text:p text:style-name="P52"><text:span text:style-name="T42">In LogicalDOC the user can sign one or more documents selecting them and then clicking on the icon </text:span><text:span text:style-name="T20">2.20</text:span><text:span text:style-name="T42">. </text:span><text:span text:style-name="T45">LogicalDOC downloads all the documents files, connects to user's smart-card, and recognizes all the certificates inside it. After that, LogicalDOC visualizes the document sign page: the user chooses the correct certificate among those listed, click on </text:span><text:span text:style-name="T44">Sign</text:span><text:span text:style-name="T45"> button and enter the PIN of the smart-card. If the PIN is correct, LogicalDOC signs all the documents and displays the result of the operation. If the document is properly </text:span><text:span text:style-name="T45">signed, you can see the icon</text:span><text:span text:style-name="T38"> </text:span><text:span text:style-name="T20">3.24 </text:span><text:span text:style-name="T45">next to the document in the documents list page (in Details view) . </text:span></text:p>
      <text:list xml:id="list32418283" text:continue-numbering="true" text:style-name="Outline">
        <text:list-item>
          <text:list>
            <text:list-item>
              <text:list>
                <text:list-item>
                  <text:h text:style-name="Heading_20_3" text:outline-level="3"><text:soft-page-break/><text:span text:style-name="T38">Contextual m</text:span><text:span text:style-name="T51">enu</text:span></text:h>
                </text:list-item>
              </text:list>
            </text:list-item>
          </text:list>
        </text:list-item>
      </text:list>
      <text:p text:style-name="P50"><text:span text:style-name="T38">You can also use different actions for each document through the contextual menu, accessible by right-clicking on the document.</text:span><text:span text:style-name="T51"> </text:span></text:p>
      <text:p text:style-name="P48">Here is the list of the available operations:</text:p>
      <text:p text:style-name="P48"/>
      <text:p text:style-name="P60"><text:span text:style-name="T42">1.</text:span><text:span text:style-name="T52"> <text:tab/></text:span><text:span text:style-name="T42">Checkout/Checkin document (icon </text:span><text:span text:style-name="T20">3.13</text:span><text:span text:style-name="T44"> </text:span><text:span text:style-name="T42">/ </text:span><text:span text:style-name="T20">3.14</text:span><text:span text:style-name="T42">)</text:span><text:span text:style-name="T52"> </text:span></text:p>
      <text:p text:style-name="P61"><text:span text:style-name="T15">2.<text:tab/>Lock/Unlock document </text:span><text:span text:style-name="T42">(icon </text:span><text:span text:style-name="T20">3.26</text:span><text:span text:style-name="T44"> </text:span><text:span text:style-name="T42">/ </text:span><text:span text:style-name="T20">3.27</text:span><text:span text:style-name="T42">)</text:span><text:span text:style-name="T52"> </text:span></text:p>
      <text:p text:style-name="P60"><text:span text:style-name="T42">3.</text:span><text:span text:style-name="T52"> <text:tab/></text:span><text:span text:style-name="T42">Edit document (icon </text:span><text:span text:style-name="T20">3.5</text:span><text:span text:style-name="T42">) </text:span></text:p>
      <text:p text:style-name="P59"><text:span text:style-name="T38">4.<text:tab/>Paste as links (icon </text:span><text:span text:style-name="T18">3.15</text:span><text:span text:style-name="T38">) </text:span></text:p>
      <text:p text:style-name="P59"><text:span text:style-name="T38">5.</text:span><text:span text:style-name="T51"> <text:tab/></text:span><text:span text:style-name="T38">Versions (icon </text:span><text:span text:style-name="T18">3.16</text:span><text:span text:style-name="T38">)</text:span><text:span text:style-name="T51"> </text:span></text:p>
      <text:p text:style-name="P59"><text:span text:style-name="T38">6.</text:span><text:span text:style-name="T51"> <text:tab/></text:span><text:span text:style-name="T38">Similar documents (icon </text:span><text:span text:style-name="T18">3.17</text:span><text:span text:style-name="T38">)</text:span><text:span text:style-name="T51"> </text:span></text:p>
      <text:p text:style-name="P59"><text:span text:style-name="T38">7.</text:span><text:span text:style-name="T51"> <text:tab/></text:span><text:span text:style-name="T38">Links (icon </text:span><text:span text:style-name="T18">2.10</text:span><text:span text:style-name="T38">)</text:span><text:span text:style-name="T51"> </text:span></text:p>
      <text:p text:style-name="P59"><text:span text:style-name="T38">8.</text:span><text:span text:style-name="T51"> <text:tab/></text:span><text:span text:style-name="T38">Discussions (icon </text:span><text:span text:style-name="T18">3.18</text:span><text:span text:style-name="T38">) </text:span></text:p>
      <text:p text:style-name="P59"><text:span text:style-name="T38">9.</text:span><text:span text:style-name="T51"> <text:tab/></text:span><text:span text:style-name="T38">Send as email (icon </text:span><text:span text:style-name="T18">3.19</text:span><text:span text:style-name="T38">) </text:span></text:p>
      <text:p text:style-name="P59"><text:span text:style-name="T38">10.</text:span><text:span text:style-name="T51"> <text:tab/></text:span><text:span text:style-name="T38">Send download ticket (icon </text:span><text:span text:style-name="T18">3.20</text:span><text:span text:style-name="T38">) </text:span></text:p>
      <text:p text:style-name="P59"><text:span text:style-name="T38">11.</text:span><text:span text:style-name="T51"> <text:tab/></text:span><text:span text:style-name="T38">Info (icon</text:span><text:span text:style-name="T19"> </text:span><text:span text:style-name="T18">3.21</text:span><text:span text:style-name="T38">) </text:span></text:p>
      <text:p text:style-name="P59"><text:span text:style-name="T38">12.<text:tab/>History (icon </text:span><text:span text:style-name="T18">3.22</text:span><text:span text:style-name="T38">)</text:span></text:p>
      <text:p text:style-name="P59"><text:span text:style-name="T38">13.<text:tab/>Sign (icon </text:span><text:span text:style-name="T18">3.24</text:span><text:span text:style-name="T38">) </text:span></text:p>
      <text:p text:style-name="P59"><text:span text:style-name="T38">14.<text:tab/>Convert into Pdf (icon </text:span><text:span text:style-name="T18">3.25</text:span><text:span text:style-name="T38">) </text:span></text:p>
      <text:list xml:id="list32425564" text:continue-numbering="true" text:style-name="Outline">
        <text:list-item>
          <text:list>
            <text:list-item>
              <text:list>
                <text:list-item>
                  <text:h text:style-name="P133" text:outline-level="3">Checkout/Checkin</text:h>
                </text:list-item>
              </text:list>
            </text:list-item>
          </text:list>
        </text:list-item>
      </text:list>
      <text:p text:style-name="P50"><text:span text:style-name="T38">LogicalDOC allows you to change the content of a document, which has been imported into the application. You have to select the document by right-</text:span><text:span text:style-name="T51"> </text:span><text:span text:style-name="T38">clicking on the document's name and then click the contextual menu item </text:span><text:span text:style-name="T41">Checkout</text:span><text:span text:style-name="T38">. Then, there appears the message "</text:span><text:span text:style-name="T41">You have acquired the </text:span><text:span text:style-name="T41">document. Now you can download to make the changes</text:span><text:span text:style-name="T38">", click </text:span><text:span text:style-name="T41">OK</text:span><text:span text:style-name="T38">, and then you will see the acquisition icon </text:span><text:span text:style-name="T18">2.8</text:span><text:span text:style-name="T38"> next to the document's name. </text:span></text:p>
      <text:p text:style-name="P34"><text:span text:style-name="T38">After downloading and editing of the document, select the document by right-clicking on the document's name and click the contextual menu item </text:span><text:span text:style-name="T41">Checkin</text:span><text:span text:style-name="T38">. Then there </text:span><text:span text:style-name="T46">appears the following screen:</text:span></text:p>
      <text:p text:style-name="P38"/>
      <text:p text:style-name="P38"><draw:frame draw:style-name="fr4" draw:name="Cornice37" text:anchor-type="paragraph" svg:x="3.681cm" svg:y="0cm" svg:width="11.301cm" svg:height="5.034cm" draw:z-index="36"><draw:text-box><text:p text:style-name="P41"><draw:frame draw:style-name="fr21" draw:name="immagini6" text:anchor-type="as-char" svg:width="11.298cm" svg:height="4.422cm" draw:z-index="224"><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6"><text:span text:style-name="T38">Now upload the new version of the document by clicking on the </text:span><text:span text:style-name="T41">Browse... </text:span><text:span text:style-name="T38">button and selecting the new document. Then click the </text:span><text:span text:style-name="T41">Upload</text:span><text:span text:style-name="T38"> button. You can choose whether this new document is a major or a minor version by selecting the checkbox </text:span><text:span text:style-name="T41">Major Update</text:span><text:span text:style-name="T38">. You must enter a description of the </text:span><text:span text:style-name="T38">new version and you can ask LogicalDOC to check whether the name of the new version of the document is the same as the previous one by selecting the </text:span></text:p>
      <text:p text:style-name="P36"><text:span text:style-name="T38">checkbox </text:span><text:span text:style-name="T41">Check Original Filename</text:span><text:span text:style-name="T38">. Now you can complete the operation by </text:span></text:p>
      <text:p text:style-name="P36"><text:soft-page-break/><text:span text:style-name="T38">clicking on the button </text:span><text:span text:style-name="T41">Checkin</text:span><text:span text:style-name="T38">. </text:span></text:p>
      <text:p text:style-name="P36"><text:span text:style-name="T38">After the Checkout operation, if the user realizes that he doesn't want to perform the Checkin operation, he can release the document by right-clicking on the document's name and selecting the contextual menu item </text:span><text:span text:style-name="T41">Unlock</text:span><text:span text:style-name="T38">.</text:span></text:p>
      <text:list xml:id="list32440629" text:continue-numbering="true" text:style-name="Outline">
        <text:list-item>
          <text:list>
            <text:list-item>
              <text:list>
                <text:list-item>
                  <text:h text:style-name="P132" text:outline-level="3">Lock/Unlock document</text:h>
                </text:list-item>
              </text:list>
            </text:list-item>
          </text:list>
        </text:list-item>
      </text:list>
      <text:p text:style-name="Standard"><text:span text:style-name="T12">If the user </text:span>wants to avoid that a document may be modified, he must select the document <text:span text:style-name="T42">by right-clicking on the document's name and selecting the contextual menu item </text:span><text:span text:style-name="T44">Lock</text:span><text:span text:style-name="T42">. </text:span><text:span text:style-name="T45">If the document is properly locked, you can see the icon</text:span><text:span text:style-name="T42"> </text:span><text:span text:style-name="T20">2.9 </text:span><text:span text:style-name="T45">next to the document in the documents list page (in Details view). N</text:span>ow the document can not be modified by any user, infact it is no longer displayed to the user the <text:span text:style-name="T2">Edit</text:span> option in the contextual menu. If a user wants to edit the document, he must select it <text:span text:style-name="T42">by right-clicking on the document's name and selecting the contextual menu item </text:span><text:span text:style-name="T44">Unlock</text:span><text:span text:style-name="T42">. </text:span><text:span text:style-name="T45">If the document is properly unlocked, the icon</text:span><text:span text:style-name="T42"> </text:span><text:span text:style-name="T20">2.9 </text:span><text:span text:style-name="T35">is no more</text:span><text:span text:style-name="T20"> </text:span><text:span text:style-name="T45">next to the document in the documents list page (in Details view).</text:span></text:p>
      <text:p text:style-name="P27"/>
      <text:p text:style-name="P10"><draw:frame draw:style-name="fr4" draw:name="Cornice71" text:anchor-type="paragraph" svg:x="3.681cm" svg:y="0cm" svg:width="11.301cm" svg:height="4.322cm" draw:z-index="184"><draw:text-box><text:p text:style-name="P41"><draw:frame draw:style-name="fr21" draw:name="immagini99" text:anchor-type="as-char" svg:width="11.298cm" svg:height="3.741cm" draw:z-index="225"><draw:image xlink:href="Pictures/2000000700007CD500002CEC77E480BE.svm" xlink:type="simple" xlink:show="embed" xlink:actuate="onLoad"/></draw:frame><text:span text:style-name="T32">Picture </text:span><text:span text:style-name="T32"><text:sequence text:ref-name="refIllustration27" text:name="Illustration" text:formula="ooow:Illustration+1" style:num-format="1">28</text:sequence></text:span><text:span text:style-name="T32">: Lock <text:s/>a document</text:span></text:p></draw:text-box></draw:frame></text:p>
      <text:list xml:id="list32426532" text:continue-numbering="true" text:style-name="Outline">
        <text:list-item>
          <text:list>
            <text:list-item>
              <text:list>
                <text:list-item>
                  <text:h text:style-name="P132" text:outline-level="3">Document Editing</text:h>
                </text:list-item>
              </text:list>
            </text:list-item>
          </text:list>
        </text:list-item>
      </text:list>
      <text:p text:style-name="P50"><text:span text:style-name="T38">The editing page is accessed by right-clicking on the document's name and selecting the contextual menu item </text:span><text:span text:style-name="T41">Edit</text:span><text:span text:style-name="T38">. On this page you can edit all </text:span><text:span text:style-name="T38">properties of a document. The editable properties are: title, tags, the source date, the source ID, the author, the coverage, the type, the recipient, the language, the object and the template (see "Document management" paragraph).</text:span><text:span text:style-name="T51"> </text:span><text:span text:style-name="T38">To add more tags, you must separate each one with a comma.</text:span></text:p>
      <text:list xml:id="list32425561" text:continue-numbering="true" text:style-name="Outline">
        <text:list-item>
          <text:list>
            <text:list-item>
              <text:list>
                <text:list-item>
                  <text:h text:style-name="P132" text:outline-level="3">Paste as Link</text:h>
                </text:list-item>
              </text:list>
            </text:list-item>
          </text:list>
        </text:list-item>
      </text:list>
      <text:p text:style-name="P50"><text:span text:style-name="T38">In LogicalDOC you can link documents. If you want to link two documents A and B to a third document C, select A and B </text:span><text:span text:style-name="T38">and click on icon </text:span><text:span text:style-name="T18">2.3</text:span><text:span text:style-name="T38"> to cut them. Then right-click on document C and select the contextual menu item </text:span><text:span text:style-name="T41">Paste as </text:span><text:span text:style-name="T41">links</text:span><text:span text:style-name="T38">. Now you can see that <text:s/>document C has been linked to documents A and B. The link-icon (icon </text:span><text:span text:style-name="T18">2.9</text:span><text:span text:style-name="T39">)</text:span><text:span text:style-name="T41"> </text:span><text:span text:style-name="T39">now appears next to the three documents</text:span><text:span text:style-name="T38">. </text:span></text:p>
      <text:p text:style-name="P33"/>
      <text:p text:style-name="P33"><draw:frame draw:style-name="fr4" draw:name="Cornice38" text:anchor-type="paragraph" svg:x="3.681cm" svg:y="0cm" svg:width="11.301cm" svg:height="4.556cm" draw:z-index="37"><draw:text-box><text:p text:style-name="P41"><draw:frame draw:style-name="fr21" draw:name="immagini37" text:anchor-type="as-char" svg:width="11.298cm" svg:height="3.891cm" draw:z-index="226"><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4"><text:span text:style-name="T38">Now, by right-clicking on the document's title and clicking the contextual menu item </text:span><text:span text:style-name="T41">Links</text:span><text:span text:style-name="T38">, you can see the details of the links </text:span><text:span text:style-name="T51"><text:s/>you have </text:span><text:span text:style-name="T38">created.</text:span></text:p>
      <text:p text:style-name="P33"/>
      <text:p text:style-name="P33"><draw:frame draw:style-name="fr4" draw:name="Cornice39" text:anchor-type="paragraph" svg:x="3.681cm" svg:y="0cm" svg:width="11.301cm" svg:height="3.836cm" draw:z-index="38"><draw:text-box><text:p text:style-name="P41"><draw:frame draw:style-name="fr21" draw:name="immagini41" text:anchor-type="as-char" svg:width="11.298cm" svg:height="3.224cm" draw:z-index="227"><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32424982" text:continue-numbering="true" text:style-name="Outline">
        <text:list-item>
          <text:list>
            <text:list-item>
              <text:list>
                <text:list-item>
                  <text:h text:style-name="P132" text:outline-level="3">Versions</text:h>
                </text:list-item>
              </text:list>
            </text:list-item>
          </text:list>
        </text:list-item>
      </text:list>
      <text:p text:style-name="P33">The user can see the list and the details of all versions of a document <text:span text:style-name="T38">by right-clicking on the document's name and selecting the contextual menu item </text:span><text:span text:style-name="T41">Versions</text:span><text:span text:style-name="T38">.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3"><draw:frame draw:style-name="fr4" draw:name="Cornice60" text:anchor-type="paragraph" svg:x="3.681cm" svg:y="0.012cm" svg:width="11.301cm" svg:height="4.292cm" draw:z-index="78"><draw:text-box><text:p text:style-name="P41"><draw:frame draw:style-name="fr21" draw:name="immagini73" text:anchor-type="as-char" svg:width="11.298cm" svg:height="3.69cm" draw:z-index="228"><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3">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33">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79"><draw:text-box><text:p text:style-name="P41"><draw:frame draw:style-name="fr21" draw:name="immagini74" text:anchor-type="as-char" svg:width="11.298cm" svg:height="9.303cm" draw:z-index="229"><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32427641" text:continue-numbering="true" text:style-name="Outline">
        <text:list-item>
          <text:list>
            <text:list-item>
              <text:list>
                <text:list-item>
                  <text:h text:style-name="P132" text:outline-level="3">Similar documents</text:h>
                </text:list-item>
              </text:list>
            </text:list-item>
          </text:list>
        </text:list-item>
      </text:list>
      <text:p text:style-name="P50"><text:span text:style-name="T38">LogicalDOC is able to search documents, which are similar to a selected document. Right-click on the document's name and click the contextual menu item </text:span><text:span text:style-name="T41">Similar documents</text:span><text:span text:style-name="T38">.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8"/>
      <text:p text:style-name="P14"><draw:frame draw:style-name="fr4" draw:name="Cornice43" text:anchor-type="paragraph" svg:x="3.681cm" svg:y="0.012cm" svg:width="11.301cm" svg:height="4.634cm" draw:z-index="39"><draw:text-box><text:p text:style-name="P41"><draw:frame draw:style-name="fr21" draw:name="immagini84" text:anchor-type="as-char" svg:width="11.298cm" svg:height="3.942cm" draw:z-index="230"><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32429512" text:continue-numbering="true" text:style-name="Outline">
        <text:list-item>
          <text:list>
            <text:list-item>
              <text:list>
                <text:list-item>
                  <text:h text:style-name="P132" text:outline-level="3"><text:soft-page-break/>Discussion Forum</text:h>
                </text:list-item>
              </text:list>
            </text:list-item>
          </text:list>
        </text:list-item>
      </text:list>
      <text:p text:style-name="P33">In LogicalDOC you can create a discussion on a document. Any user can write a comment on a document by selecting it and by right-clicking on the document's name and select the contextual menu item <text:span text:style-name="T2">Discussions</text:span>.</text:p>
      <text:p text:style-name="P33"/>
      <text:p text:style-name="P33"><draw:frame draw:style-name="fr4" draw:name="Cornice42" text:anchor-type="paragraph" svg:x="3.681cm" svg:y="0cm" svg:width="11.301cm" svg:height="5.096cm" draw:z-index="40"><draw:text-box><text:p text:style-name="P41"><draw:frame draw:style-name="fr21" draw:name="immagini83" text:anchor-type="as-char" svg:width="11.298cm" svg:height="4.431cm" draw:z-index="231"><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50"><text:span text:style-name="T38">You can see at the top of the page the list of previous discussions<text:line-break/>already initiated on the selected document and on a particular topic; below, instead, you can insert a new discussion by including the topic, the text and by clicking on </text:span><text:span text:style-name="T41">Start a discussion</text:span><text:span text:style-name="T38">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41">Insert a comment</text:span><text:span text:style-name="T38"> button. </text:span></text:p>
      <text:p text:style-name="P33"/>
      <text:p text:style-name="P33"><draw:frame draw:style-name="fr4" draw:name="Cornice41" text:anchor-type="paragraph" svg:x="3.681cm" svg:y="0cm" svg:width="11.301cm" svg:height="7.297cm" draw:z-index="41"><draw:text-box><text:p text:style-name="P41"><draw:frame draw:style-name="fr21" draw:name="immagini82" text:anchor-type="as-char" svg:width="11.298cm" svg:height="6.71cm" draw:z-index="232"><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32439032" text:continue-numbering="true" text:style-name="Outline">
        <text:list-item>
          <text:list>
            <text:list-item>
              <text:list>
                <text:list-item>
                  <text:h text:style-name="P132" text:outline-level="3">Emailing Document</text:h>
                </text:list-item>
              </text:list>
            </text:list-item>
          </text:list>
        </text:list-item>
      </text:list>
      <text:p text:style-name="P50"><text:span text:style-name="T38">LogicalDOC allows you to email a document by right-</text:span><text:span text:style-name="T51"> </text:span><text:span text:style-name="T38">clicking on the document's name and selecting the contextual menu item </text:span><text:span text:style-name="T41">Send as email</text:span><text:span text:style-name="T38">.</text:span></text:p>
      <text:p text:style-name="P48"/>
      <text:p text:style-name="P33"><draw:frame draw:style-name="fr4" draw:name="Cornice44" text:anchor-type="paragraph" svg:x="3.681cm" svg:y="0cm" svg:width="11.301cm" svg:height="4.68cm" draw:z-index="42"><draw:text-box><text:p text:style-name="P41"><draw:frame draw:style-name="fr21" draw:name="immagini85" text:anchor-type="as-char" svg:width="11.298cm" svg:height="4.015cm" draw:z-index="233"><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4"><text:span text:style-name="T38">Then type in the recipient, the subject, the text of the e-mail and click </text:span><text:span text:style-name="T41">Send</text:span><text:span text:style-name="T38">. The </text:span><text:span text:style-name="T38">recipient receives the e-mail with the selected document as attachment.</text:span></text:p>
      <text:p text:style-name="P33"/>
      <text:p text:style-name="P46"><text:span text:style-name="T2">Attention: i</text:span><text:span text:style-name="T46">n order to use this feature, the SMTP needs to be correctly configured by the system administrator.</text:span></text:p>
      <text:p text:style-name="P33"/>
      <text:p text:style-name="Standard"><text:span text:style-name="T42">If the document is too big to send it, you can use another feature of LogicalDOC; </text:span><text:span text:style-name="T43">send a ticket</text:span><text:span text:style-name="T42"> to download it. Right-clicking on the document's name and click the contextual menu item </text:span><text:span text:style-name="T44">Send download ticket</text:span><text:span text:style-name="T42">. In this case the recipient receives an e-mail without any attachments. The e-</text:span><text:span text:style-name="T52"> </text:span><text:span text:style-name="T42">mail contains a link, which is the download ticket. Clicking on it, allows the recipient to download the document directly on his PC. In the Recipents field you can enter the email address of one or more receivers separated by a comma. </text:span></text:p>
      <text:p text:style-name="P23"/>
      <text:p text:style-name="P47"><text:span text:style-name="T2">Attention: </text:span><text:span text:style-name="T10">for security reasons, the ticket is associated with an expiration time configurable through the parameter in </text:span><text:span text:style-name="T2">ticket.ttl</text:span><text:span text:style-name="T10"> that you can find on the </text:span><text:span text:style-name="T2">Parameters</text:span><text:span text:style-name="T10"> page. By default, the ticket is downloadable for 48 hours.</text:span></text:p>
      <text:p text:style-name="P23"/>
      <text:list xml:id="list32444633" text:continue-numbering="true" text:style-name="Outline">
        <text:list-item>
          <text:list>
            <text:list-item>
              <text:list>
                <text:list-item>
                  <text:h text:style-name="P132" text:outline-level="3">Sign a document </text:h>
                </text:list-item>
              </text:list>
            </text:list-item>
          </text:list>
        </text:list-item>
      </text:list>
      <text:p text:style-name="Standard"><text:span text:style-name="T12">In</text:span><text:span text:style-name="T45"> L</text:span><text:span text:style-name="T12">ogicalDOC you can sign a document by right-clicking on the document's name and selecting the contextual menu item Sign. LogicalDOC downloads the document file, connects to your smart-card, and recognizes ll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0">3.24</text:span><text:span text:style-name="T12"> next to the document in the documents list page (in Details view) . </text:span></text:p>
      <text:list xml:id="list32431340" text:continue-numbering="true" text:style-name="Outline">
        <text:list-item>
          <text:list>
            <text:list-item>
              <text:list>
                <text:list-item>
                  <text:h text:style-name="P132" text:outline-level="3"><draw:frame draw:style-name="fr5" draw:name="Cornice62" text:anchor-type="paragraph" svg:x="3.397cm" svg:y="0.065cm" svg:width="10.998cm" svg:height="8.414cm" draw:z-index="194"><draw:text-box><text:p text:style-name="P41"><draw:frame draw:style-name="fr16" draw:name="immagini76" text:anchor-type="as-char" svg:y="-7.355cm" svg:width="10.991cm" svg:height="7.83cm" draw:z-index="235"><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text:h>
                </text:list-item>
              </text:list>
            </text:list-item>
          </text:list>
        </text:list-item>
      </text:list>
      <text:p text:style-name="P50"><text:span text:style-name="T38">In LogicalDOC you can convert a odt, doc and docx document into Pdf (Portable Document Format) format by right-</text:span><text:span text:style-name="T38">clicking on the document's name and selecting the contextual menu item </text:span><text:span text:style-name="T41">Convert in Pdf</text:span><text:span text:style-name="T46">. LogicaDOC verify that OpenOffice is properly executed as a service on server port specified into </text:span><text:span text:style-name="T41">Administration -&gt; System -&gt; Parameters</text:span><text:span text:style-name="T46"> page (</text:span><text:span text:style-name="T41">pdf.port</text:span><text:span text:style-name="T46">); if it is not, LogicalDOC visualizes an error message with the request to issue the following command from the command line: </text:span></text:p>
      <text:p text:style-name="P49"/>
      <text:p text:style-name="P53">soffice -headless -accept="socket,host=127.0.0.1,port=&lt;port_number&gt;; urp;" -nofirststartwizard</text:p>
      <text:p text:style-name="P33"/>
      <text:p text:style-name="P33">For the correct execution of this command is necessary to move,<text:line-break/>previously and always in command line, inside the folder <text:span text:style-name="T2">program</text:span> of the OpenOffice folder; for example, typing </text:p>
      <text:p text:style-name="P33"><text:span text:style-name="T2">cd C:\Program Files\&lt;OpenOffice_folder&gt;\ program</text:span>. </text:p>
      <text:p text:style-name="P33">If the configuration is correct, you can again <text:span text:style-name="T38">right-click on the document's name and select the contextual menu item </text:span><text:span text:style-name="T41">Convert in Pdf</text:span>: in the next page LogicalDOC visualizes the text message <text:span text:style-name="T2">Click here to download the PDF</text:span>. By clicking on it, you can save the new file in PDF format on your PC.</text:p>
      <text:p text:style-name="P33"><text:soft-page-break/><draw:frame draw:style-name="fr3" draw:name="Cornice63" text:anchor-type="char" svg:x="3.833cm" svg:y="0.288cm" svg:width="10.998cm" svg:height="7.137cm" draw:z-index="200"><draw:text-box><text:p text:style-name="P41"><draw:frame draw:style-name="fr21" draw:name="immagini86" text:anchor-type="as-char" svg:width="10.991cm" svg:height="6.422cm" draw:z-index="236"><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32421801" text:continue-numbering="true" text:style-name="Outline">
        <text:list-header>
          <text:h text:style-name="P123" text:outline-level="1" text:is-list-header="true"/>
        </text:list-header>
        <text:list-item>
          <text:h text:style-name="P124" text:outline-level="1">Personal Data</text:h>
        </text:list-item>
      </text:list>
      <text:p text:style-name="P33"><text:span text:style-name="T38">This section of the manual deals with personal data or information or those </text:span><text:span text:style-name="T38">functions closely related to the user's profile.</text:span><text:span text:style-name="T51"> </text:span><text:span text:style-name="T38">The </text:span><text:span text:style-name="T41">Personal</text:span><text:span text:style-name="T38"> section of the system menu allows you to change your data </text:span><text:span text:style-name="T38">such as your password etc.</text:span></text:p>
      <text:list xml:id="list32437176" text:continue-numbering="true" text:style-name="Outline">
        <text:list-item>
          <text:list>
            <text:list-item>
              <text:h text:style-name="P125" text:outline-level="2">Changing Password</text:h>
            </text:list-item>
          </text:list>
        </text:list-item>
      </text:list>
      <text:p text:style-name="P33"><text:span text:style-name="T38">Select the </text:span><text:span text:style-name="T41">Change password</text:span><text:span text:style-name="T38"> link in </text:span><text:span text:style-name="T41">Personal</text:span><text:span text:style-name="T38"> section. </text:span><text:span text:style-name="T38">Fill out the form with the required information and your password will be changed immediately. </text:span></text:p>
      <text:p text:style-name="P33"/>
      <text:p text:style-name="P46">For your security, we recommend you to change your password at least once every 90 days. You should keep your password safe and secure and avoid communicating it with others. Otherwise security of your system will be at risk.</text:p>
      <text:list xml:id="list32440389" text:continue-numbering="true" text:style-name="Outline">
        <text:list-item>
          <text:list>
            <text:list-item>
              <text:h text:style-name="P125" text:outline-level="2">Editing Personal Data</text:h>
            </text:list-item>
          </text:list>
        </text:list-item>
      </text:list>
      <text:p text:style-name="P3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2434402" text:continue-numbering="true" text:style-name="Outline">
        <text:list-item>
          <text:list>
            <text:list-item>
              <text:h text:style-name="P125" text:outline-level="2">Sending and Receiving Messages</text:h>
            </text:list-item>
          </text:list>
        </text:list-item>
      </text:list>
      <text:p text:style-name="P48">LogicalDOC provides a small internal-messaging system that allows users to communicate between each other quickly and without use of e-mail.</text:p>
      <text:list xml:id="list32428784" text:continue-numbering="true" text:style-name="Outline">
        <text:list-item>
          <text:list>
            <text:list-item>
              <text:list>
                <text:list-item>
                  <text:h text:style-name="P132" text:outline-level="3">Sending a message</text:h>
                </text:list-item>
              </text:list>
            </text:list-item>
          </text:list>
        </text:list-item>
      </text:list>
      <text:p text:style-name="P48">In order to send a message, you must know the exact username of the recipient.</text:p>
      <text:p text:style-name="P50"><draw:frame draw:style-name="fr5" draw:name="Cornice25" text:anchor-type="paragraph" svg:x="4.069cm" svg:y="0.536cm" svg:width="10.523cm" svg:height="8.509cm" draw:z-index="201"><draw:text-box><text:p text:style-name="P41"><draw:frame draw:style-name="fr21" draw:name="immagini58" text:anchor-type="as-char" svg:width="10.483cm" svg:height="7.657cm" draw:z-index="237"><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pan text:style-name="T38">To send a message you must first select the </text:span><text:span text:style-name="T41">Messages</text:span><text:span text:style-name="T38"> menu and then click on icon </text:span><text:span text:style-name="T18">3.1</text:span><text:span text:style-name="T38">.</text:span><text:span text:style-name="T51"> </text:span><text:span text:style-name="T38">The edit form is self-explanatory and asks all the necessary information. The field </text:span><text:span text:style-name="T41">Recipient </text:span><text:span text:style-name="T38">is mandatory and should be compiled with the username of the user to whom the message is intended.</text:span><text:span text:style-name="T51"> </text:span></text:p>
      <text:p text:style-name="P50"><text:soft-page-break/><text:span text:style-name="T38">The field </text:span><text:span text:style-name="T41">Subject</text:span><text:span text:style-name="T38"> is mandatory and must contain a brief description about the message.</text:span><text:span text:style-name="T51"> </text:span><text:span text:style-name="T38">The checkbox </text:span><text:span text:style-name="T41">Confirmation</text:span><text:span text:style-name="T38"> is used to request the system to notify the sender of the message when it is read by the recipient.</text:span><text:span text:style-name="T51"> </text:span></text:p>
      <text:p text:style-name="P62"><text:tab/>At the bottom of the form, a large text field lets you insert the body of the <text:tab/>message.</text:p>
      <text:list xml:id="list32439566" text:continue-numbering="true" text:style-name="Outline">
        <text:list-item>
          <text:list>
            <text:list-item>
              <text:list>
                <text:list-item>
                  <text:h text:style-name="P132" text:outline-level="3">Reading Messages</text:h>
                </text:list-item>
              </text:list>
            </text:list-item>
          </text:list>
        </text:list-item>
      </text:list>
      <text:p text:style-name="P50"><draw:frame draw:style-name="fr5" draw:name="Cornice26" text:anchor-type="paragraph" svg:x="3.833cm" svg:y="2.512cm" svg:width="10.998cm" svg:height="4.512cm" draw:z-index="27"><draw:text-box><text:p text:style-name="P41"><draw:frame draw:style-name="fr21" draw:name="immagini60" text:anchor-type="as-char" svg:width="10.991cm" svg:height="3.918cm" draw:z-index="34"><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38">To read your messages simply select the link </text:span><text:span text:style-name="T41">Read messages</text:span><text:span text:style-name="T38"> in the home page on the </text:span><text:span text:style-name="T41">Messages</text:span><text:span text:style-name="T38"> box. This is the brief list of messages received with the specification of subject and sender. Click on the elements to see the complete message.</text:span><text:span text:style-name="T51"> </text:span></text:p>
      <text:p text:style-name="P14"/>
      <text:p text:style-name="P46"><text:span text:style-name="T2">Note:</text:span> <text:span text:style-name="T38">The message system of LogicalDOC is not intended to replace the </text:span><text:span text:style-name="T38"><text:s text:c="10"/>traditional e-mail, it is a simple tool designed for quick exchange of short <text:s text:c="11"/></text:span><text:span text:style-name="T38">and concise messages between the LogicalDOC users. To articulate <text:s text:c="11"/></text:span><text:span text:style-name="T38">discussions with many participants, it will be more appropriate to use the </text:span><text:span text:style-name="T38"><text:s text:c="11"/>traditional e-mail.</text:span><text:span text:style-name="T51"> </text:span></text:p>
      <text:p text:style-name="P33"/>
      <text:p text:style-name="P33"/>
      <text:list xml:id="list32442926" text:continue-numbering="true" text:style-name="Outline">
        <text:list-header>
          <text:h text:style-name="P123" text:outline-level="1" text:is-list-header="true"/>
        </text:list-header>
        <text:list-item>
          <text:h text:style-name="P124" text:outline-level="1">LogicalDOC as a Web Folder</text:h>
        </text:list-item>
      </text:list>
      <text:p text:style-name="P34"><text:span text:style-name="T38">It is possible to connect LogicalDOC to a Web Folder on your operating system so you can see, manage, move, copy, save and rename files and folders in LogicalDOC as if they were directly on your personal computer. </text:span><text:span text:style-name="T38">Below there are the step by step instructions to connect LogicalDOC to a Web folder in Windows and Linux.</text:span><text:span text:style-name="T51"> </text:span></text:p>
      <text:list xml:id="list32420899" text:continue-numbering="true" text:style-name="Outline">
        <text:list-item>
          <text:list>
            <text:list-item>
              <text:h text:style-name="P125" text:outline-level="2">Web Folder on Windows</text:h>
            </text:list-item>
          </text:list>
        </text:list-item>
      </text:list>
      <text:p text:style-name="P3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0">http://www.microsoft.com/downloads/details.aspx?displaylang=en&amp;FamilyID=17c36612-632e-4c04-9382-987622ed1d64</text:span></text:a><text:a xlink:type="simple" xlink:href="http://www.microsoft.com/downloads/details.aspx?displaylang=it&amp;FamilyID=17c36612-632e-4c04-9382-987622ed1d64"><text:span text:style-name="T31"> </text:span></text:a><text:a xlink:type="simple" xlink:href="http://www.microsoft.com/downloads/details.aspx?displaylang=it&amp;FamilyID=17c36612-632e-4c04-9382-987622ed1d64"><text:span text:style-name="T33">.</text:span></text:a></text:p>
      <text:p text:style-name="P29"/>
      <text:p text:style-name="P33">Now follow these steps :</text:p>
      <text:p text:style-name="P33"/>
      <text:list xml:id="list32414388" text:style-name="L6">
        <text:list-item>
          <text:p text:style-name="P107">Click on <text:span text:style-name="T2">start</text:span></text:p>
        </text:list-item>
        <text:list-item>
          <text:p text:style-name="P107">Click on <text:span text:style-name="T2">My Network Places</text:span></text:p>
        </text:list-item>
      </text:list>
      <text:p text:style-name="P58"><draw:frame draw:style-name="fr7" draw:name="Cornice31" text:anchor-type="paragraph" svg:y="0.24cm" svg:width="6.449cm" svg:height="10.627cm" draw:z-index="43"><draw:text-box><text:p text:style-name="P41"><draw:frame draw:style-name="fr21" draw:name="immagini42" text:anchor-type="as-char" svg:width="5.863cm" svg:height="9.754cm" draw:z-index="238"><draw:image xlink:href="Pictures/10000000000000CB000001C2DB54895E.png" xlink:type="simple" xlink:show="embed" xlink:actuate="onLoad"/></draw:frame></text:p><text:p text:style-name="P41">Picture <text:sequence text:ref-name="refIllustration40" text:name="Illustration" text:formula="ooow:Illustration+1" style:num-format="1">41</text:sequence>: Click on "<text:span text:style-name="T10">My Network Places"</text:span></text:p></draw:text-box></draw:frame></text:p>
      <text:list xml:id="list32417857" text:continue-numbering="true" text:style-name="L6">
        <text:list-header>
          <text:p text:style-name="P107"/>
        </text:list-header>
        <text:list-item>
          <text:p text:style-name="P107">Click on <text:s/><text:span text:style-name="T2">Add a network place</text:span> </text:p>
        </text:list-item>
      </text:list>
      <text:p text:style-name="P58"/>
      <text:p text:style-name="P58"><draw:frame draw:style-name="fr4" draw:name="Cornice33" text:anchor-type="paragraph" svg:x="5.02cm" svg:y="0cm" svg:width="8.624cm" svg:height="7.22cm" draw:z-index="44"><draw:text-box><text:p text:style-name="P41"><draw:frame draw:style-name="fr21" draw:name="immagini43" text:anchor-type="as-char" svg:width="8.611cm" svg:height="6.475cm" draw:z-index="239"><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0">Add a network place"</text:span> </text:p></draw:text-box></draw:frame><text:soft-page-break/></text:p>
      <text:list xml:id="list32441617" text:continue-numbering="true" text:style-name="L6">
        <text:list-item>
          <text:p text:style-name="P109">Select <text:span text:style-name="T2">Next</text:span> after reading information on wizard.</text:p>
        </text:list-item>
        <text:list-item>
          <text:p text:style-name="P107">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8"/>
      <text:p text:style-name="P58"><draw:frame draw:style-name="fr4" draw:name="Cornice34" text:anchor-type="paragraph" svg:x="3.681cm" svg:y="0cm" svg:width="11.301cm" svg:height="9.539cm" draw:z-index="45"><draw:text-box><text:p text:style-name="P41"><draw:frame draw:style-name="fr21" draw:name="immagini44" text:anchor-type="as-char" svg:width="11.298cm" svg:height="8.954cm" draw:z-index="240"><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1">Choose another network location</text:span>"</text:p></draw:text-box></draw:frame></text:p>
      <text:list xml:id="list32429771" text:continue-numbering="true" text:style-name="L6">
        <text:list-item>
          <text:p text:style-name="P110"><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07"/>
        </text:list-item>
      </text:list>
      <text:p text:style-name="P58"><draw:frame draw:style-name="fr4" draw:name="Cornice35" text:anchor-type="paragraph" svg:x="3.681cm" svg:y="0cm" svg:width="11.301cm" svg:height="9.391cm" draw:z-index="46"><draw:text-box><text:p text:style-name="P41"><draw:frame draw:style-name="fr21" draw:name="immagini46" text:anchor-type="as-char" svg:width="11.298cm" svg:height="8.851cm" draw:z-index="241"><draw:image xlink:href="Pictures/2000000700004D9300004036DCFF6EFC.svm" xlink:type="simple" xlink:show="embed" xlink:actuate="onLoad"/></draw:frame><text:span text:style-name="T32">Picture </text:span><text:span text:style-name="T32"><text:sequence text:ref-name="refIllustration43" text:name="Illustration" text:formula="ooow:Illustration+1" style:num-format="1">44</text:sequence></text:span><text:span text:style-name="T32">: Enter </text:span><text:span text:style-name="T36">“</text:span><text:a xlink:type="simple" xlink:href="http://localhost:8080//webdav/store"><text:span text:style-name="T37">http://localhost:8080/logicaldoc/webdav/store</text:span></text:a><text:span text:style-name="T36">”</text:span></text:p></draw:text-box></draw:frame><text:soft-page-break/></text:p>
      <text:list xml:id="list32419838" text:continue-numbering="true" text:style-name="L6">
        <text:list-item>
          <text:p text:style-name="P107">You will be prompted for a username and password. Use username and password that you normally use to access LogicalDOC. </text:p>
        </text:list-item>
      </text:list>
      <text:p text:style-name="P58"/>
      <text:p text:style-name="P58"><draw:frame draw:style-name="fr4" draw:name="Cornice36" text:anchor-type="paragraph" svg:x="3.681cm" svg:y="0cm" svg:width="11.301cm" svg:height="9.678cm" draw:z-index="49"><draw:text-box><text:p text:style-name="P41"><draw:frame draw:style-name="fr21" draw:name="immagini47" text:anchor-type="as-char" svg:width="11.298cm" svg:height="8.971cm" draw:z-index="242"><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32433762" text:continue-numbering="true" text:style-name="L6">
        <text:list-item>
          <text:p text:style-name="P107">You will be prompted to enter a name for the Web Folder. Use LogicalDOC, for example. Then click on <text:span text:style-name="T2">Finish</text:span>.</text:p>
        </text:list-item>
        <text:list-item>
          <text:p text:style-name="P108">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50"><draw:text-box><text:p text:style-name="P41"><draw:frame draw:style-name="fr21" draw:name="immagini48" text:anchor-type="as-char" svg:width="11.298cm" svg:height="9.483cm" draw:z-index="243"><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32421778" text:continue-list="list32420899" text:style-name="Outline">
        <text:list-item>
          <text:list>
            <text:list-item>
              <text:h text:style-name="P125" text:outline-level="2">Web Folder on Linux</text:h>
              <text:list>
                <text:list-item>
                  <text:h text:style-name="P132" text:outline-level="3">Nautilus</text:h>
                </text:list-item>
              </text:list>
            </text:list-item>
          </text:list>
        </text:list-item>
      </text:list>
      <text:p text:style-name="P30">This is the easiest way of opening up a WebDAV folder in an Explorer/MAC kind of a view. All you have to do is goto and then provide the below link and press enter.</text:p>
      <text:p text:style-name="P43">http://&lt;servername&gt;/dav/&lt;username&gt;/Briefcase</text:p>
      <text:p text:style-name="P44">The Briefcase will open up in a new window.</text:p>
      <text:list xml:id="list32438675" text:continue-numbering="true" text:style-name="Outline">
        <text:list-item>
          <text:list>
            <text:list-item>
              <text:list>
                <text:list-item>
                  <text:h text:style-name="P134" text:outline-level="3">Cadaver</text:h>
                </text:list-item>
              </text:list>
            </text:list-item>
          </text:list>
        </text:list-item>
      </text:list>
      <text:p text:style-name="P74">Another great utility is Cadaver, its a simple CLI based tool (that works similar to ftp) for WebDAV. You need install the cadaver package or RPM for this. Then goto the command line and type this: </text:p>
      <text:list xml:id="list32425795" text:style-name="L7">
        <text:list-item>
          <text:p text:style-name="P119">cadaver http://&lt;servername&gt;/dav/&lt;username&gt;/Briefcase </text:p>
        </text:list-item>
        <text:list-item>
          <text:p text:style-name="P119">It will prompt you for username and password and after successful login it will then give you the dav prompt </text:p>
        </text:list-item>
        <text:list-item>
          <text:p text:style-name="P120">help command will give you all the commands available at your disposal. </text:p>
        </text:list-item>
      </text:list>
      <text:list xml:id="list32414886" text:continue-list="list32438675" text:style-name="Outline">
        <text:list-item>
          <text:list>
            <text:list-item>
              <text:list>
                <text:list-item>
                  <text:h text:style-name="P132" text:outline-level="3">Mount as local folder </text:h>
                </text:list-item>
              </text:list>
            </text:list-item>
          </text:list>
        </text:list-item>
      </text:list>
      <text:p text:style-name="P33">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0"/>
      <text:p text:style-name="P73">mount -t davfs http://&lt;servername&gt;/dav/&lt;username&gt;/Briefcase /&lt;path to mount&gt;</text:p>
      <text:p text:style-name="P73"/>
      <text:p text:style-name="P73">RPMS to install for your system: </text:p>
      <text:p text:style-name="P73"/>
      <text:list xml:id="list32414688" text:continue-list="list32414886" text:style-name="L8">
        <text:list-item>
          <text:p text:style-name="P121">davfs2-1.2.2-4.el5.rf.i386.rpm</text:p>
        </text:list-item>
        <text:list-item>
          <text:p text:style-name="P121">lwp-1.11-1.i386.rpm</text:p>
        </text:list-item>
        <text:list-item>
          <text:p text:style-name="P121">lwp-devel-1.11-1.i386.rpm</text:p>
        </text:list-item>
        <text:list-item>
          <text:p text:style-name="P121">rvm-1.9-1.i386.rpm</text:p>
        </text:list-item>
        <text:list-item>
          <text:p text:style-name="P121">rvm-devel-1.9-1.i386.rpm</text:p>
        </text:list-item>
        <text:list-item>
          <text:p text:style-name="P121">rvm-tools-1.9-1.i386.rpm</text:p>
        </text:list-item>
        <text:list-item>
          <text:p text:style-name="P121">ncurses-5.5-24.20060715.i386.rpm</text:p>
        </text:list-item>
        <text:list-item>
          <text:p text:style-name="P121">ncurses-devel-5.5-24.20060715.i386.rpm</text:p>
        </text:list-item>
        <text:list-item>
          <text:p text:style-name="P121">rpc2-1.21-1.i386.rpm</text:p>
        </text:list-item>
        <text:list-item>
          <text:p text:style-name="P121">rpc2-devel-1.21-1.i386.rpm</text:p>
        </text:list-item>
        <text:list-item>
          <text:p text:style-name="P121">neon-0.25.5-5.1.i386.rpm</text:p>
        </text:list-item>
        <text:list-item>
          <text:p text:style-name="P121">neon-devel-0.25.5-5.1.i386.rpm</text:p>
        </text:list-item>
      </text:list>
      <text:p text:style-name="P80"/>
      <text:p text:style-name="P81"><text:tab/>Then "fuse" or "coda" kernel modules or both, you can obtain the latest <text:tab/>packages from sourceforge. </text:p>
      <text:p text:style-name="P81"/>
      <text:list xml:id="list32421866" text:style-name="L9">
        <text:list-item>
          <text:p text:style-name="P122">fuse-2.7.3.tgz</text:p>
        </text:list-item>
        <text:list-item>
          <text:p text:style-name="P122">coda-server-6.0.5-1.i386.rpm</text:p>
        </text:list-item>
        <text:list-item>
          <text:p text:style-name="P122">coda-client-6.0.5-1.i386.rpm</text:p>
        </text:list-item>
        <text:list-item>
          <text:p text:style-name="P122">coda-backup-6.0.5-1.i386.rpm</text:p>
        </text:list-item>
      </text:list>
      <text:p text:style-name="P80"/>
      <text:p text:style-name="P75">This didn't work on a few of the test systems running RHEL4 U4 &amp; U5 and RHEL5. I am getting down to the cause for this and will update this page as soon as I have any updates. </text:p>
      <text:p text:style-name="P73"/>
      <text:list xml:id="list32422352" text:continue-list="list32414688" text:style-name="Outline">
        <text:list-item>
          <text:list>
            <text:list-item>
              <text:list>
                <text:list-item>
                  <text:h text:style-name="P132" text:outline-level="3">Ubuntu</text:h>
                </text:list-item>
              </text:list>
            </text:list-item>
          </text:list>
        </text:list-item>
      </text:list>
      <text:p text:style-name="P30">To be able to use this on Ubuntu, you have to install the package davfs2. This can easily been done with the command: </text:p>
      <text:p text:style-name="P30"/>
      <text:p text:style-name="P43">apt-get install davfs2</text:p>
      <text:p text:style-name="P42"><text:span text:style-name="T24">However, you are now able to mount it, but you will not be able to write to the Briefcase. To see how to solve this, go the guide at this link: <text:s text:c="2"/></text:span><text:a xlink:type="simple" xlink:href="http://www.howtoforge.com/davfs_ubuntu"><text:span text:style-name="T29">http://www.howtoforge.com/davfs_ubuntu</text:span></text:a><text:span text:style-name="T24">.</text:span></text:p>
      <text:p text:style-name="P30"/>
      <text:list xml:id="list32427606" text:continue-numbering="true" text:style-name="Outline">
        <text:list-item>
          <text:h text:style-name="P123" text:outline-level="1"><text:soft-page-break/>Administration</text:h>
        </text:list-item>
      </text:list>
      <text:p text:style-name="P48">This chapter will introduce the main functions of administration area. In fact, the administration of LogicalDOC is quite simple and usually it is used primarily to set-up users and groups.</text:p>
      <text:p text:style-name="P52"><text:span text:style-name="T42">In this new version of LogicalDOC, have been grouped features that relate to the same area in three important submenu: </text:span><text:span text:style-name="T44">System</text:span><text:span text:style-name="T45">,</text:span><text:span text:style-name="T44"> Client Tools </text:span><text:span text:style-name="T42">and </text:span><text:span text:style-name="T44">Security</text:span><text:span text:style-name="T42">. </text:span></text:p>
      <text:p text:style-name="P48">Belong to the first group:</text:p>
      <text:p text:style-name="P48"><text:tab/>1)<text:tab/>Database maintenance </text:p>
      <text:p text:style-name="P48"><text:tab/>2)<text:tab/>Directories</text:p>
      <text:p text:style-name="P48"><text:tab/>3)<text:tab/>Logging</text:p>
      <text:p text:style-name="P48"><text:tab/>4)<text:tab/>Search engine<text:tab/></text:p>
      <text:p text:style-name="P48"><text:tab/>5)<text:tab/>SMTP</text:p>
      <text:p text:style-name="P48"><text:tab/>6)<text:tab/>GUI</text:p>
      <text:list xml:id="list32407293" text:style-name="L10">
        <text:list-item>
          <text:list>
            <text:list-item>
              <text:p text:style-name="P111">Parameters</text:p>
            </text:list-item>
            <text:list-item>
              <text:p text:style-name="P114">User sessions</text:p>
            </text:list-item>
            <text:list-item>
              <text:p text:style-name="P114">System restart</text:p>
            </text:list-item>
          </text:list>
        </text:list-item>
      </text:list>
      <text:p text:style-name="P48"/>
      <text:p text:style-name="P48">Belong to the second group:</text:p>
      <text:p text:style-name="P48"><text:tab/><text:span text:style-name="T32">1)<text:tab/>Web Service<text:tab/></text:span></text:p>
      <text:p text:style-name="P55"><text:tab/>2)<text:tab/>Web Dav</text:p>
      <text:p text:style-name="P18"/>
      <text:p text:style-name="P48">Belong to the third group:</text:p>
      <text:p text:style-name="P48"><text:tab/>1)<text:tab/>User</text:p>
      <text:p text:style-name="P48"><text:tab/>2)<text:tab/>Groups</text:p>
      <text:p text:style-name="P48"><text:tab/>3)<text:tab/>Security</text:p>
      <text:list xml:id="list32431530" text:style-name="L11">
        <text:list-item>
          <text:list>
            <text:list-item>
              <text:p text:style-name="P112">LDAP</text:p>
            </text:list-item>
            <text:list-item>
              <text:p text:style-name="P116">Active Directory</text:p>
            </text:list-item>
          </text:list>
        </text:list-item>
      </text:list>
      <text:p text:style-name="P48"/>
      <text:p text:style-name="P48">Outside these three groups of features, there are: </text:p>
      <text:p text:style-name="P48"><text:tab/>1)<text:tab/>Templates</text:p>
      <text:p text:style-name="P48"><text:tab/>2)<text:tab/>E-mail accounts</text:p>
      <text:p text:style-name="P48"><text:tab/>3)<text:tab/>Tasks</text:p>
      <text:list xml:id="list32416037" text:style-name="L12">
        <text:list-item>
          <text:list>
            <text:list-item>
              <text:p text:style-name="P113">Branding </text:p>
            </text:list-item>
            <text:list-item>
              <text:p text:style-name="P115">Localization </text:p>
            </text:list-item>
          </text:list>
        </text:list-item>
      </text:list>
      <text:p text:style-name="P48"><text:tab/>6)<text:tab/>Import folders </text:p>
      <text:p text:style-name="P48"><text:tab/>7)<text:tab/>Custom ID </text:p>
      <text:list xml:id="list32424505" text:continue-list="list32427606" text:style-name="Outline">
        <text:list-item>
          <text:list>
            <text:list-item>
              <text:h text:style-name="P125" text:outline-level="2">Database maintenance </text:h>
            </text:list-item>
          </text:list>
        </text:list-item>
      </text:list>
      <text:p text:style-name="P33"><text:span text:style-name="T38">In LogicalDOC the system administrator can perform maintenance of the documents archive by selecting the menu </text:span><text:span text:style-name="T41">System</text:span><text:span text:style-name="T38"> and then </text:span><text:span text:style-name="T41">Database maintenance</text:span><text:span text:style-name="T38">. You can see a page with data regarding the actual size of the documents database, the total number of documents, the size occupied by all the deleted files and the number of deleted files. </text:span></text:p>
      <text:p text:style-name="P33"><draw:frame draw:style-name="fr4" draw:name="Cornice45" text:anchor-type="paragraph" svg:x="3.681cm" svg:y="0.318cm" svg:width="11.301cm" svg:height="4.249cm" draw:z-index="80"><draw:text-box><text:p text:style-name="P41"><draw:frame draw:style-name="fr21" draw:name="immagini89" text:anchor-type="as-char" svg:width="11.298cm" svg:height="3.641cm" draw:z-index="244"><draw:image xlink:href="Pictures/100000000000027A000000B2DB2094EC.png" xlink:type="simple" xlink:show="embed" xlink:actuate="onLoad"/></draw:frame>Picture <text:sequence text:ref-name="refIllustration46" text:name="Illustration" text:formula="ooow:Illustration+1" style:num-format="1">47</text:sequence>: Database maintenance</text:p></draw:text-box></draw:frame><text:soft-page-break/></text:p>
      <text:p text:style-name="P33"><text:span text:style-name="T38">Only the user administrator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38">the first case, by pressing the </text:span><text:span text:style-name="T41">Clear Database </text:span><text:span text:style-name="T38">button, after a warning message, LogicalDOC starts the execution of the task </text:span><text:span text:style-name="T41">Database Cleaner</text:span><text:span text:style-name="T38">, which removes </text:span>physically, and from the database, all the documents previously cancelled only <text:span text:style-name="T38">logically. In the second case, by pressing the </text:span><text:span text:style-name="T41">Restore</text:span><text:span text:style-name="T38"> button, you can recover </text:span>logically deleted documents: you can see a listing page of all the deleted <text:span text:style-name="T38">items. Select the documents you want to restore and press </text:span><text:span text:style-name="T41">Restore </text:span><text:span text:style-name="T39">button</text:span><text:span text:style-name="T38">. These documents will be put back in the same original folder, just </text:span>like how you retrieve your files from the ‘Trash’ folder on your PC.</text:p>
      <text:p text:style-name="P76"><draw:frame draw:style-name="fr4" draw:name="Cornice46" text:anchor-type="paragraph" svg:x="3.739cm" svg:y="0.328cm" svg:width="11.185cm" svg:height="7.087cm" draw:z-index="81"><draw:text-box><text:p text:style-name="P41"><draw:frame draw:style-name="fr23" draw:name="immagini32" text:anchor-type="paragraph" svg:width="10.733cm" svg:height="6.616cm" draw:z-index="82"><draw:image xlink:href="Pictures/100000000000021C000001A06A875220.png" xlink:type="simple" xlink:show="embed" xlink:actuate="onLoad"/></draw:frame>Picture <text:sequence text:ref-name="refIllustration47" text:name="Illustration" text:formula="ooow:Illustration+1" style:num-format="1">48</text:sequence>: Restore deleted documents</text:p></draw:text-box></draw:frame></text:p>
      <text:p text:style-name="P46"><text:span text:style-name="T2">Note:</text:span> <text:span text:style-name="T38">We recommend the system administrator to manage the documents database carefully with periodic cleaning, since the logically deleted documents could reach a size that could be too big it can reduce the disk space on the machine. </text:span></text:p>
      <text:p text:style-name="P76"/>
      <text:p text:style-name="P50"><text:span text:style-name="T38">As mentioned before, there is a scheduled task </text:span><text:span text:style-name="T41">Database Cleaner </text:span><text:span text:style-name="T39">In LogicalDOC</text:span><text:span text:style-name="T38"> that periodically removes all the deleted documents. If you wish to stop this automatic operation, you need to disable the scheduled task in the </text:span><text:span text:style-name="T41">Tasks</text:span><text:span text:style-name="T38"> list page.</text:span></text:p>
      <text:list xml:id="list32414969" text:continue-numbering="true" text:style-name="Outline">
        <text:list-item>
          <text:list>
            <text:list-item>
              <text:h text:style-name="P127" text:outline-level="2"><text:soft-page-break/>GUI</text:h>
            </text:list-item>
          </text:list>
        </text:list-item>
      </text:list>
      <text:p text:style-name="P33"><text:span text:style-name="T38">The user can configure the LogicalDOC graphical interface accessing the page LogicalDOC </text:span><text:span text:style-name="T41">Administration -&gt; System -&gt; GUI</text:span><text:span text:style-name="T38">. The user, in fact, can choose: </text:span></text:p>
      <text:list xml:id="list32409252" text:style-name="L13">
        <text:list-item>
          <text:p text:style-name="P102">the home page displayed after the user login</text:p>
        </text:list-item>
        <text:list-item>
          <text:p text:style-name="P102">the default visualization for documents list page</text:p>
        </text:list-item>
        <text:list-item>
          <text:p text:style-name="P102">the default visualization <text:s/>for documents list after a documents search</text:p>
        </text:list-item>
        <text:list-item>
          <text:p text:style-name="P102">the icon size when the user chooses the icons visualization for the documents list page</text:p>
        </text:list-item>
        <text:list-item>
          <text:p text:style-name="P102">the number of documents in a single document list page</text:p>
        </text:list-item>
      </text:list>
      <text:list xml:id="list32426439" text:continue-list="list32414969" text:style-name="Outline">
        <text:list-item>
          <text:list>
            <text:list-item>
              <text:h text:style-name="P128" text:outline-level="2"><draw:frame draw:style-name="fr5" draw:name="Cornice64" text:anchor-type="paragraph" svg:x="3.835cm" svg:y="0.547cm" svg:width="10.998cm" svg:height="4.773cm" draw:z-index="195"><draw:text-box><text:p text:style-name="P41"><draw:frame draw:style-name="fr21" draw:name="immagini87" text:anchor-type="as-char" svg:width="11cm" svg:height="4.214cm" draw:z-index="245"><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42">Another system configuration page is </text:span><text:span text:style-name="T44">Administration -&gt; System -&gt; Parameters</text:span><text:span text:style-name="T45">. The user can specify:</text:span></text:p>
      <text:list xml:id="list32414481" text:style-name="L14">
        <text:list-item>
          <text:p text:style-name="P103">OCR resolution threshold </text:p>
        </text:list-item>
        <text:list-item>
          <text:p text:style-name="P103">OCR text threshold </text:p>
        </text:list-item>
        <text:list-item>
          <text:p text:style-name="P104"><text:span text:style-name="T45">minimum password length. This parameter can be modified in the page </text:span><text:span text:style-name="T44">Administration -&gt; Security -&gt; Security</text:span><text:span text:style-name="T45"> (tab Password). </text:span></text:p>
        </text:list-item>
        <text:list-item>
          <text:p text:style-name="P104"><text:span text:style-name="T45">password time to live. This parameter can be modified in the page </text:span><text:span text:style-name="T44">Administration -&gt; Security -&gt; Security</text:span><text:span text:style-name="T45"> (tab Password). </text:span></text:p>
        </text:list-item>
        <text:list-item>
          <text:p text:style-name="P103">server port number on which is listening the Open Office service for the converting document into Pdf format feature </text:p>
        </text:list-item>
        <text:list-item>
          <text:p text:style-name="P103">the minimum and maximum tag size</text:p>
        </text:list-item>
        <text:list-item>
          <text:p text:style-name="P103">download ticket time to live</text:p>
        </text:list-item>
      </text:list>
      <text:p text:style-name="P19"/>
      <text:list xml:id="list32419033" text:continue-list="list32426439" text:style-name="Outline">
        <text:list-item>
          <text:list>
            <text:list-item>
              <text:h text:style-name="Heading_20_2" text:outline-level="2"><draw:frame draw:style-name="fr5" draw:name="Cornice65" text:anchor-type="paragraph" svg:x="3.833cm" svg:y="0.402cm" svg:width="10.998cm" svg:height="9.22cm" draw:z-index="196"><draw:text-box><text:p text:style-name="P41"><draw:frame draw:style-name="fr16" draw:name="immagini90" text:anchor-type="as-char" svg:y="-7.123cm" svg:width="11cm" svg:height="8.692cm" draw:z-index="246"><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2">Each user that belongs to the administrator group can visualize the list of all users that are currently working or have been worked on LogicalDOC. <text:s/>The </text:span><text:span text:style-name="T42">system configuration page <text:s/></text:span><text:span text:style-name="T44">Administration -&gt; System -&gt; User sessions</text:span><text:span text:style-name="T45">, in fact, shows the last 50 user sessions that are currently opened or have been closed.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34">the user can kill all the another opened user sessions.</text:span></text:p>
      <text:list xml:id="list32417491" text:continue-numbering="true" text:style-name="Outline">
        <text:list-item>
          <text:list>
            <text:list-item>
              <text:h text:style-name="P129" text:outline-level="2"><draw:frame draw:style-name="fr5" draw:name="Cornice72" text:anchor-type="paragraph" svg:x="3.833cm" svg:y="0.441cm" svg:width="10.998cm" svg:height="3.949cm" draw:z-index="187"><draw:text-box><text:p text:style-name="P41"><draw:frame draw:style-name="fr21" draw:name="immagini113" text:anchor-type="as-char" svg:width="11cm" svg:height="3.369cm" draw:z-index="247"><draw:image xlink:href="Pictures/20000007000072EA00001A987F920F99.svm" xlink:type="simple" xlink:show="embed" xlink:actuate="onLoad"/></draw:frame><text:span text:style-name="T32">Picture </text:span><text:span text:style-name="T32"><text:sequence text:ref-name="refIllustration50" text:name="Illustration" text:formula="ooow:Illustration+1" style:num-format="1">51</text:sequence></text:span><text:span text:style-name="T32">: User sessions</text:span></text:p></draw:text-box></draw:frame>System restart</text:h>
            </text:list-item>
          </text:list>
        </text:list-item>
      </text:list>
      <text:p text:style-name="Standard"><text:span text:style-name="T12">The last </text:span><text:span text:style-name="T42">system configuration page is <text:s/></text:span><text:span text:style-name="T44">Administration -&gt; System -&gt; System restart</text:span><text:span text:style-name="T45">. By this feature </text:span><text:span text:style-name="T35">the user administrator </text:span><text:span text:style-name="T45">can stop and restart the LogicalDOC application. After pressing the </text:span><text:span text:style-name="T44">System restart</text:span><text:span text:style-name="T45"> button, the user have to manually point the browser to </text:span><text:span text:style-name="T44">http://localhost:8080/logicaldoc</text:span><text:span text:style-name="T45"> and make the login again. </text:span></text:p>
      <text:p text:style-name="P82"><text:span text:style-name="T41">Note:</text:span><text:span text:style-name="T45"> Not all the systems make available t</text:span><text:span text:style-name="T46">his feature.</text:span></text:p>
      <text:list xml:id="list32436559" text:continue-numbering="true" text:style-name="Outline">
        <text:list-item>
          <text:list>
            <text:list-item>
              <text:h text:style-name="P130" text:outline-level="2"><draw:frame draw:style-name="fr5" draw:name="Cornice73" text:anchor-type="paragraph" svg:x="4.195cm" svg:y="0.975cm" svg:width="10.998cm" svg:height="4.632cm" draw:z-index="188"><draw:text-box><text:p text:style-name="P41"><draw:frame draw:style-name="fr21" draw:name="immagini114" text:anchor-type="as-char" svg:width="11cm" svg:height="4.112cm" draw:z-index="248"><draw:image xlink:href="Pictures/200000070000656A0000257B6275CA72.svm" xlink:type="simple" xlink:show="embed" xlink:actuate="onLoad"/></draw:frame><text:span text:style-name="T32">Picture </text:span><text:span text:style-name="T32"><text:sequence text:ref-name="refIllustration51" text:name="Illustration" text:formula="ooow:Illustration+1" style:num-format="1">52</text:sequence></text:span><text:span text:style-name="T32">: System <text:s/>restart</text:span></text:p></draw:text-box></draw:frame><text:soft-page-break/>Web Service</text:h>
            </text:list-item>
          </text:list>
        </text:list-item>
      </text:list>
      <text:p text:style-name="Standard"><text:span text:style-name="T12">The page </text:span><text:span text:style-name="T44">Administration -&gt; Client Tools -&gt; Web Service </text:span><text:span text:style-name="T45">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4">Status</text:span><text:span text:style-name="T45"> checkbox, the user can enable or disable the Web Service.</text:span></text:p>
      <text:list xml:id="list32424911" text:continue-numbering="true" text:style-name="Outline">
        <text:list-item>
          <text:list>
            <text:list-item>
              <text:h text:style-name="P125" text:outline-level="2"><draw:frame draw:style-name="fr5" draw:name="Cornice74" text:anchor-type="paragraph" svg:x="4.078cm" svg:y="0.432cm" svg:width="10.998cm" svg:height="3.524cm" draw:z-index="193"><draw:text-box><text:p text:style-name="P41"><draw:frame draw:style-name="fr21" draw:name="immagini115" text:anchor-type="as-char" svg:width="11cm" svg:height="2.974cm" draw:z-index="249"><draw:image xlink:href="Pictures/20000007000072EA00001A5245A2A8C9.svm" xlink:type="simple" xlink:show="embed" xlink:actuate="onLoad"/></draw:frame><text:span text:style-name="T32">Picture </text:span><text:span text:style-name="T32"><text:sequence text:ref-name="refIllustration52" text:name="Illustration" text:formula="ooow:Illustration+1" style:num-format="1">53</text:sequence></text:span><text:span text:style-name="T32">: Web Service</text:span></text:p></draw:text-box></draw:frame>WebDAV</text:h>
            </text:list-item>
          </text:list>
        </text:list-item>
      </text:list>
      <text:p text:style-name="P27">As explained in chapter 5, with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89"><draw:text-box><text:p text:style-name="P41"><draw:frame draw:style-name="fr21" draw:name="immagini116" text:anchor-type="as-char" svg:width="11cm" svg:height="3.313cm" draw:z-index="251"><draw:image xlink:href="Pictures/200000070000723A0000176D4FB3C06B.svm" xlink:type="simple" xlink:show="embed" xlink:actuate="onLoad"/></draw:frame><text:span text:style-name="T32">Picture </text:span><text:span text:style-name="T32"><text:sequence text:ref-name="refIllustration53" text:name="Illustration" text:formula="ooow:Illustration+1" style:num-format="1">54</text:sequence></text:span><text:span text:style-name="T32">: WebDAV</text:span></text:p></draw:text-box></draw:frame><text:span text:style-name="T12">The page </text:span><text:span text:style-name="T44">Administration -&gt; Client Tools -&gt; WebDAV </text:span><text:span text:style-name="T45">allows the user to manage </text:span><text:span text:style-name="T12">the</text:span><text:span text:style-name="T45"> LogicalDOC WebDav feature. The user, through the </text:span><text:span text:style-name="T44">Status</text:span><text:span text:style-name="T45"> checkbox, can enable or disable the funcionality, and he can visualize the URL on which the Web Service have been installed.</text:span></text:p>
      <text:list xml:id="list32433652" text:continue-numbering="true" text:style-name="Outline">
        <text:list-item>
          <text:list>
            <text:list-item>
              <text:h text:style-name="P130" text:outline-level="2">Users</text:h>
            </text:list-item>
          </text:list>
        </text:list-item>
      </text:list>
      <text:p text:style-name="P50"><text:span text:style-name="T38">By accessing the ‘Administration’ using the menu, you can click on the management of users (sub-menu 'User').</text:span><text:span text:style-name="T51"> </text:span></text:p>
      <text:p text:style-name="P50"><text:soft-page-break/><text:span text:style-name="T38">Once you click the </text:span><text:span text:style-name="T41">User </text:span><text:span text:style-name="T38">menu, the list of currently existing users is displayed.</text:span></text:p>
      <text:p text:style-name="P24">LogicalDOC allows you to search and filter a specific user through the </text:p>
      <text:p text:style-name="P50"><text:span text:style-name="T41">Username</text:span><text:span text:style-name="T38"> text box; It displays the users who contain your typed letters in their names.</text:span></text:p>
      <text:list xml:id="list32433520" text:continue-numbering="true" text:style-name="Outline">
        <text:list-item>
          <text:list>
            <text:list-item>
              <text:list>
                <text:list-item>
                  <text:h text:style-name="P132" text:outline-level="3"><draw:frame draw:style-name="fr5" draw:name="Cornice10" text:anchor-type="paragraph" svg:x="3.833cm" svg:y="0.496cm" svg:width="10.998cm" svg:height="4.26cm" draw:z-index="8"><draw:text-box><text:p text:style-name="P41"><draw:frame draw:style-name="fr21" draw:name="immagini16" text:anchor-type="as-char" svg:width="11cm" svg:height="3.621cm" draw:z-index="111"><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50"><text:span text:style-name="T38">By selecting the icon </text:span><text:span text:style-name="T18">3.3 </text:span><text:span text:style-name="T38">in the upper left of the first user (on user page), you will see the new user insertion form. </text:span></text:p>
      <text:p text:style-name="P50"><text:span text:style-name="T38">Some data are required and in particular:</text:span><text:span text:style-name="T51"> </text:span></text:p>
      <text:p text:style-name="P59"><text:span text:style-name="T38">1.</text:span><text:span text:style-name="T51"> </text:span><text:span text:style-name="T38">Username</text:span><text:span text:style-name="T51"> </text:span></text:p>
      <text:p text:style-name="P59"><text:span text:style-name="T38">2.</text:span><text:span text:style-name="T51"> </text:span><text:span text:style-name="T38">First Name</text:span><text:span text:style-name="T51"> </text:span></text:p>
      <text:p text:style-name="P59"><text:span text:style-name="T38">3.</text:span><text:span text:style-name="T51"> </text:span><text:span text:style-name="T38">Last Name</text:span><text:span text:style-name="T51"> </text:span></text:p>
      <text:p text:style-name="P59"><text:span text:style-name="T38">4.</text:span><text:span text:style-name="T51"> </text:span><text:span text:style-name="T38">Language</text:span><text:span text:style-name="T51"> </text:span></text:p>
      <text:p text:style-name="P59"><text:span text:style-name="T38">5.</text:span><text:span text:style-name="T51"> </text:span><text:span text:style-name="T38">E-mail</text:span><text:span text:style-name="T51"> </text:span></text:p>
      <text:p text:style-name="P59"><text:span text:style-name="T38">6.</text:span><text:span text:style-name="T51"> </text:span><text:span text:style-name="T38">Groups</text:span><text:span text:style-name="T51"> </text:span></text:p>
      <text:p text:style-name="P33"/>
      <text:p text:style-name="P33"><text:span text:style-name="T38">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41">&gt;&gt;</text:span><text:span text:style-name="T38"> button. If you want to bring back a group to the ‘available’ list click on </text:span><text:span text:style-name="T41">&lt;&lt;</text:span><text:span text:style-name="T38"> button. To select multiple groups hold down the SHIFT key and select your groups. </text:span></text:p>
      <text:p text:style-name="Standard"><draw:frame draw:style-name="fr5" draw:name="Cornice11" text:anchor-type="paragraph" svg:x="3.833cm" svg:y="0.115cm" svg:width="10.998cm" svg:height="9.887cm" draw:z-index="177"><draw:text-box><text:p text:style-name="P41"><draw:frame draw:style-name="fr16" draw:name="immagini18" text:anchor-type="as-char" svg:y="-9.299cm" svg:width="11cm" svg:height="9.135cm" draw:z-index="253"><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42">There is also the </text:span><text:span text:style-name="T49">Password expires</text:span><text:span text:style-name="T48"> checkbox that allows to assign a time to live to the user password. After the validation days, when the user tries to access to the system by clicking on Login button, a page appears with the following warning text </text:span><text:span text:style-name="T49">Your password expired, insert a new one using the form below</text:span><text:span text:style-name="T48">. The user must type his old password and then type a new password; if the old password entered is correct and the new one has a correct size, then the user can log in into LogicalDOC with the new password. </text:span></text:p>
      <text:p text:style-name="P33"><draw:frame draw:style-name="fr5" draw:name="Cornice67" text:anchor-type="paragraph" svg:x="3.833cm" svg:y="0.603cm" svg:width="10.998cm" svg:height="5.807cm" draw:z-index="178"><draw:text-box><text:p text:style-name="P41"><draw:frame draw:style-name="fr21" draw:name="immagini93" text:anchor-type="as-char" svg:width="10.998cm" svg:height="5.248cm" draw:z-index="256"><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38">By default, the password validity time is 90 days, but this configuration parameter value can be modified </text:span><text:span text:style-name="T46"><text:s/>in <text:s/></text:span><text:span text:style-name="T41">Administration -&gt; Security -&gt; Security</text:span><text:span text:style-name="T46">. In these page you can modify also the password minimum length.</text:span></text:p>
      <text:p text:style-name="P33"><text:span text:style-name="T38">When you click the </text:span><text:span text:style-name="T41">Save</text:span><text:span text:style-name="T38"> button (assuming all the required information have been correctly entered), a new user is created and added to the database.</text:span></text:p>
      <text:p text:style-name="P33"><text:span text:style-name="T38">Then he receives a welcome e-mail from LogicalDOC containing the username and password created by the system. This password can be changed by the user through the </text:span><text:span text:style-name="T41">Change Password</text:span><text:span text:style-name="T38"> page (menu </text:span><text:span text:style-name="T41">Personal </text:span><text:soft-page-break/><text:span text:style-name="T41">Data</text:span><text:span text:style-name="T38">) and by the Administrator clicking on the icon to </text:span><text:span text:style-name="T18">3.4</text:span><text:span text:style-name="T38"> in the users list page.</text:span></text:p>
      <text:p text:style-name="P33"/>
      <text:p text:style-name="P46"><text:span text:style-name="T2">Note: </text:span><text:span text:style-name="T46">The security model implemented by LogicalDOC allows you to express</text:span><text:span text:style-name="T41"> </text:span><text:span text:style-name="T38">security policies about the visibility and editing. These security policies are expressed in relation to <text:s/>groups and users, so each user inherits the access </text:span><text:span text:style-name="T46">privileges assigned to all groups he belongs to.</text:span></text:p>
      <text:list xml:id="list32431684" text:continue-numbering="true" text:style-name="Outline">
        <text:list-item>
          <text:list>
            <text:list-item>
              <text:list>
                <text:list-item>
                  <text:h text:style-name="P137" text:outline-level="3">Editing a User</text:h>
                </text:list-item>
              </text:list>
            </text:list-item>
          </text:list>
        </text:list-item>
      </text:list>
      <text:p text:style-name="P48">There are three icons next to each user in the users-list by which you can edit user information, change password or delete him from the system.</text:p>
      <text:p text:style-name="P50"><text:span text:style-name="T38">By clicking on icon </text:span><text:span text:style-name="T18">3.5</text:span><text:span text:style-name="T38"> LogicalDOC displays the same form for user creation. the only difference is that in this case the form is shown for editing instead of creation.</text:span><text:span text:style-name="T51"> </text:span></text:p>
      <text:p text:style-name="P50"><text:span text:style-name="T38">The icon </text:span><text:span text:style-name="T18">3.4</text:span><text:span text:style-name="T41"> </text:span><text:span text:style-name="T38">is used to change the password of the user.</text:span><text:span text:style-name="T51"> </text:span></text:p>
      <text:p text:style-name="P34"><text:span text:style-name="T38">Of course, clicking on icon </text:span><text:span text:style-name="T18">3.6</text:span><text:span text:style-name="T41"> </text:span><text:span text:style-name="T38">leads to deletion of the user.</text:span></text:p>
      <text:list xml:id="list32429121" text:continue-numbering="true" text:style-name="Outline">
        <text:list-item>
          <text:list>
            <text:list-item>
              <text:h text:style-name="P129" text:outline-level="2">Groups</text:h>
            </text:list-item>
          </text:list>
        </text:list-item>
      </text:list>
      <text:p text:style-name="P50"><draw:frame draw:style-name="fr5" draw:name="Cornice13" text:anchor-type="paragraph" svg:x="3.833cm" svg:y="0.533cm" svg:width="10.998cm" svg:height="4.747cm" draw:z-index="4"><draw:text-box><text:p text:style-name="P41"><draw:frame draw:style-name="fr21" draw:name="immagini23" text:anchor-type="as-char" svg:width="10.998cm" svg:height="4.038cm" draw:z-index="35"><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38">By accessing the ‘Administration’ menu, you can click on the management of the groups. As usual, group administration starts from the list of currently existing groups.</text:span><text:span text:style-name="T51"> </text:span></text:p>
      <text:p text:style-name="P48">LogicalDOC allows you to search and filter a specific group through the </text:p>
      <text:p text:style-name="P50"><text:span text:style-name="T41">Group Name</text:span><text:span text:style-name="T38"> text box (same as User search).</text:span></text:p>
      <text:list xml:id="list32423859" text:continue-numbering="true" text:style-name="Outline">
        <text:list-item>
          <text:list>
            <text:list-item>
              <text:list>
                <text:list-item>
                  <text:h text:style-name="P137" text:outline-level="3">Creation of a New Group</text:h>
                </text:list-item>
              </text:list>
            </text:list-item>
          </text:list>
        </text:list-item>
      </text:list>
      <text:p text:style-name="P50"><text:span text:style-name="T38">By clicking on icon </text:span><text:span text:style-name="T18">3.7</text:span><text:span text:style-name="T41"> </text:span><text:span text:style-name="T38">you can create a new group by filling out the form and confirming with the </text:span><text:span text:style-name="T41">Save </text:span><text:span text:style-name="T38">button. It is sufficient to specify a name, a description </text:span><text:span text:style-name="T38">and a parent group. The new group will inherit all the permissions already assigned to the parent group.</text:span></text:p>
      <text:p text:style-name="P33"><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32443099" text:continue-numbering="true" text:style-name="Outline">
        <text:list-item>
          <text:list>
            <text:list-item>
              <text:list>
                <text:list-item>
                  <text:h text:style-name="P137" text:outline-level="3">Editing an Existing Group</text:h>
                </text:list-item>
              </text:list>
            </text:list-item>
          </text:list>
        </text:list-item>
      </text:list>
      <text:p text:style-name="P50"><text:span text:style-name="T38">You can edit your groups using the icon</text:span><text:span text:style-name="T19"> </text:span><text:span text:style-name="T18">3.5</text:span><text:span text:style-name="T41"> </text:span><text:span text:style-name="T39">in the groups-list</text:span><text:span text:style-name="T38">.</text:span></text:p>
      <text:p text:style-name="P24">LogicalDOC allows the user administrator to specify what fields in the edit/insert page can be edited or viewed. You can set preferences on these fields in both upload phase and document-edit: </text:p>
      <text:p text:style-name="P48"/>
      <text:p text:style-name="P50"><text:span text:style-name="T38">1.</text:span><text:span text:style-name="T51"> </text:span><text:span text:style-name="T41">Hidden</text:span><text:span text:style-name="T38">: the field does not appear to users belonging to the group.</text:span><text:span text:style-name="T51"> </text:span></text:p>
      <text:p text:style-name="P50"><text:span text:style-name="T38">2.</text:span><text:span text:style-name="T51"> </text:span><text:span text:style-name="T41">Read only</text:span><text:span text:style-name="T38">: <text:s/>the value of the field cannot be changed by users </text:span></text:p>
      <text:p text:style-name="P48">belonging to the group. </text:p>
      <text:p text:style-name="P50"><text:span text:style-name="T38">3.</text:span><text:span text:style-name="T51"> </text:span><text:span text:style-name="T41">Mandatory</text:span><text:span text:style-name="T38">: the field must be valued to correctly complete the </text:span></text:p>
      <text:p text:style-name="P48">saving procedure. </text:p>
      <text:p text:style-name="P51"/>
      <text:p text:style-name="P50"><text:span text:style-name="T38">In particular, the </text:span><text:span text:style-name="T41">Protocol</text:span><text:span text:style-name="T38"> field, by default, is set to </text:span><text:span text:style-name="T41">read only</text:span><text:span text:style-name="T38"> in both upload and edit pages.</text:span><text:span text:style-name="T51"> </text:span></text:p>
      <text:p text:style-name="P33"/>
      <text:p text:style-name="P33"><draw:frame draw:style-name="fr4" draw:name="Cornice15" text:anchor-type="paragraph" svg:x="3.681cm" svg:y="0cm" svg:width="11.301cm" svg:height="8.998cm" draw:z-index="51"><draw:text-box><text:p text:style-name="P41"><draw:frame draw:style-name="fr21" draw:name="immagini17" text:anchor-type="as-char" svg:width="11.298cm" svg:height="8.414cm" draw:z-index="234"><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6"><text:soft-page-break/><text:span text:style-name="T2">Note:</text:span> <text:span text:style-name="T38">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51"> </text:span></text:p>
      <text:list xml:id="list32432443" text:continue-numbering="true" text:style-name="Outline">
        <text:list-item>
          <text:list>
            <text:list-item>
              <text:h text:style-name="P125" text:outline-level="2">Security</text:h>
            </text:list-item>
          </text:list>
        </text:list-item>
      </text:list>
      <text:p text:style-name="P33"><text:span text:style-name="T38">In LogicalDOC, through the page </text:span><text:span text:style-name="T41">Administration -&gt; Security -&gt; Security</text:span><text:span text:style-name="T46">, </text:span><text:span text:style-name="T38">you can define security policies menues and passwords. This page is divided into two tabs. In the first one, </text:span><text:span text:style-name="T41">Menu</text:span><text:span text:style-name="T38">, you can determine which entities (users and groups) can see a menu. By clicking the </text:span><text:span text:style-name="T41">Browse...</text:span><text:span text:style-name="T38"> button, you can see a window that shows all the menus in LogicalDOC. After selecting a menu, press </text:span><text:span text:style-name="T41">OK </text:span><text:span text:style-name="T38">then you can see the entities which can see this menu. You can move an entity from the list of those available to the list of those assigned using the </text:span><text:span text:style-name="T41">&gt;&gt;</text:span><text:span text:style-name="T38"> button. If you want to bring back an entity to the ‘available’ list click the </text:span><text:span text:style-name="T41">&lt;&lt;</text:span><text:span text:style-name="T38"> button. If you want to select multiple entities, hold down the SHIFT key and select your items.</text:span></text:p>
      <text:p text:style-name="P23"><draw:frame draw:style-name="fr4" draw:name="Cornice27" text:anchor-type="paragraph" svg:x="2.967cm" svg:y="0.37cm" svg:width="12.728cm" svg:height="6.708cm" draw:z-index="52"><draw:text-box><text:p text:style-name="P41"><draw:frame draw:style-name="fr21" draw:name="immagini20" text:anchor-type="as-char" svg:width="12.637cm" svg:height="6.048cm" draw:z-index="250"><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3"><text:span text:style-name="T38">In the </text:span><text:span text:style-name="T41">Password</text:span><text:span text:style-name="T38"> tab you can set the minimum password length and its validity time (time to live) in days.</text:span></text:p>
      <text:p text:style-name="P10"><draw:frame draw:style-name="fr4" draw:name="Cornice68" text:anchor-type="paragraph" svg:x="3.683cm" svg:y="0.27cm" svg:width="11.301cm" svg:height="3.884cm" draw:z-index="86"><draw:text-box><text:p text:style-name="P41"><draw:frame draw:style-name="fr21" draw:name="immagini121" text:anchor-type="as-char" svg:width="11.299cm" svg:height="3.298cm" draw:z-index="257"><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32430103" text:continue-numbering="true" text:style-name="Outline">
        <text:list-item>
          <text:list>
            <text:list-item>
              <text:h text:style-name="P125" text:outline-level="2">LDAP</text:h>
            </text:list-item>
          </text:list>
        </text:list-item>
      </text:list>
      <text:p text:style-name="P33">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text:p>
      <text:p text:style-name="P3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2428295" text:style-name="L15">
        <text:list-item>
          <text:p text:style-name="P100">URL (including port number in which is listening the authentication <text:tab/>system) </text:p>
        </text:list-item>
        <text:list-item>
          <text:p text:style-name="P100">Username</text:p>
        </text:list-item>
        <text:list-item>
          <text:p text:style-name="P100">Password</text:p>
        </text:list-item>
        <text:list-item>
          <text:p text:style-name="P100">Domain name</text:p>
        </text:list-item>
        <text:list-item>
          <text:p text:style-name="P100">DN, where you can define the OU where users are located, for</text:p>
        </text:list-item>
      </text:list>
      <text:p text:style-name="P83">example OU = Users, DC = domain, DC = dom </text:p>
      <text:p text:style-name="P14"><draw:frame draw:style-name="fr4" draw:name="Cornice69" text:anchor-type="paragraph" svg:x="3.602cm" svg:y="0.36cm" svg:width="11.46cm" svg:height="8.768cm" draw:z-index="87"><draw:text-box><text:p text:style-name="P41"><draw:frame draw:style-name="fr21" draw:name="immagini122" text:anchor-type="as-char" svg:width="11.471cm" svg:height="8.236cm" draw:z-index="258"><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32432981" text:continue-list="list32430103" text:style-name="Outline">
        <text:list-item>
          <text:list>
            <text:list-item>
              <text:h text:style-name="P125" text:outline-level="2">Active Directory</text:h>
            </text:list-item>
          </text:list>
        </text:list-item>
      </text:list>
      <text:p text:style-name="P3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2414476" text:continue-list="list32428295" text:style-name="L15">
        <text:list-item text:start-value="1">
          <text:p text:style-name="P100">URL (including port number in which is listening the authentication <text:tab/>system) </text:p>
        </text:list-item>
        <text:list-item>
          <text:p text:style-name="P100">Username</text:p>
        </text:list-item>
        <text:list-item>
          <text:p text:style-name="P100">Password</text:p>
        </text:list-item>
        <text:list-item>
          <text:p text:style-name="P100">Realm</text:p>
        </text:list-item>
        <text:list-item>
          <text:p text:style-name="P100">DN, where you can define the OU where users are located, for</text:p>
          <text:p text:style-name="P117">example OU = Users, DC = domain, DC = dom </text:p>
        </text:list-item>
      </text:list>
      <text:p text:style-name="P14"><draw:frame draw:style-name="fr4" draw:name="Cornice77" text:anchor-type="paragraph" svg:x="3.602cm" svg:y="0.36cm" svg:width="11.46cm" svg:height="9.026cm" draw:z-index="191"><draw:text-box><text:p text:style-name="P41"><draw:frame draw:style-name="fr21" draw:name="immagini119" text:anchor-type="as-char" svg:width="11.471cm" svg:height="8.465cm" draw:z-index="260"><draw:image xlink:href="Pictures/20000007000057E900004BA6EE172ADF.svm"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32419449" text:continue-list="list32432981" text:style-name="Outline">
        <text:list-item>
          <text:list>
            <text:list-item>
              <text:h text:style-name="P125" text:outline-level="2">Template</text:h>
            </text:list-item>
          </text:list>
        </text:list-item>
      </text:list>
      <text:p text:style-name="P56"><text:span text:style-name="T60">In LogicalDOC you can define document types, also called templates. Each of them has a name, a description, and one or more attributes. When you upload or edit a document, you can assign to it a template and specify the values of its attributes. For each attribute, the user can specify the name, if it mandatory or not, and the data type (String, Integer, Decimal, Date). </text:span>In LogicalDOC EE there is an <text:span text:style-name="T3">email</text:span><text:span text:style-name="T60"> template with three attributes: </text:span><text:span text:style-name="T9">from</text:span><text:span text:style-name="T60"> to define the sender, <text:s/></text:span><text:span text:style-name="T9">to</text:span><text:span text:style-name="T60"> for the recipient and </text:span><text:span text:style-name="T9">subject</text:span><text:span text:style-name="T60"> for the subject of the e-mail.</text:span><text:span text:style-name="T61">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3"><draw:text-box><text:p text:style-name="P41"><draw:frame draw:style-name="fr21" draw:name="immagini21" text:anchor-type="as-char" svg:width="11.298cm" svg:height="3.147cm" draw:z-index="255"><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4"><text:span text:style-name="T51">C</text:span><text:span text:style-name="T38">lick on icon </text:span><text:span text:style-name="T18">3.8</text:span><text:span text:style-name="T41"> </text:span><text:span text:style-name="T38">to add a new template:</text:span></text:p>
      <text:p text:style-name="P14"><draw:frame draw:style-name="fr4" draw:name="Cornice24" text:anchor-type="paragraph" svg:x="3.681cm" svg:y="0.185cm" svg:width="11.301cm" svg:height="5.657cm" draw:z-index="54"><draw:text-box><text:p text:style-name="P41"><draw:frame draw:style-name="fr21" draw:name="immagini22" text:anchor-type="as-char" svg:width="11.067cm" svg:height="4.754cm" draw:z-index="261"><draw:image xlink:href="Pictures/1000000000000265000000F4FBDC859A.png" xlink:type="simple" xlink:show="embed" xlink:actuate="onLoad"/></draw:frame></text:p><text:p text:style-name="P41">Picture <text:sequence text:ref-name="refIllustration65" text:name="Illustration" text:formula="ooow:Illustration+1" style:num-format="1">66</text:sequence>: Creation of a new template</text:p></draw:text-box></draw:frame><text:soft-page-break/></text:p>
      <text:list xml:id="list32420002" text:continue-numbering="true" text:style-name="Outline">
        <text:list-item>
          <text:list>
            <text:list-item>
              <text:h text:style-name="P130" text:outline-level="2">E-Mail accounts</text:h>
            </text:list-item>
          </text:list>
        </text:list-item>
      </text:list>
      <text:p text:style-name="P4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2436621" text:continue-numbering="true" text:style-name="Outline">
        <text:list-item>
          <text:list>
            <text:list-item>
              <text:list>
                <text:list-item>
                  <text:h text:style-name="P137" text:outline-level="3">Account Configuration</text:h>
                </text:list-item>
              </text:list>
            </text:list-item>
          </text:list>
        </text:list-item>
      </text:list>
      <text:p text:style-name="P50"><text:span text:style-name="T38">Go to the section E-Mails. In this section, by selecting the sub-menu </text:span><text:span text:style-name="T41">E-Mail accounts</text:span><text:span text:style-name="T38"> you can see the currently existing accounts.</text:span></text:p>
      <text:p text:style-name="P33"/>
      <text:p text:style-name="P33"><draw:frame draw:style-name="fr9" draw:name="Cornice16" text:anchor-type="char" svg:x="3.681cm" svg:y="0cm" svg:width="11.301cm" svg:height="4.142cm" draw:z-index="1"><draw:text-box><text:p text:style-name="P41"><draw:frame draw:style-name="fr21" draw:name="immagini28" text:anchor-type="as-char" svg:width="11.298cm" svg:height="3.454cm" draw:z-index="47"><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3">In order to create a new account click on icon <text:span text:style-name="T17">3.9</text:span>: </text:p>
      <text:p text:style-name="P33"><draw:frame draw:style-name="fr4" draw:name="Cornice17" text:anchor-type="paragraph" svg:x="3.602cm" svg:y="0.36cm" svg:width="11.46cm" svg:height="6.803cm" draw:z-index="5"><draw:text-box><text:p text:style-name="P41"><draw:frame draw:style-name="fr21" draw:name="immagini30" text:anchor-type="as-char" svg:width="11.471cm" svg:height="6.271cm" draw:z-index="48"><draw:image xlink:href="Pictures/200000070000650000003D0B94DB304C.svm" xlink:type="simple" xlink:show="embed" xlink:actuate="onLoad"/></draw:frame>Picture <text:sequence text:ref-name="refIllustration67" text:name="Illustration" text:formula="ooow:Illustration+1" style:num-format="1">68</text:sequence>: E-mail account editing</text:p></draw:text-box></draw:frame></text:p>
      <text:p text:style-name="P52"><text:soft-page-break/><text:span text:style-name="T42">T</text:span><text:span text:style-name="T12">he edit form is divided into two tabs: </text:span><text:span text:style-name="T12">Account data</text:span><text:span text:style-name="T12"> e </text:span><text:span text:style-name="T12">Filters</text:span><text:span text:style-name="T12">. The first one</text:span></text:p>
      <text:p text:style-name="Standard"><text:span text:style-name="T12">allows you to set the normal parameters required for connecting to a POP3 e-mail box. In particular, in the case of IMAP server is possible to specify the folder from which will be retrieved the e-mails. T</text:span><text:span text:style-name="T42">he section </text:span><text:span text:style-name="T44">Storage</text:span><text:span text:style-name="T42"> collects all information required for processing messages in relation to the documents archive and in particular:</text:span><text:span text:style-name="T52"> </text:span></text:p>
      <text:p text:style-name="P59"><text:span text:style-name="T38">1.</text:span><text:span text:style-name="T51"> </text:span><text:span text:style-name="T41">Allowed types</text:span><text:span text:style-name="T38"> contains a comma-separated list of extensions, defining the only types of attachment that can be downloaded</text:span><text:span text:style-name="T51"> </text:span></text:p>
      <text:p text:style-name="P59"><text:span text:style-name="T38">2.</text:span><text:span text:style-name="T51"> </text:span><text:span text:style-name="T41">Languages</text:span><text:span text:style-name="T38"> sets the language in which downloaded content will be </text:span></text:p>
      <text:p text:style-name="P59"><text:span text:style-name="T38">analysed by the parser</text:span><text:span text:style-name="T51"> </text:span></text:p>
      <text:p text:style-name="P59"><text:span text:style-name="T38">3.</text:span><text:span text:style-name="T51"> </text:span><text:span text:style-name="T41">Target folder</text:span><text:span text:style-name="T38"> is the folder where the message and its attachment will </text:span></text:p>
      <text:p text:style-name="P59"><text:span text:style-name="T38">be saved as documents.</text:span><text:span text:style-name="T51"> </text:span></text:p>
      <text:p text:style-name="P31"/>
      <text:p text:style-name="P48">The second tab allows you to set one or more e-mail filters. So the user can specify a folder inside LogicalDOC in which will be stored all the e-mails that match the filter.</text:p>
      <text:p text:style-name="P48"><draw:frame draw:style-name="fr4" draw:name="Cornice49" text:anchor-type="paragraph" svg:x="3.602cm" svg:y="0.36cm" svg:width="11.46cm" svg:height="4.944cm" draw:z-index="204"><draw:text-box><text:p text:style-name="P41"><draw:frame draw:style-name="fr21" draw:name="immagini72" text:anchor-type="as-char" svg:width="11.471cm" svg:height="4.373cm" draw:z-index="263"><draw:image xlink:href="Pictures/200000070000656A00002910AA96F61A.svm" xlink:type="simple" xlink:show="embed" xlink:actuate="onLoad"/></draw:frame>Picture <text:sequence text:ref-name="refIllustration68" text:name="Illustration" text:formula="ooow:Illustration+1" style:num-format="1">69</text:sequence>: E-mail filters</text:p></draw:text-box></draw:frame></text:p>
      <text:p text:style-name="P50"><text:span text:style-name="T38">The new messages, which arrive in your in-box, will be downloaded and stored as documents in the folder. The same treatment is reserved for the </text:span><text:span text:style-name="T38">attachments, but they will be stored as documents links to the main document containing the body of the mail message. So if you right-click on the document's name and click the contextual menu item Links, you can see the attachments. By clicking on the </text:span><text:span text:style-name="T41">Clear cache</text:span><text:span text:style-name="T38"> button, LogicalDOC cleans up its list of downloaded messages and you can re-download all the e-mail in the mailbox through the scheduled task </text:span><text:span text:style-name="T41">Email </text:span><text:span text:style-name="T41">Download</text:span><text:span text:style-name="T38">. </text:span></text:p>
      <text:p text:style-name="P33"/>
      <text:p text:style-name="P46"><text:span text:style-name="T2">Note:</text:span> <text:span text:style-name="T38">Only active mailboxes will be inspected at regular intervals by the scheduled task </text:span><text:span text:style-name="T41">Email Download</text:span><text:span text:style-name="T38">.</text:span></text:p>
      <text:p text:style-name="P14"/>
      <text:list xml:id="list32416923" text:continue-numbering="true" text:style-name="Outline">
        <text:list-item>
          <text:list>
            <text:list-item>
              <text:h text:style-name="P125" text:outline-level="2">Scheduled Tasks</text:h>
            </text:list-item>
          </text:list>
        </text:list-item>
      </text:list>
      <text:p text:style-name="P50"><text:span text:style-name="T38">In LogicalDOC there are processes which are performed during normal execution of the program without the intervention of a user. These processes are scheduled tasks since you can schedule their execution.</text:span><text:span text:style-name="T51"> </text:span></text:p>
      <text:p text:style-name="P50"><text:span text:style-name="T38">The section </text:span><text:span text:style-name="T41">Tasks</text:span><text:span text:style-name="T38"> allows you to schedule the execution of these processes.</text:span><text:span text:style-name="T51"> </text:span></text:p>
      <text:list xml:id="list32442408" text:continue-numbering="true" text:style-name="Outline">
        <text:list-item>
          <text:list>
            <text:list-item>
              <text:list>
                <text:list-item>
                  <text:h text:style-name="P132" text:outline-level="3">List of Scheduled Tasks</text:h>
                </text:list-item>
              </text:list>
            </text:list-item>
          </text:list>
        </text:list-item>
      </text:list>
      <text:p text:style-name="P33"><draw:frame draw:style-name="fr4" draw:name="Cornice20" text:anchor-type="paragraph" svg:x="3.044cm" svg:y="0.422cm" svg:width="12.575cm" svg:height="5.39cm" draw:z-index="83"><draw:text-box><text:p text:style-name="P41"><draw:frame draw:style-name="fr21" draw:name="immagini40" text:anchor-type="as-char" svg:width="12.575cm" svg:height="4.851cm" draw:z-index="264"><draw:image xlink:href="Pictures/2000000700007427000046B0E80BD968.svm" xlink:type="simple" xlink:show="embed" xlink:actuate="onLoad"/></draw:frame>Picture <text:sequence text:ref-name="refIllustration69" text:name="Illustration" text:formula="ooow:Illustration+1" style:num-format="1">70</text:sequence>: Tasks list</text:p></draw:text-box></draw:frame></text:p>
      <text:p text:style-name="P33"><text:soft-page-break/><text:span text:style-name="T38">The list of scheduled tasks shows all transactions recorded in the system and each of them show:</text:span><text:span text:style-name="T51"> </text:span></text:p>
      <text:p text:style-name="P78"><text:span text:style-name="T58">●</text:span><text:span text:style-name="T51"> N</text:span><text:span text:style-name="T38">ame of the task</text:span><text:span text:style-name="T51"> </text:span></text:p>
      <text:p text:style-name="P78"><text:span text:style-name="T58">●</text:span><text:span text:style-name="T51"> L</text:span><text:span text:style-name="T38">ast moment of execution</text:span><text:span text:style-name="T51"> </text:span></text:p>
      <text:p text:style-name="P78"><text:span text:style-name="T58">●</text:span><text:span text:style-name="T51"> M</text:span><text:span text:style-name="T38">oment of the next execution</text:span><text:span text:style-name="T51"> </text:span></text:p>
      <text:p text:style-name="P78"><text:span text:style-name="T58">●</text:span><text:span text:style-name="T51"> </text:span><text:span text:style-name="T38">Indication of scheduling policy (clickable for editing)</text:span><text:span text:style-name="T51"> </text:span></text:p>
      <text:p text:style-name="P78"><text:span text:style-name="T58">●</text:span><text:span text:style-name="T51"> </text:span><text:span text:style-name="T38">Enabled/disabled flag (clickable to change)</text:span><text:span text:style-name="T51"> </text:span></text:p>
      <text:p text:style-name="P78"><text:span text:style-name="T58">●</text:span><text:span text:style-name="T51"> </text:span><text:span text:style-name="T38">Progress indicator (clickable for execution)</text:span><text:span text:style-name="T51"> </text:span></text:p>
      <text:p text:style-name="P78"><text:span text:style-name="T58">●</text:span><text:span text:style-name="T51"> </text:span><text:span text:style-name="T38">Link to access the specific operation log</text:span><text:span text:style-name="T51"> </text:span></text:p>
      <text:p text:style-name="P33"/>
      <text:p text:style-name="P33">Each scheduled task can be enabled or disabled. The task can be performed only if it is enabled.</text:p>
      <text:list xml:id="list32444158" text:continue-numbering="true" text:style-name="Outline">
        <text:list-item>
          <text:list>
            <text:list-item>
              <text:list>
                <text:list-item>
                  <text:h text:style-name="P132" text:outline-level="3">Scheduling</text:h>
                </text:list-item>
              </text:list>
            </text:list-item>
          </text:list>
        </text:list-item>
      </text:list>
      <text:p text:style-name="P50"><text:span text:style-name="T38">Although the scheduled tasks can be launched whenever you wish, but as the name suggests, they are generally performed on a time schedule.</text:span><text:span text:style-name="T51"> </text:span></text:p>
      <text:p text:style-name="P50"><text:span text:style-name="T38">You can plan the execution of the task by clicking on the link column </text:span><text:span text:style-name="T41">Scheduling</text:span><text:span text:style-name="T38">.</text:span></text:p>
      <text:p text:style-name="P33"/>
      <text:p text:style-name="P33"><draw:frame draw:style-name="fr4" draw:name="Cornice21" text:anchor-type="paragraph" svg:x="2.785cm" svg:y="0.109cm" svg:width="12.734cm" svg:height="6.077cm" draw:z-index="84"><draw:text-box><text:p text:style-name="P41"><draw:frame draw:style-name="fr21" draw:name="immagini45" text:anchor-type="as-char" svg:width="12.737cm" svg:height="5.472cm" draw:z-index="252"><draw:image xlink:href="Pictures/10000000000004EB000001A2EC635186.png" xlink:type="simple" xlink:show="embed" xlink:actuate="onLoad"/></draw:frame>Picture <text:sequence text:ref-name="refIllustration70" text:name="Illustration" text:formula="ooow:Illustration+1" style:num-format="1">71</text:sequence>: Scheduling form</text:p></draw:text-box></draw:frame></text:p>
      <text:p text:style-name="P28">The execution planning is done by the specification of 6 fields (as in the Unix cron command) listed below:</text:p>
      <text:p text:style-name="P3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1">Field name</text:p>
          </table:table-cell>
          <table:table-cell table:style-name="Tabella1.A1" office:value-type="string">
            <text:p text:style-name="P71">Allowed values</text:p>
          </table:table-cell>
          <table:table-cell table:style-name="Tabella1.C1" office:value-type="string">
            <text:p text:style-name="P71">Special symbols</text:p>
          </table:table-cell>
        </table:table-row>
        <table:table-row table:style-name="Tabella1.1">
          <table:table-cell table:style-name="Tabella1.A2" office:value-type="string">
            <text:p text:style-name="P72">Second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Minute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Hours</text:p>
          </table:table-cell>
          <table:table-cell table:style-name="Tabella1.A2" office:value-type="string">
            <text:p text:style-name="P72">0-23</text:p>
          </table:table-cell>
          <table:table-cell table:style-name="Tabella1.C2" office:value-type="string">
            <text:p text:style-name="P72">, - * /</text:p>
          </table:table-cell>
        </table:table-row>
        <table:table-row table:style-name="Tabella1.1">
          <table:table-cell table:style-name="Tabella1.A2" office:value-type="string">
            <text:p text:style-name="P72">Day of month</text:p>
          </table:table-cell>
          <table:table-cell table:style-name="Tabella1.A2" office:value-type="string">
            <text:p text:style-name="P72">1-31</text:p>
          </table:table-cell>
          <table:table-cell table:style-name="Tabella1.C2" office:value-type="string">
            <text:p text:style-name="P72">, - * ? / L W</text:p>
          </table:table-cell>
        </table:table-row>
        <table:table-row table:style-name="Tabella1.1">
          <table:table-cell table:style-name="Tabella1.A2" office:value-type="string">
            <text:p text:style-name="P72">Month</text:p>
          </table:table-cell>
          <table:table-cell table:style-name="Tabella1.A2" office:value-type="string">
            <text:p text:style-name="P72">1-12</text:p>
          </table:table-cell>
          <table:table-cell table:style-name="Tabella1.C2" office:value-type="string">
            <text:p text:style-name="P72">, - * /</text:p>
          </table:table-cell>
        </table:table-row>
        <table:table-row table:style-name="Tabella1.1">
          <table:table-cell table:style-name="Tabella1.A2" office:value-type="string">
            <text:p text:style-name="P72">Day of week</text:p>
          </table:table-cell>
          <table:table-cell table:style-name="Tabella1.A2" office:value-type="string">
            <text:p text:style-name="P72">1-7 (1=sunday)</text:p>
          </table:table-cell>
          <table:table-cell table:style-name="Tabella1.C2" office:value-type="string">
            <text:p text:style-name="P72">, - * ? / L # </text:p>
          </table:table-cell>
        </table:table-row>
      </table:table>
      <text:p text:style-name="P33"/>
      <text:p text:style-name="P34"><text:span text:style-name="T38">Special configurable characters take the following meanings. The character </text:span><text:span text:style-name="T40">'?'</text:span><text:span text:style-name="T38"> is allowed on the day of the month and day of the week. It is used to define any specific day.</text:span><text:span text:style-name="T51"> </text:span></text:p>
      <text:p text:style-name="P31"/>
      <text:p text:style-name="P34"><text:soft-page-break/><text:span text:style-name="T38">The character </text:span><text:span text:style-name="T40">'*'</text:span><text:span text:style-name="T38"> is used to specify all the values. For example '*' in the minutes indicates "every minute".</text:span><text:span text:style-name="T51"> </text:span></text:p>
      <text:p text:style-name="P34"><text:span text:style-name="T38">The character </text:span><text:span text:style-name="T40">','</text:span><text:span text:style-name="T38"> is used to specify additional values. For example 2,4,6 on the </text:span></text:p>
      <text:p text:style-name="P34"><text:span text:style-name="T38">day of the week indicates "the day Monday, Wednesday and Friday."</text:span><text:span text:style-name="T51"> </text:span></text:p>
      <text:p text:style-name="P31"/>
      <text:p text:style-name="P34"><text:span text:style-name="T38">The character </text:span><text:span text:style-name="T40">'/'</text:span><text:span text:style-name="T38"> is used to specify increments. For example'0/15' in the second indicates "the second 0, 15, 30 and 45" and "5/15" in the same field shows "the second 5, 20, 35 and 50".</text:span></text:p>
      <text:p text:style-name="P24"/>
      <text:p text:style-name="P34"><text:span text:style-name="T38">The </text:span><text:span text:style-name="T40">'L'</text:span><text:span text:style-name="T38">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1"/>
      <text:p text:style-name="P34"><text:span text:style-name="T38">The </text:span><text:span text:style-name="T40">'W'</text:span><text:span text:style-name="T38"> is allowed for the day of the week. It is used to specify the working day(Monday, Friday) closer to the specified day. For example, if you specify </text:span><text:span text:style-name="T38">"15W" as a day of the month means "the working day closest to 15th of the </text:span><text:span text:style-name="T38">month." So if 15th is Saturday, it will take Friday the 15th. If the 15th is </text:span><text:span text:style-name="T38">Sunday, then it will take Monday 16th. If the 15th is Tuesday, it will take Tuesday 15th.</text:span><text:span text:style-name="T51"> </text:span><text:span text:style-name="T38">The characters' L' and 'W' may be combined in the days of the month and indicate the last working day of the month.</text:span></text:p>
      <text:p text:style-name="P24"/>
      <text:p text:style-name="P34"><text:span text:style-name="T38">The character </text:span><text:span text:style-name="T40">'#'</text:span><text:span text:style-name="T38"> is allowed for the day of the week. This character is used to specify the "#th day of the month." For example, the value "6#3" indicates the 3rd Friday of the month.</text:span><text:span text:style-name="T51">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1"/>
      <text:list xml:id="list32420184" text:continue-numbering="true" text:style-name="Outline">
        <text:list-item>
          <text:list>
            <text:list-item>
              <text:list>
                <text:list-item>
                  <text:h text:style-name="P132" text:outline-level="3">Progress Status and Log</text:h>
                </text:list-item>
              </text:list>
            </text:list-item>
          </text:list>
        </text:list-item>
      </text:list>
      <text:p text:style-name="P50"><text:span text:style-name="T38">If a task is running you can see it in column </text:span><text:span text:style-name="T41">Execution</text:span><text:span text:style-name="T38"> and the progression bar will be updated constantly showing the percentage of progress. At the side of this bar, an animated icon indicates that the process is running. This icon is clickable and allows you to stop the execution. <text:s/></text:span></text:p>
      <text:p text:style-name="P48">When the task is not running, the same icon appears motionless and by clicking on it <text:s/>you <text:s/>can <text:s/>start <text:s/>the <text:s/>execution. <text:s/></text:p>
      <text:p text:style-name="P50"><text:span text:style-name="T38">Each task has also a related log file that can be inspected by clicking on the link </text:span><text:span text:style-name="T41">Log</text:span><text:span text:style-name="T38">. This log details how the activity proceeds.</text:span></text:p>
      <text:p text:style-name="P33"/>
      <text:p text:style-name="P46"><text:span text:style-name="T2">Note:</text:span> <text:span text:style-name="T38">Not all tasks are able to provide the stage of processing. In such cases, the progression bar does not indicate the progression rate and remains undetermined.</text:span></text:p>
      <text:p text:style-name="P76"/>
      <text:list xml:id="list32441483" text:continue-numbering="true" text:style-name="Outline">
        <text:list-item>
          <text:list>
            <text:list-item>
              <text:h text:style-name="P125" text:outline-level="2">Branding </text:h>
            </text:list-item>
          </text:list>
        </text:list-item>
      </text:list>
      <text:p text:style-name="Standard"><text:span text:style-name="T42">LogicalDOC allows you to modify the layout of the application including for example, the images, css styles and the title. Press the </text:span><text:span text:style-name="T43">Browse...</text:span><text:span text:style-name="T42"> button and </text:span><text:soft-page-break/><text:span text:style-name="T42">select your branding package in a ZIP extension file and then upload the file. If the operation is successful, in addition to the default package, you will see and select your branding package in the drop-down menu.</text:span><text:span text:style-name="T52"> </text:span></text:p>
      <text:p text:style-name="P33"><draw:frame draw:style-name="fr4" draw:name="Cornice28" text:anchor-type="paragraph" svg:x="3.681cm" svg:y="0.344cm" svg:width="11.301cm" svg:height="3.944cm" draw:z-index="85"><draw:text-box><text:p text:style-name="P41"><draw:frame draw:style-name="fr21" draw:name="immagini29" text:anchor-type="as-char" svg:width="11.298cm" svg:height="3.306cm" draw:z-index="262"><draw:image xlink:href="Pictures/10000000000004EA00000161D83374E7.png" xlink:type="simple" xlink:show="embed" xlink:actuate="onLoad"/></draw:frame>Picture <text:sequence text:ref-name="refIllustration71" text:name="Illustration" text:formula="ooow:Illustration+1" style:num-format="1">72</text:sequence>: Branding</text:p></draw:text-box></draw:frame></text:p>
      <text:p text:style-name="P57"><text:span text:style-name="T38">You can change the current branding package simply by selecting it from drop-down menu. By clicking on </text:span><text:span text:style-name="T41">Download this branding package</text:span><text:span text:style-name="T38">, you can </text:span><text:span text:style-name="T38">download the current branding package in a ZIP extension file and use it as a model to produce a change. </text:span></text:p>
      <text:list xml:id="list32440647" text:continue-numbering="true" text:style-name="Outline">
        <text:list-item>
          <text:list>
            <text:list-item>
              <text:h text:style-name="P130" text:outline-level="2">Localization </text:h>
            </text:list-item>
          </text:list>
        </text:list-item>
      </text:list>
      <text:p text:style-name="Standard"><text:span text:style-name="T12">Periodically the LogicalDOC Team releases some localization update packages. In </text:span><text:span text:style-name="T13">Administration -&gt; Localization </text:span><text:span text:style-name="T16">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list xml:id="list32438846" text:continue-numbering="true" text:style-name="Outline">
        <text:list-item>
          <text:list>
            <text:list-item>
              <text:h text:style-name="P130" text:outline-level="2"><draw:frame draw:style-name="fr4" draw:name="Cornice76" text:anchor-type="paragraph" svg:x="3.147cm" svg:y="0.153cm" svg:width="11.779cm" svg:height="5.897cm" draw:z-index="192"><draw:text-box><text:p text:style-name="P41"><draw:frame draw:style-name="fr21" draw:name="immagini117" text:anchor-type="as-char" svg:width="11.751cm" svg:height="5.346cm" draw:z-index="254"><draw:image xlink:href="Pictures/200000070000658D00002CC8BDACE3D8.svm" xlink:type="simple" xlink:show="embed" xlink:actuate="onLoad"/></draw:frame><text:span text:style-name="T32">Picture </text:span><text:span text:style-name="T32"><text:sequence text:ref-name="refIllustration72" text:name="Illustration" text:formula="ooow:Illustration+1" style:num-format="1">73</text:sequence></text:span><text:span text:style-name="T32">: Localization</text:span></text:p></draw:text-box></draw:frame>Import folders </text:h>
            </text:list-item>
          </text:list>
        </text:list-item>
      </text:list>
      <text:p text:style-name="P50"><text:span text:style-name="T38">By installing </text:span><text:span text:style-name="T50">LogicalDOC</text:span><text:span text:style-name="T38"> over a network made up by other computers which share folders, you can automatically import all remote documents.</text:span><text:span text:style-name="T51"> </text:span><text:span text:style-name="T38">This feature works with all standard Windows shares and with all shares handled by SAMBA servers that you can configure on UNIX / Linux.</text:span><text:span text:style-name="T51"> </text:span><text:span text:style-name="T28">You can also import automatically all the documents that are into local folders of your PC.</text:span></text:p>
      <text:p text:style-name="P52"><text:span text:style-name="T25">From the administration, select </text:span><text:span text:style-name="T26">Import folders</text:span><text:span text:style-name="T25">. In this section you can see the currently configured remote and local folders.</text:span><text:span text:style-name="T27"> On the top left there are two icons: the first one </text:span><text:span text:style-name="T23">3.12</text:span><text:span text:style-name="T27"> lets you import documents from a remote folder, the second one allows you to import documents from a local folder on the server / computer that hosts LogicalDOC. The setup and editing pages for both folder types are identical, but to import documents from local folder you don't have to </text:span><text:soft-page-break/><text:span text:style-name="T27">provide any username and password. The user can also enable, disable or delete each folder. Moreover, clicking on button 'test', it also possible to verify if the configurated folder is still existing and it is </text:span><text:span text:style-name="T61">reachable by LogicalDOC.</text:span></text:p>
      <text:p text:style-name="P50"><draw:frame draw:style-name="fr4" draw:name="Cornice70" text:anchor-type="paragraph" svg:x="3.441cm" svg:y="0.229cm" svg:width="11.779cm" svg:height="4.812cm" draw:z-index="89"><draw:text-box><text:p text:style-name="P41"><draw:frame draw:style-name="fr21" draw:name="immagini123" text:anchor-type="as-char" svg:width="11.751cm" svg:height="4.226cm" draw:z-index="259"><draw:image xlink:href="Pictures/200000070000573900001F48DBA5BC49.svm" xlink:type="simple" xlink:show="embed" xlink:actuate="onLoad"/></draw:frame>Picture <text:sequence text:ref-name="refIllustration73" text:name="Illustration" text:formula="ooow:Illustration+1" style:num-format="1">74</text:sequence>: Remote and local folders list</text:p></draw:text-box></draw:frame></text:p>
      <text:list xml:id="list32443497" text:continue-numbering="true" text:style-name="Outline">
        <text:list-item>
          <text:list>
            <text:list-item>
              <text:list>
                <text:list-item>
                  <text:h text:style-name="P137" text:outline-level="3">Configuring Remote folders</text:h>
                </text:list-item>
              </text:list>
            </text:list-item>
          </text:list>
        </text:list-item>
      </text:list>
      <text:p text:style-name="P51"/>
      <text:p text:style-name="Standard"><text:span text:style-name="T42">Each element contains the address of the remote folder and some controls used to edit the data.</text:span><text:span text:style-name="T52"> </text:span></text:p>
      <text:p text:style-name="P50"><text:span text:style-name="T38">You can edit all the information by clicking on the icon </text:span><text:span text:style-name="T18">3.5</text:span><text:span text:style-name="T38">; By clicking on the icon </text:span><text:span text:style-name="T18">3.10</text:span><text:span text:style-name="T38"> you can change the status in enabled/disabled; obviously by clicking on the icon </text:span><text:span text:style-name="T18">3.6</text:span><text:span text:style-name="T41"> </text:span><text:span text:style-name="T38">you can cancel the share. On the top left there is the icon </text:span><text:span text:style-name="T18">3.12</text:span><text:span text:style-name="T41"> </text:span><text:span text:style-name="T38">to insert new folders, by clicking on this icon the insertion/editing form is shown.</text:span></text:p>
      <text:p text:style-name="P33"/>
      <text:p text:style-name="P33"><draw:frame draw:style-name="fr4" draw:name="Cornice19" text:anchor-type="paragraph" svg:x="3.441cm" svg:y="0.162cm" svg:width="11.779cm" svg:height="7.246cm" draw:z-index="9"><draw:text-box><text:p text:style-name="P41"><draw:frame draw:style-name="fr21" draw:name="immagini36" text:anchor-type="as-char" svg:width="11.769cm" svg:height="6.653cm" draw:z-index="70"><draw:image xlink:href="Pictures/200000070000577F00003577891B39EA.svm" xlink:type="simple" xlink:show="embed" xlink:actuate="onLoad"/></draw:frame>Picture <text:sequence text:ref-name="refIllustration74" text:name="Illustration" text:formula="ooow:Illustration+1" style:num-format="1">75</text:sequence>: Shared folder editing</text:p></draw:text-box></draw:frame></text:p>
      <text:p text:style-name="P33"><text:span text:style-name="T38">The upper part of the form lets you enter your connection data of the folder </text:span><text:span text:style-name="T38">and in particular:</text:span><text:span text:style-name="T51"> </text:span></text:p>
      <text:p text:style-name="P63"><text:span text:style-name="T58">●</text:span><text:span text:style-name="T51"> </text:span><text:span text:style-name="T38">Location on the remote computer</text:span><text:span text:style-name="T51"> </text:span></text:p>
      <text:p text:style-name="P63"><text:span text:style-name="T58">●</text:span><text:span text:style-name="T51"> </text:span><text:span text:style-name="T38">Username (optional)</text:span><text:span text:style-name="T51"> </text:span></text:p>
      <text:p text:style-name="P63"><text:span text:style-name="T58">●</text:span><text:span text:style-name="T51"> </text:span><text:span text:style-name="T38">Password (optional)</text:span></text:p>
      <text:p text:style-name="P33"/>
      <text:p text:style-name="P33">The remote location is the folder that is shared on the remote computer. You <text:span text:style-name="T38">can copy and paste the path displayed in the Windows Explorer.</text:span><text:span text:style-name="T51"> </text:span></text:p>
      <text:p text:style-name="P33"><text:soft-page-break/>The figure shows <text:s/>an example configuration of the remote <text:span text:style-name="T38">folder \\192.168.0.225\docs.</text:span><text:span text:style-name="T51"> </text:span></text:p>
      <text:p text:style-name="P33">If the remote folder is protected, you can also set username and password for authentication. </text:p>
      <text:p text:style-name="P33">The bottom part of the form allows you to set the information for the storage of </text:p>
      <text:p text:style-name="P33"><text:span text:style-name="T38">documents:</text:span><text:span text:style-name="T51"> </text:span></text:p>
      <text:p text:style-name="P64"><text:span text:style-name="T58">●</text:span><text:span text:style-name="T51"> A</text:span><text:span text:style-name="T38">llowed extensions (comma-separated list)</text:span><text:span text:style-name="T51"> </text:span></text:p>
      <text:p text:style-name="P64"><text:span text:style-name="T58">●</text:span><text:span text:style-name="T51"> L</text:span><text:span text:style-name="T38">anguage in which documents will be imported</text:span><text:span text:style-name="T51"> </text:span></text:p>
      <text:p text:style-name="P64"><text:span text:style-name="T58">●</text:span><text:span text:style-name="T51"> D</text:span><text:span text:style-name="T38">epth level</text:span><text:span text:style-name="T51"> </text:span></text:p>
      <text:p text:style-name="P64"><text:span text:style-name="T58">●</text:span><text:span text:style-name="T51"> M</text:span><text:span text:style-name="T38">aximum file size</text:span><text:span text:style-name="T51"> </text:span></text:p>
      <text:p text:style-name="P64"><text:span text:style-name="T58">●</text:span><text:span text:style-name="T51"> E</text:span><text:span text:style-name="T38">xtraction of keywords from documents</text:span><text:span text:style-name="T51"> </text:span></text:p>
      <text:p text:style-name="P64"><text:span text:style-name="T58">●</text:span><text:span text:style-name="T51"> T</text:span><text:span text:style-name="T38">emplate of the imported documents</text:span><text:span text:style-name="T51"> </text:span></text:p>
      <text:p text:style-name="P64"><text:span text:style-name="T58">●</text:span><text:span text:style-name="T51"> F</text:span><text:span text:style-name="T38">older of the documents archive in which to save documents</text:span></text:p>
      <text:p text:style-name="P33"/>
      <text:p text:style-name="P33"><text:span text:style-name="T38">Once the settings are saved, the remote folder and all its </text:span>sub-folders up to the specified level of depth, will be explored searching for <text:span text:style-name="T38">documents at regular </text:span><text:span text:style-name="T38">intervals. Only documents with allowed extension will be indexed and included in the target folder.</text:span><text:span text:style-name="T51"> </text:span></text:p>
      <text:p text:style-name="P33">It is important to consider the fact that all sub-folders of the remote folder will <text:span text:style-name="T38">be replicated also in the LogicalDOC archive.</text:span><text:span text:style-name="T51"> </text:span></text:p>
      <text:p text:style-name="P33"><text:span text:style-name="T38">By clicking on the </text:span><text:span text:style-name="T41">Clear cache</text:span><text:span text:style-name="T38"> button, LogicalDOC retrieves again all the </text:span>documents in the remote folder.</text:p>
      <text:p text:style-name="P33"/>
      <text:p text:style-name="P46"><text:span text:style-name="T2">Note:</text:span> The active remote folders only will be inspected at regular intervals by the scheduled task <text:bookmark text:name="tasksForm:tasksList:5:j_id299"/><text:span text:style-name="T2">Remote Shares Import</text:span>. </text:p>
      <text:list xml:id="list32424023" text:continue-numbering="true" text:style-name="Outline">
        <text:list-item>
          <text:list>
            <text:list-item>
              <text:h text:style-name="P125" text:outline-level="2">Custom ID </text:h>
            </text:list-item>
          </text:list>
        </text:list-item>
      </text:list>
      <text:p text:style-name="P50"><text:span text:style-name="T38">LogicalDOC allows you to set a custom ID with a configurable schema on a document. In the </text:span><text:span text:style-name="T41">Custom ID</text:span><text:span text:style-name="T38"> menu pages you can define the schema that will be associated to a template. In particular, by default, in LogicalDOC the </text:span><text:span text:style-name="T41">default</text:span><text:span text:style-name="T38"> template has the schema </text:span><text:span text:style-name="T41">&lt;id&gt;</text:span><text:span text:style-name="T38">; whereas the </text:span><text:span text:style-name="T41">email</text:span><text:span text:style-name="T38"> template has an empty schema.</text:span><text:span text:style-name="T51"> </text:span></text:p>
      <text:p text:style-name="P33"><draw:frame draw:style-name="fr4" draw:name="Cornice29" text:anchor-type="paragraph" svg:x="3.681cm" svg:y="0.265cm" svg:width="11.301cm" svg:height="4.098cm" draw:z-index="55"><draw:text-box><text:p text:style-name="P41"><draw:frame draw:style-name="fr21" draw:name="immagini25" text:anchor-type="as-char" svg:width="11.298cm" svg:height="3.38cm" draw:z-index="88"><draw:image xlink:href="Pictures/10000000000004ED0000014E0B9D515B.png" xlink:type="simple" xlink:show="embed" xlink:actuate="onLoad"/></draw:frame>Picture <text:sequence text:ref-name="refIllustration75" text:name="Illustration" text:formula="ooow:Illustration+1" style:num-format="1">76</text:sequence>: Custom ID</text:p></draw:text-box></draw:frame></text:p>
      <text:p text:style-name="P34"><text:span text:style-name="T51">By </text:span><text:span text:style-name="T38">clicking on the icon is </text:span><text:span text:style-name="T18">3.5</text:span><text:span text:style-name="T38"> <text:s/>you can see the schema edit page. There is an explanation of the tokens that can be used to compose the schema. Using the checkbox </text:span><text:span text:style-name="T41">Regenerate on Checkin</text:span><text:span text:style-name="T38"> you can ask LogicalDOC to regenerate </text:span><text:span text:style-name="T38">the custom ID of a document on which you have done the check-in operation.</text:span></text:p>
      <text:p text:style-name="P23"><draw:frame draw:style-name="fr4" draw:name="Cornice30" text:anchor-type="paragraph" svg:x="3.681cm" svg:y="0.265cm" svg:width="11.301cm" svg:height="7.438cm" draw:z-index="56"><draw:text-box><text:p text:style-name="P41"><draw:frame draw:style-name="fr21" draw:name="immagini27" text:anchor-type="as-char" svg:width="11.298cm" svg:height="6.879cm" draw:z-index="90"><draw:image xlink:href="Pictures/200000070000535D0000326F7F15AB66.svm" xlink:type="simple" xlink:show="embed" xlink:actuate="onLoad"/></draw:frame>Picture <text:sequence text:ref-name="refIllustration76" text:name="Illustration" text:formula="ooow:Illustration+1" style:num-format="1">77</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34"><draw:text-box fo:min-height="0.459cm"><text:p text:style-name="MP3"><text:page-number text:select-page="current">37</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37</text:page-number> di <text:page-count style:num-format="1">5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37</text:page-number> di <text:page-count style:num-format="1">5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0-12T12:32:04.20</dc:date>
    <meta:editing-cycles>776</meta:editing-cycles>
    <meta:editing-duration>PT124H35M58S</meta:editing-duration>
    <meta:document-statistic meta:table-count="4" meta:image-count="135" meta:object-count="0" meta:page-count="58" meta:paragraph-count="817" meta:word-count="11784" meta:character-count="6999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